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46.11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1.59mm"/>
    </style:style>
    <style:style style:name="co12" style:family="table-column">
      <style:table-column-properties fo:break-before="auto" style:column-width="28.89mm"/>
    </style:style>
    <style:style style:name="co13" style:family="table-column">
      <style:table-column-properties fo:break-before="auto" style:column-width="25.05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8.4mm"/>
    </style:style>
    <style:style style:name="co16" style:family="table-column">
      <style:table-column-properties fo:break-before="auto" style:column-width="19.28mm"/>
    </style:style>
    <style:style style:name="co17" style:family="table-column">
      <style:table-column-properties fo:break-before="auto" style:column-width="10.95mm"/>
    </style:style>
    <style:style style:name="co18" style:family="table-column">
      <style:table-column-properties fo:break-before="auto" style:column-width="44.27mm"/>
    </style:style>
    <style:style style:name="co19" style:family="table-column">
      <style:table-column-properties fo:break-before="auto" style:column-width="14.48mm"/>
    </style:style>
    <style:style style:name="co20" style:family="table-column">
      <style:table-column-properties fo:break-before="auto" style:column-width="14.55mm"/>
    </style:style>
    <style:style style:name="co21" style:family="table-column">
      <style:table-column-properties fo:break-before="auto" style:column-width="27.25mm"/>
    </style:style>
    <style:style style:name="co22" style:family="table-column">
      <style:table-column-properties fo:break-before="auto" style:column-width="14.02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22.49mm"/>
    </style:style>
    <style:style style:name="co25" style:family="table-column">
      <style:table-column-properties fo:break-before="auto" style:column-width="9.53mm"/>
    </style:style>
    <style:style style:name="co26" style:family="table-column">
      <style:table-column-properties fo:break-before="auto" style:column-width="53.45mm"/>
    </style:style>
    <style:style style:name="co27" style:family="table-column">
      <style:table-column-properties fo:break-before="auto" style:column-width="21.17mm"/>
    </style:style>
    <style:style style:name="co28" style:family="table-column">
      <style:table-column-properties fo:break-before="auto" style:column-width="10.99mm"/>
    </style:style>
    <style:style style:name="co29" style:family="table-column">
      <style:table-column-properties fo:break-before="auto" style:column-width="27.2mm"/>
    </style:style>
    <style:style style:name="co30" style:family="table-column">
      <style:table-column-properties fo:break-before="auto" style:column-width="23.6mm"/>
    </style:style>
    <style:style style:name="co31" style:family="table-column">
      <style:table-column-properties fo:break-before="auto" style:column-width="12.19mm"/>
    </style:style>
    <style:style style:name="co32" style:family="table-column">
      <style:table-column-properties fo:break-before="auto" style:column-width="7.99mm"/>
    </style:style>
    <style:style style:name="co33" style:family="table-column">
      <style:table-column-properties fo:break-before="auto" style:column-width="18.2mm"/>
    </style:style>
    <style:style style:name="co34" style:family="table-column">
      <style:table-column-properties fo:break-before="auto" style:column-width="10.39mm"/>
    </style:style>
    <style:style style:name="co35" style:family="table-column">
      <style:table-column-properties fo:break-before="auto" style:column-width="44.01mm"/>
    </style:style>
    <style:style style:name="co36" style:family="table-column">
      <style:table-column-properties fo:break-before="auto" style:column-width="13.69mm"/>
    </style:style>
    <style:style style:name="co37" style:family="table-column">
      <style:table-column-properties fo:break-before="auto" style:column-width="71.63mm"/>
    </style:style>
    <style:style style:name="co38" style:family="table-column">
      <style:table-column-properties fo:break-before="auto" style:column-width="76.75mm"/>
    </style:style>
    <style:style style:name="co39" style:family="table-column">
      <style:table-column-properties fo:break-before="auto" style:column-width="40.1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9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MA_20_BATCH_20_1">
      <style:table-properties table:display="true" style:writing-mode="lr-tb"/>
    </style:style>
    <style:style style:name="ta2" style:family="table" style:master-page-name="PageStyle_5f_Tiny_20_Tot_20_Batch_20_2">
      <style:table-properties table:display="true" style:writing-mode="lr-tb"/>
    </style:style>
    <style:style style:name="ta3" style:family="table" style:master-page-name="PageStyle_5f_ST_5f_MA_5f_TT_20_BATCH_20_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2" style:family="table-cell" style:parent-style-name="Default">
      <style:table-cell-properties fo:background-color="#dae3f3" style:diagonal-bl-tr="none" style:diagonal-tl-br="none" fo:border="0.74pt solid #000000" style:rotation-align="none"/>
      <style:text-properties style:text-position="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text-position=""/>
    </style:style>
    <style:style style:name="ce4" style:family="table-cell" style:parent-style-name="Default">
      <style:table-cell-properties fo:background-color="#deebf7"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fo:background-color="#ededed" style:diagonal-bl-tr="none" style:diagonal-tl-br="none" fo:border="0.74pt solid #000000" style:rotation-align="none"/>
      <style:text-properties style:text-position="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92d050" style:diagonal-bl-tr="none" style:diagonal-tl-br="none" fo:border="0.74pt solid #000000" style:rotation-align="none"/>
      <style:text-properties style:text-position="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0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1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2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4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text-position=""/>
    </style:style>
    <style:style style:name="ce35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c000" style:diagonal-bl-tr="none" style:diagonal-tl-br="none" fo:border="0.74pt solid #000000" style:rotation-align="none"/>
      <style:text-properties style:text-position=""/>
    </style:style>
    <style:style style:name="ce38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text-position=""/>
    </style:style>
    <style:style style:name="ce39" style:family="table-cell" style:parent-style-name="Default">
      <style:table-cell-properties fo:background-color="#e2f0d9" style:diagonal-bl-tr="none" style:diagonal-tl-br="none" fo:border="0.74pt solid #000000" style:rotation-align="none"/>
      <style:text-properties style:text-position=""/>
    </style:style>
    <style:style style:name="ce40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4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e2efd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</style:style>
    <style:style style:name="ce57" style:family="table-cell" style:parent-style-name="Default">
      <style:table-cell-properties fo:background-color="#dae3f3" style:diagonal-bl-tr="none" style:diagonal-tl-br="none" fo:border="0.74pt solid #000000" style:rotation-align="none"/>
    </style:style>
    <style:style style:name="ce58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9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60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 style:rotation-align="none"/>
    </style:style>
    <style:style style:name="ce80" style:family="table-cell" style:parent-style-name="Default">
      <style:table-cell-properties fo:background-color="#ededed" style:diagonal-bl-tr="none" style:diagonal-tl-br="none" fo:border="0.74pt solid #000000" style:rotation-align="none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90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94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95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6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9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ackground-color="#e2efd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normal" fo:font-size="11pt" fo:text-shadow="none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 BATCH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7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hone No.</text:p>
          </table:table-cell>
          <table:table-cell table:style-name="ce1" office:value-type="string" calcext:value-type="string">
            <text:p>Programme</text:p>
          </table:table-cell>
          <table:table-cell table:style-name="ce6" office:value-type="string" calcext:value-type="string">
            <text:p>Level</text:p>
          </table:table-cell>
          <table:table-cell table:style-name="ce12" office:value-type="string" calcext:value-type="string">
            <text:p>GP</text:p>
          </table:table-cell>
          <table:table-cell table:style-name="ce18" office:value-type="string" calcext:value-type="string">
            <text:p>Stud ID </text:p>
          </table:table-cell>
          <table:table-cell table:style-name="ce19" office:value-type="string" calcext:value-type="string">
            <text:p>Row</text:p>
          </table:table-cell>
          <table:table-cell table:style-name="ce1" office:value-type="string" calcext:value-type="string">
            <text:p>ADMIT CARD NO</text:p>
          </table:table-cell>
          <table:table-cell office:value-type="string" calcext:value-type="string">
            <text:p>Mark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962858029" calcext:value-type="float">
            <text:p>996285802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A/L0/R1/1001/B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941281513" calcext:value-type="float">
            <text:p>994128151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A/L0/R1/1002/B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405281503" calcext:value-type="float">
            <text:p>740528150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A/L0/R1/1003/B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998723506" calcext:value-type="float">
            <text:p>999872350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A/L0/R1/1004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699137902" calcext:value-type="float">
            <text:p>869913790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A/L0/R1/100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444206810" calcext:value-type="float">
            <text:p>944420681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A/L0/R1/1006/B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840231437" calcext:value-type="float">
            <text:p>984023143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A/L0/R1/1007/B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889737777" calcext:value-type="float">
            <text:p>88897377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08/B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754661995" calcext:value-type="float">
            <text:p>975466199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09/B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62133537" calcext:value-type="float">
            <text:p>996213353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0/B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939653351" calcext:value-type="float">
            <text:p>893965335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1/B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774180876" calcext:value-type="float">
            <text:p>977418087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2/B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41240642" calcext:value-type="float">
            <text:p>984124064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3/B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574721797" calcext:value-type="float">
            <text:p>957472179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4/B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840300788" calcext:value-type="float">
            <text:p>984030078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5/B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962826589" calcext:value-type="float">
            <text:p>99628265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6/B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79368951" calcext:value-type="float">
            <text:p>907936895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7/B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790500868" calcext:value-type="float">
            <text:p>979050086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8/B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111455501" calcext:value-type="float">
            <text:p>911145550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19/B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979343093" calcext:value-type="float">
            <text:p>997934309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20/B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551564785" calcext:value-type="float">
            <text:p>955156478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21/B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425129059" calcext:value-type="float">
            <text:p>942512905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22/B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00243721" calcext:value-type="float">
            <text:p>930024372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23/B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8317474702" calcext:value-type="float">
            <text:p>831747470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24/B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941040766" calcext:value-type="float">
            <text:p>994104076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25/B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844567801" calcext:value-type="float">
            <text:p>984456780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B/L0/R1/1026/B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40538771" calcext:value-type="float">
            <text:p>994053877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27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026767555" calcext:value-type="float">
            <text:p>702676755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28/B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821898847" calcext:value-type="float">
            <text:p>882189884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29/B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283456445" calcext:value-type="float">
            <text:p>928345644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0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299656818" calcext:value-type="float">
            <text:p>729965681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1/B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940500823" calcext:value-type="float">
            <text:p>994050082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2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944315185" calcext:value-type="float">
            <text:p>994431518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3/B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794678393" calcext:value-type="float">
            <text:p>879467839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4/B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7259197992" calcext:value-type="float">
            <text:p>725919799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741542677" calcext:value-type="float">
            <text:p>97415426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6/B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788961432" calcext:value-type="float">
            <text:p>978896143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7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428302963" calcext:value-type="float">
            <text:p>942830296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MA/C/L0/R1/1038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841117498" calcext:value-type="float">
            <text:p>984111749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39/B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9826565423" calcext:value-type="float">
            <text:p>982656542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0/B1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003043425" calcext:value-type="float">
            <text:p>900304342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1/B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994660333" calcext:value-type="float">
            <text:p>999466033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2/B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9444430431" calcext:value-type="float">
            <text:p>944443043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3/B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9791101359" calcext:value-type="float">
            <text:p>979110135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4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8940111535" calcext:value-type="float">
            <text:p>894011153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5/B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200651634" calcext:value-type="float">
            <text:p>720065163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6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51262634" calcext:value-type="float">
            <text:p>635126263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7/B1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414217350" calcext:value-type="float">
            <text:p>941421735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8/B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7639525122" calcext:value-type="float">
            <text:p>763952512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49/B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840291481" calcext:value-type="float">
            <text:p>984029148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D/L0/R2/1050/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926334282" calcext:value-type="float">
            <text:p>992633428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1/B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101159972" calcext:value-type="float">
            <text:p>910115997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2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7358413498" calcext:value-type="float">
            <text:p>735841349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3/B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002058210" calcext:value-type="float">
            <text:p>900205821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4/B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98695666" calcext:value-type="float">
            <text:p>999869566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5/B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9601264954" calcext:value-type="float">
            <text:p>960126495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6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8866904141" calcext:value-type="float">
            <text:p>886690414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7/B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734963433" calcext:value-type="float">
            <text:p>973496343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8/B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8420043922" calcext:value-type="float">
            <text:p>842004392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59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836558885" calcext:value-type="float">
            <text:p>983655888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A/L1/R2/1060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06710128" calcext:value-type="float">
            <text:p>700671012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1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37884577" calcext:value-type="float">
            <text:p>95378845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2/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772158000" calcext:value-type="float">
            <text:p>97721580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3/B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14209200" calcext:value-type="float">
            <text:p>96142092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4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679741676" calcext:value-type="float">
            <text:p>967974167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5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596379800" calcext:value-type="float">
            <text:p>95963798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6/B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718517869" calcext:value-type="float">
            <text:p>771851786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601001990" calcext:value-type="float">
            <text:p>960100199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8/B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04065187" calcext:value-type="float">
            <text:p>790406518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69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14033444" calcext:value-type="float">
            <text:p>851403344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70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43738899" calcext:value-type="float">
            <text:p>944373889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71/B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71220248" calcext:value-type="float">
            <text:p>907122024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72/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41166442" calcext:value-type="float">
            <text:p>704116644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73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9500090010" calcext:value-type="float">
            <text:p>950009001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74/B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82305350" calcext:value-type="float">
            <text:p>638230535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75/B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08285864" calcext:value-type="float">
            <text:p>940828586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MA/B/L1/R2/1076/B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99201308" calcext:value-type="float">
            <text:p>909920130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77/B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890927861" calcext:value-type="float">
            <text:p>889092786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78/B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9986010312" calcext:value-type="float">
            <text:p>998601031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79/B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979796078" calcext:value-type="float">
            <text:p>997979607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0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94479116" calcext:value-type="float">
            <text:p>999447911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1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426578716" calcext:value-type="float">
            <text:p>942657871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2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962216900" calcext:value-type="float">
            <text:p>99622169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3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844214789" calcext:value-type="float">
            <text:p>98442147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4/B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427383633" calcext:value-type="float">
            <text:p>942738363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5/B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41389577" calcext:value-type="float">
            <text:p>99413895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6/B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9924982477" calcext:value-type="float">
            <text:p>99249824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7/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6353141774" calcext:value-type="float">
            <text:p>635314177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8/B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43316595" calcext:value-type="float">
            <text:p>944331659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89/B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7899037377" calcext:value-type="float">
            <text:p>78990373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90/B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32507785" calcext:value-type="float">
            <text:p>973250778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91/B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840079800" calcext:value-type="float">
            <text:p>98400798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92/B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91180494" calcext:value-type="float">
            <text:p>979118049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93/B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80973636" calcext:value-type="float">
            <text:p>888097363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94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89006047" calcext:value-type="float">
            <text:p>978900604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95/B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428781228" calcext:value-type="float">
            <text:p>942878122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B/L1/R3/1096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099043406" calcext:value-type="float">
            <text:p>909904340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09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611157312" calcext:value-type="float">
            <text:p>961115731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098/B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9789765138" calcext:value-type="float">
            <text:p>978976513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099/B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758665120" calcext:value-type="float">
            <text:p>875866512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0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9945427124" calcext:value-type="float">
            <text:p>994542712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1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537326767" calcext:value-type="float">
            <text:p>953732676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2/B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9902385323" calcext:value-type="float">
            <text:p>990238532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3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111456846" calcext:value-type="float">
            <text:p>911145684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4/B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894151965" calcext:value-type="float">
            <text:p>989415196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5/B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8980139098" calcext:value-type="float">
            <text:p>898013909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6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724306252" calcext:value-type="float">
            <text:p>972430625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7/B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8787563495" calcext:value-type="float">
            <text:p>878756349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8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490805889" calcext:value-type="float">
            <text:p>84908058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09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099978719" calcext:value-type="float">
            <text:p>909997871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10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945486689" calcext:value-type="float">
            <text:p>99454866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11/B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9436135895" calcext:value-type="float">
            <text:p>943613589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12/B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9909554116" calcext:value-type="float">
            <text:p>990955411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13/B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9425339996" calcext:value-type="float">
            <text:p>942533999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MA/C/L1/R3/1114/B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97479525" calcext:value-type="float">
            <text:p>959747952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C/L1/R4/1115/B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9686747916" calcext:value-type="float">
            <text:p>968674791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C/L1/R4/1116/B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217620449" calcext:value-type="float">
            <text:p>821762044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C/L1/R4/1117/B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428917082" calcext:value-type="float">
            <text:p>9428917082</text:p>
          </table:table-cell>
          <table:table-cell table:style-name="ce1" office:value-type="string" calcext:value-type="string">
            <text:p>M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18/B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827080860" calcext:value-type="float">
            <text:p>982708086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19/B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424404484" calcext:value-type="float">
            <text:p>942440448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0/B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8808110814" calcext:value-type="float">
            <text:p>880811081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1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426231348" calcext:value-type="float">
            <text:p>942623134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2/B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979578310" calcext:value-type="float">
            <text:p>997957831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3/B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429021515" calcext:value-type="float">
            <text:p>942902151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4/B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460872951" calcext:value-type="float">
            <text:p>946087295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5/B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622778292" calcext:value-type="float">
            <text:p>962277829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6/B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9737065255" calcext:value-type="float">
            <text:p>9737065255</text:p>
          </table:table-cell>
          <table:table-cell table:style-name="ce3" office:value-type="string" calcext:value-type="string">
            <text:p>MA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D</text:p>
          </table:table-cell>
          <table:table-cell table:style-name="ce1" office:value-type="float" office:value="1127" calcext:value-type="float">
            <text:p>1127</text:p>
          </table:table-cell>
          <table:table-cell table:style-name="ce3" office:value-type="float" office:value="4" calcext:value-type="float">
            <text:p>4</text:p>
          </table:table-cell>
          <table:table-cell table:style-name="ce21" office:value-type="string" calcext:value-type="string">
            <text:p>MA/D/L1/R4/1127/B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9894679306" calcext:value-type="float">
            <text:p>989467930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8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9978365420" calcext:value-type="float">
            <text:p>997836542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D/L1/R4/1129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572908903" calcext:value-type="float">
            <text:p>757290890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A/L2/R4/1130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9879296994" calcext:value-type="float">
            <text:p>987929699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A/L2/R4/1131/B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662865140" calcext:value-type="float">
            <text:p>966286514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2/B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669848160" calcext:value-type="float">
            <text:p>966984816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3/B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9925655026" calcext:value-type="float">
            <text:p>992565502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4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500009999" calcext:value-type="float">
            <text:p>950000999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5/B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9790981805" calcext:value-type="float">
            <text:p>979098180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6/B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787574465" calcext:value-type="float">
            <text:p>878757446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9448455050" calcext:value-type="float">
            <text:p>944845505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8/B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9884425336" calcext:value-type="float">
            <text:p>988442533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39/B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550263536" calcext:value-type="float">
            <text:p>755026353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0/B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879614950" calcext:value-type="float">
            <text:p>987961495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1/B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9840376715" calcext:value-type="float">
            <text:p>984037671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2/B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9752599260" calcext:value-type="float">
            <text:p>975259926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3/B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9444012089" calcext:value-type="float">
            <text:p>94440120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4/B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9500984717" calcext:value-type="float">
            <text:p>950098471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5/B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9042055778" calcext:value-type="float">
            <text:p>904205577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6/B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8949289232" calcext:value-type="float">
            <text:p>894928923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442300189" calcext:value-type="float">
            <text:p>94423001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8/B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9879069939" calcext:value-type="float">
            <text:p>987906993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B/L2/R4/1149/B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826606585" calcext:value-type="float">
            <text:p>982660658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C/L2/R4/1150/B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9002721359" calcext:value-type="float">
            <text:p>900272135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C/L2/R4/1151/B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9830872241" calcext:value-type="float">
            <text:p>983087224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MA/C/L2/R4/1152/B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9694922036" calcext:value-type="float">
            <text:p>969492203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53/B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773206989" calcext:value-type="float">
            <text:p>97732069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54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9986408522" calcext:value-type="float">
            <text:p>998640852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55/B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7232888347" calcext:value-type="float">
            <text:p>723288834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56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8758109003" calcext:value-type="float">
            <text:p>875810900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5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8098964255" calcext:value-type="float">
            <text:p>809896425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58/B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9824585056" calcext:value-type="float">
            <text:p>982458505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59/B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742066655" calcext:value-type="float">
            <text:p>974206665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0/B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9786554583" calcext:value-type="float">
            <text:p>978655458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1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8140408875" calcext:value-type="float">
            <text:p>814040887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2/B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9425561908" calcext:value-type="float">
            <text:p>942556190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3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8320467314" calcext:value-type="float">
            <text:p>832046731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4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9962219600" calcext:value-type="float">
            <text:p>99622196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5/B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9727422282" calcext:value-type="float">
            <text:p>972742228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6/B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9558072626" calcext:value-type="float">
            <text:p>955807262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7/B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06686112" calcext:value-type="float">
            <text:p>700668611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8/B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9173377027" calcext:value-type="float">
            <text:p>917337702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69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879449125" calcext:value-type="float">
            <text:p>987944912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70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9669720107" calcext:value-type="float">
            <text:p>966972010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71/B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9886672642" calcext:value-type="float">
            <text:p>988667264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72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9880109552" calcext:value-type="float">
            <text:p>988010955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73/B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9638672691" calcext:value-type="float">
            <text:p>963867269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74/B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9879635356" calcext:value-type="float">
            <text:p>987963535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C/L2/R5/1175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9428995699" calcext:value-type="float">
            <text:p>942899569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76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9685779219" calcext:value-type="float">
            <text:p>968577921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77/B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9900474466" calcext:value-type="float">
            <text:p>990047446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78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9427244900" calcext:value-type="float">
            <text:p>94272449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79/B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033289578" calcext:value-type="float">
            <text:p>903328957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0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9443859881" calcext:value-type="float">
            <text:p>944385988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1/B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6352107042" calcext:value-type="float">
            <text:p>635210704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2/B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9449384728" calcext:value-type="float">
            <text:p>944938472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3/B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9428602866" calcext:value-type="float">
            <text:p>942860286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4/B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794218446" calcext:value-type="float">
            <text:p>879421844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5/B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9978724006" calcext:value-type="float">
            <text:p>997872400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6/B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9426322152" calcext:value-type="float">
            <text:p>942632215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7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9429559876" calcext:value-type="float">
            <text:p>942955987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D/L2/R5/1188/B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723642161" calcext:value-type="float">
            <text:p>972364216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A/L3/R5/1189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9894520720" calcext:value-type="float">
            <text:p>989452072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MA/B/L3/R5/1190/B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9402168473" calcext:value-type="float">
            <text:p>940216847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3/R6/1191/B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9428298379" calcext:value-type="float">
            <text:p>942829837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3/R6/1192/B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9826915054" calcext:value-type="float">
            <text:p>982691505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3/R6/1193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9879300715" calcext:value-type="float">
            <text:p>987930071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3/R6/1194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7980486800" calcext:value-type="float">
            <text:p>79804868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3/R6/1195/B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9443728614" calcext:value-type="float">
            <text:p>944372861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3/R6/1196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9433901163" calcext:value-type="float">
            <text:p>943390116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3/R6/1197/B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7742948911" calcext:value-type="float">
            <text:p>774294891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198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9424100731" calcext:value-type="float">
            <text:p>942410073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199/B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22998958" calcext:value-type="float">
            <text:p>702299895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0/B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9424169269" calcext:value-type="float">
            <text:p>942416926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1/B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7411056756" calcext:value-type="float">
            <text:p>741105675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2/B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9574094000" calcext:value-type="float">
            <text:p>957409400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3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826960553" calcext:value-type="float">
            <text:p>982696055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4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163352197" calcext:value-type="float">
            <text:p>916335219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7411565651" calcext:value-type="float">
            <text:p>741156565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6/B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9301106332" calcext:value-type="float">
            <text:p>930110633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7/B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9426358501" calcext:value-type="float">
            <text:p>942635850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8/B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893389077" calcext:value-type="float">
            <text:p>98933890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09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8494946601" calcext:value-type="float">
            <text:p>849494660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0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9964475417" calcext:value-type="float">
            <text:p>996447541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1/B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9047080790" calcext:value-type="float">
            <text:p>904708079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2/B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9513060767" calcext:value-type="float">
            <text:p>951306076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3/B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9685166908" calcext:value-type="float">
            <text:p>968516690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4/B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445584548" calcext:value-type="float">
            <text:p>944558454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5/B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8491070576" calcext:value-type="float">
            <text:p>849107057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6/B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9436763466" calcext:value-type="float">
            <text:p>943676346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7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9924750604" calcext:value-type="float">
            <text:p>992475060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8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8561833902" calcext:value-type="float">
            <text:p>856183390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19" calcext:value-type="float">
            <text:p>121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C/L3/R6/1219/B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910153791" calcext:value-type="float">
            <text:p>891015379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D/L3/R6/1220/B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9691905363" calcext:value-type="float">
            <text:p>969190536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D/L3/R6/1221/B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7877237766" calcext:value-type="float">
            <text:p>787723776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D/L3/R6/1222/B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9623685848" calcext:value-type="float">
            <text:p>962368584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D/L3/R6/1223/B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9343405319" calcext:value-type="float">
            <text:p>934340531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D/L3/R6/1224/B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407762612" calcext:value-type="float">
            <text:p>940776261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D/L3/R6/122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8898533560" calcext:value-type="float">
            <text:p>889853356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D/L3/R6/1226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8989457994" calcext:value-type="float">
            <text:p>898945799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A/L4/R6/1227/B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6352255268" calcext:value-type="float">
            <text:p>635225526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MA/B/L4/R6/1228/B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9244555536" calcext:value-type="float">
            <text:p>924455553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B/L4/R7/1229/B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598340768" calcext:value-type="float">
            <text:p>759834076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B/L4/R7/1230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9825118851" calcext:value-type="float">
            <text:p>982511885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B/L4/R7/1231/B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436125024" calcext:value-type="float">
            <text:p>943612502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B/L4/R7/1232/B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436576956" calcext:value-type="float">
            <text:p>943657695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33/B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9775801035" calcext:value-type="float">
            <text:p>977580103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34/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9442545785" calcext:value-type="float">
            <text:p>9442545785</text:p>
          </table:table-cell>
          <table:table-cell table:style-name="ce2" office:value-type="string" calcext:value-type="string">
            <text:p>MA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D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MA/C/L4/R7/1235/B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753668925" calcext:value-type="float">
            <text:p>975366892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36" calcext:value-type="float">
            <text:p>123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36/B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8148263602" calcext:value-type="float">
            <text:p>814826360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37/B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9341213869" calcext:value-type="float">
            <text:p>934121386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38/B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8511434339" calcext:value-type="float">
            <text:p>851143433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39/B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9428589543" calcext:value-type="float">
            <text:p>942858954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40/B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9035578768" calcext:value-type="float">
            <text:p>903557876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41/B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9149947190" calcext:value-type="float">
            <text:p>914994719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4/R7/1242/B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747859501" calcext:value-type="float">
            <text:p>874785950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43/B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9906750808" calcext:value-type="float">
            <text:p>990675080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44/B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9427242440" calcext:value-type="float">
            <text:p>942724244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45/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9173414613" calcext:value-type="float">
            <text:p>917341461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46/B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9682104392" calcext:value-type="float">
            <text:p>968210439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47" calcext:value-type="float">
            <text:p>1247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47/B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9449413113" calcext:value-type="float">
            <text:p>944941311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48/B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8310077089" calcext:value-type="float">
            <text:p>831007708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49/B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425119661" calcext:value-type="float">
            <text:p>942511966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50/B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9944659116" calcext:value-type="float">
            <text:p>994465911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51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9697440515" calcext:value-type="float">
            <text:p>969744051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52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9826097701" calcext:value-type="float">
            <text:p>982609770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D/L4/R7/1253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9434791751" calcext:value-type="float">
            <text:p>943479175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 table:style-name="ce1" office:value-type="float" office:value="1254" calcext:value-type="float">
            <text:p>125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A/L5/R7/1254/B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9924419189" calcext:value-type="float">
            <text:p>9924419189</text:p>
          </table:table-cell>
          <table:table-cell table:style-name="ce5" office:value-type="string" calcext:value-type="string">
            <text:p>TT</text:p>
          </table:table-cell>
          <table:table-cell table:style-name="ce9" office:value-type="float" office:value="5" calcext:value-type="float">
            <text:p>5</text:p>
          </table:table-cell>
          <table:table-cell table:style-name="ce15" office:value-type="string" calcext:value-type="string">
            <text:p>B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<text:span text:style-name="T1">TT</text:span><text:span text:style-name="T2">/B/L5/R7/1255/B1</text:span>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9046842428" calcext:value-type="float">
            <text:p>904684242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" office:value-type="float" office:value="1256" calcext:value-type="float">
            <text:p>125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B/L5/R7/1256/B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9429670162" calcext:value-type="float">
            <text:p>942967016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5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7778078790" calcext:value-type="float">
            <text:p>777807879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58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9845491720" calcext:value-type="float">
            <text:p>9845491720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59/B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612999807" calcext:value-type="float">
            <text:p>961299980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60/B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9789891231" calcext:value-type="float">
            <text:p>978989123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61/B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9699620799" calcext:value-type="float">
            <text:p>969962079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62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9629680594" calcext:value-type="float">
            <text:p>962968059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63/B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9145657777" calcext:value-type="float">
            <text:p>914565777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4" calcext:value-type="float">
            <text:p>126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64/B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9622222134" calcext:value-type="float">
            <text:p>962222213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65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9880762681" calcext:value-type="float">
            <text:p>988076268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MA/C/L5/R7/1266/B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9428251769" calcext:value-type="float">
            <text:p>942825176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5/R8/1267/B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899380931" calcext:value-type="float">
            <text:p>789938093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68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9894533226" calcext:value-type="float">
            <text:p>989453322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69/B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469817503" calcext:value-type="float">
            <text:p>846981750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70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9460923146" calcext:value-type="float">
            <text:p>946092314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71/B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8469928268" calcext:value-type="float">
            <text:p>846992826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72/B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7020936522" calcext:value-type="float">
            <text:p>702093652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73/B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9227978025" calcext:value-type="float">
            <text:p>922797802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74/B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7817078338" calcext:value-type="float">
            <text:p>781707833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75/B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9342586464" calcext:value-type="float">
            <text:p>934258646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5/R8/1276/B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9825113725" calcext:value-type="float">
            <text:p>982511372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7/R8/1277/B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9468673313" calcext:value-type="float">
            <text:p>946867331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7/R8/1278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619691235" calcext:value-type="float">
            <text:p>861969123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7/R8/1279/B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3" office:value-type="float" office:value="7899760395" calcext:value-type="float">
            <text:p>7899760395</text:p>
          </table:table-cell>
          <table:table-cell table:style-name="ce3" office:value-type="string" calcext:value-type="string">
            <text:p>MA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string" calcext:value-type="string">
            <text:p>D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8" calcext:value-type="float">
            <text:p>8</text:p>
          </table:table-cell>
          <table:table-cell table:style-name="ce21" office:value-type="string" calcext:value-type="string">
            <text:p>MA/D/L7/R8/1280/B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8073635546" calcext:value-type="float">
            <text:p>8073635546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7/R8/1281/B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9797012555" calcext:value-type="float">
            <text:p>979701255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8/R8/1282/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085237823" calcext:value-type="float">
            <text:p>708523782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8/R8/1283/B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8082406832" calcext:value-type="float">
            <text:p>8082406832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8/R8/1284/B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8972019961" calcext:value-type="float">
            <text:p>897201996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 table:style-name="ce1" office:value-type="float" office:value="1285" calcext:value-type="float">
            <text:p>1285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C/L8/R8/1285/B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9727434345" calcext:value-type="float">
            <text:p>9727434345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86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8830593017" calcext:value-type="float">
            <text:p>883059301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87/B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9772343401" calcext:value-type="float">
            <text:p>977234340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88/B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9970647298" calcext:value-type="float">
            <text:p>9970647298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89/B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9426356374" calcext:value-type="float">
            <text:p>9426356374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90/B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378537161" calcext:value-type="float">
            <text:p>6378537161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91/B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9343724969" calcext:value-type="float">
            <text:p>9343724969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92/B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3" office:value-type="float" office:value="9932223804" calcext:value-type="float">
            <text:p>9932223804</text:p>
          </table:table-cell>
          <table:table-cell table:style-name="ce3" office:value-type="string" calcext:value-type="string">
            <text:p>MA</text:p>
          </table:table-cell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D</text:p>
          </table:table-cell>
          <table:table-cell table:style-name="ce3" office:value-type="float" office:value="1293" calcext:value-type="float">
            <text:p>1293</text:p>
          </table:table-cell>
          <table:table-cell table:style-name="ce3" office:value-type="float" office:value="8" calcext:value-type="float">
            <text:p>8</text:p>
          </table:table-cell>
          <table:table-cell table:style-name="ce21" office:value-type="string" calcext:value-type="string">
            <text:p>MA/D/L8/R8/1293/B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9924848243" calcext:value-type="float">
            <text:p>9924848243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94" calcext:value-type="float">
            <text:p>1294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94/B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9414090107" calcext:value-type="float">
            <text:p>9414090107</text:p>
          </table:table-cell>
          <table:table-cell table:style-name="ce1" office:value-type="string" calcext:value-type="string">
            <text:p>MA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MA/D/L8/R8/1295/B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4" office:value-type="float" office:value="9612264465" calcext:value-type="float">
            <text:p>9612264465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B</text:p>
          </table:table-cell>
          <table:table-cell table:style-name="ce4" office:value-type="float" office:value="1296" calcext:value-type="float">
            <text:p>1296</text:p>
          </table:table-cell>
          <table:table-cell table:style-name="ce4" office:value-type="float" office:value="8" calcext:value-type="float">
            <text:p>8</text:p>
          </table:table-cell>
          <table:table-cell table:style-name="ce23" office:value-type="string" calcext:value-type="string">
            <text:p>TT/B/L8/R8/1296/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4" office:value-type="float" office:value="9940092100" calcext:value-type="float">
            <text:p>9940092100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B</text:p>
          </table:table-cell>
          <table:table-cell table:style-name="ce4" office:value-type="float" office:value="1297" calcext:value-type="float">
            <text:p>1297</text:p>
          </table:table-cell>
          <table:table-cell table:style-name="ce4" office:value-type="float" office:value="8" calcext:value-type="float">
            <text:p>8</text:p>
          </table:table-cell>
          <table:table-cell table:style-name="ce23" office:value-type="string" calcext:value-type="string">
            <text:p>TT/B/L8/R8/1297/B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4" office:value-type="float" office:value="9551915230" calcext:value-type="float">
            <text:p>9551915230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B</text:p>
          </table:table-cell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8" calcext:value-type="float">
            <text:p>8</text:p>
          </table:table-cell>
          <table:table-cell table:style-name="ce23" office:value-type="string" calcext:value-type="string">
            <text:p>TT/B/L8/R8/1298/B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4" office:value-type="float" office:value="7016707235" calcext:value-type="float">
            <text:p>7016707235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B</text:p>
          </table:table-cell>
          <table:table-cell table:style-name="ce4" office:value-type="float" office:value="1299" calcext:value-type="float">
            <text:p>1299</text:p>
          </table:table-cell>
          <table:table-cell table:style-name="ce4" office:value-type="float" office:value="8" calcext:value-type="float">
            <text:p>8</text:p>
          </table:table-cell>
          <table:table-cell table:style-name="ce23" office:value-type="string" calcext:value-type="string">
            <text:p>TT/B/L8/R8/1299/B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4" office:value-type="float" office:value="7010640751" calcext:value-type="float">
            <text:p>7010640751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B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8" calcext:value-type="float">
            <text:p>8</text:p>
          </table:table-cell>
          <table:table-cell table:style-name="ce23" office:value-type="string" calcext:value-type="string">
            <text:p>TT/B/L8/R8/1300/B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4" office:value-type="float" office:value="8792358495" calcext:value-type="float">
            <text:p>8792358495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B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float" office:value="8" calcext:value-type="float">
            <text:p>8</text:p>
          </table:table-cell>
          <table:table-cell table:style-name="ce23" office:value-type="string" calcext:value-type="string">
            <text:p>TT/B/L8/R8/1301/B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4" office:value-type="float" office:value="9886562509" calcext:value-type="float">
            <text:p>9886562509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B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8" calcext:value-type="float">
            <text:p>8</text:p>
          </table:table-cell>
          <table:table-cell table:style-name="ce23" office:value-type="string" calcext:value-type="string">
            <text:p>TT/B/L8/R8/1302/B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number-rows-repeated="1048272">
          <table:table-cell table:number-columns-repeated="10"/>
        </table:table-row>
        <table:table-row table:style-name="ro1">
          <table:table-cell table:number-columns-repeated="10"/>
        </table:table-row>
        <table:named-expressions>
          <table:named-range table:name="_xlnm._FilterDatabase" table:base-cell-address="$'MA BATCH 1'.$A$1" table:cell-range-address="$'MA BATCH 1'.$B$1:.$F$1"/>
        </table:named-expressions>
      </table:table>
      <table:table table:name="Tiny Tot Batch 2" table:style-name="ta2" table:print-ranges="'Tiny Tot Batch 2'.A1:'Tiny Tot Batch 2'.H30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5" table:default-cell-style-name="ce3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hone No.</text:p>
          </table:table-cell>
          <table:table-cell table:style-name="ce1" office:value-type="string" calcext:value-type="string">
            <text:p>Programme</text:p>
          </table:table-cell>
          <table:table-cell table:style-name="ce6" office:value-type="string" calcext:value-type="string">
            <text:p>Level</text:p>
          </table:table-cell>
          <table:table-cell table:style-name="ce12" office:value-type="string" calcext:value-type="string">
            <text:p>GP</text:p>
          </table:table-cell>
          <table:table-cell table:style-name="ce18" office:value-type="string" calcext:value-type="string">
            <text:p>Stud ID </text:p>
          </table:table-cell>
          <table:table-cell table:style-name="ce19" office:value-type="string" calcext:value-type="string">
            <text:p>Row</text:p>
          </table:table-cell>
          <table:table-cell table:style-name="ce1" office:value-type="string" calcext:value-type="string">
            <text:p>ADMIT CARD NO</text:p>
          </table:table-cell>
          <table:table-cell office:value-type="string" calcext:value-type="string">
            <text:p>Mark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791036505" calcext:value-type="float">
            <text:p>979103650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1/B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444835970" calcext:value-type="float">
            <text:p>944483597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2/B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939384489" calcext:value-type="float">
            <text:p>893938448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3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500098967" calcext:value-type="float">
            <text:p>950009896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4/B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841495142" calcext:value-type="float">
            <text:p>984149514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5/B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760592315" calcext:value-type="float">
            <text:p>776059231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6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952982813" calcext:value-type="float">
            <text:p>995298281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7/B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829145555" calcext:value-type="float">
            <text:p>782914555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8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902053360" calcext:value-type="float">
            <text:p>990205336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09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01269649" calcext:value-type="float">
            <text:p>990126964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1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344427888" calcext:value-type="float">
            <text:p>934442788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11/B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886562696" calcext:value-type="float">
            <text:p>988656269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12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741877122" calcext:value-type="float">
            <text:p>974187712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13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884586777" calcext:value-type="float">
            <text:p>88845867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14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739187390" calcext:value-type="float">
            <text:p>973918739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15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886186721" calcext:value-type="float">
            <text:p>988618672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A/L0/R1/1016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786628018" calcext:value-type="float">
            <text:p>978662801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17/B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774475691" calcext:value-type="float">
            <text:p>977447569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18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7708299497" calcext:value-type="float">
            <text:p>770829949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19/B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85850430" calcext:value-type="float">
            <text:p>968585043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0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663006255" calcext:value-type="float">
            <text:p>966300625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1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788136877" calcext:value-type="float">
            <text:p>97881368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2/B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66123748" calcext:value-type="float">
            <text:p>956612374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3/B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443640245" calcext:value-type="float">
            <text:p>944364024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4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7005574029" calcext:value-type="float">
            <text:p>700557402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5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445101493" calcext:value-type="float">
            <text:p>944510149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6/B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443068125" calcext:value-type="float">
            <text:p>944306812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7/B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339471997" calcext:value-type="float">
            <text:p>733947199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8/B2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940569515" calcext:value-type="float">
            <text:p>994056951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29/B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44312488" calcext:value-type="float">
            <text:p>994431248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0/B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73616911" calcext:value-type="float">
            <text:p>807361691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1/B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787664648" calcext:value-type="float">
            <text:p>978766464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2/B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87558856" calcext:value-type="float">
            <text:p>878755885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3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884802434" calcext:value-type="float">
            <text:p>988480243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4/B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9731096176" calcext:value-type="float">
            <text:p>973109617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5/B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823569275" calcext:value-type="float">
            <text:p>982356927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6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73118567" calcext:value-type="float">
            <text:p>707311856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7/B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94012019" calcext:value-type="float">
            <text:p>989401201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TT/B/L0/R1/1038/B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81348119" calcext:value-type="float">
            <text:p>948134811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39/B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728092011" calcext:value-type="float">
            <text:p>772809201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0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9543336444" calcext:value-type="float">
            <text:p>954333644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1/B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436546399" calcext:value-type="float">
            <text:p>943654639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2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9743529772" calcext:value-type="float">
            <text:p>974352977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3/B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8347463271" calcext:value-type="float">
            <text:p>834746327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4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29421133" calcext:value-type="float">
            <text:p>992942113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5/B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426618456" calcext:value-type="float">
            <text:p>942661845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6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8870585873" calcext:value-type="float">
            <text:p>887058587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7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98011919" calcext:value-type="float">
            <text:p>989801191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8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62747767" calcext:value-type="float">
            <text:p>966274776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49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40903000" calcext:value-type="float">
            <text:p>974090300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904545443" calcext:value-type="float">
            <text:p>990454544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1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841824900" calcext:value-type="float">
            <text:p>984182490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2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8971470434" calcext:value-type="float">
            <text:p>897147043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3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8764192621" calcext:value-type="float">
            <text:p>876419262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4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09207044" calcext:value-type="float">
            <text:p>990920704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5/B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8754442292" calcext:value-type="float">
            <text:p>875444229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6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099721158" calcext:value-type="float">
            <text:p>909972115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7/B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741738257" calcext:value-type="float">
            <text:p>974173825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8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76635205" calcext:value-type="float">
            <text:p>637663520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59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602701379" calcext:value-type="float">
            <text:p>960270137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6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9427118205" calcext:value-type="float">
            <text:p>942711820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61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9543446600" calcext:value-type="float">
            <text:p>954344660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62/B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9979845854" calcext:value-type="float">
            <text:p>997984585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A/L1/R2/1063/B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9538889553" calcext:value-type="float">
            <text:p>953888955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64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900872870" calcext:value-type="float">
            <text:p>990087287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65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86288125" calcext:value-type="float">
            <text:p>998628812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66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844286618" calcext:value-type="float">
            <text:p>984428661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67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840378442" calcext:value-type="float">
            <text:p>984037844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68/B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862520519" calcext:value-type="float">
            <text:p>986252051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69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66596412" calcext:value-type="float">
            <text:p>956659641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70/B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9945115077" calcext:value-type="float">
            <text:p>99451150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71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97305500" calcext:value-type="float">
            <text:p>819730550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72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84517517" calcext:value-type="float">
            <text:p>888451751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73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9900515630" calcext:value-type="float">
            <text:p>990051563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74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794452812" calcext:value-type="float">
            <text:p>879445281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75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149808342" calcext:value-type="float">
            <text:p>914980834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TT/B/L1/R2/1076/B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160148062" calcext:value-type="float">
            <text:p>816014806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77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20004512" calcext:value-type="float">
            <text:p>872000451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78/B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47046902" calcext:value-type="float">
            <text:p>874704690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79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141510111" calcext:value-type="float">
            <text:p>914151011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0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52083924" calcext:value-type="float">
            <text:p>995208392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1/B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900567347" calcext:value-type="float">
            <text:p>990056734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2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71573236" calcext:value-type="float">
            <text:p>957157323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3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824241781" calcext:value-type="float">
            <text:p>982424178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4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611874384" calcext:value-type="float">
            <text:p>961187438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5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945515315" calcext:value-type="float">
            <text:p>994551531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6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37341746" calcext:value-type="float">
            <text:p>883734174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7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916162079" calcext:value-type="float">
            <text:p>991616207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8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91940027" calcext:value-type="float">
            <text:p>849194002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89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35535373" calcext:value-type="float">
            <text:p>953553537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76765609" calcext:value-type="float">
            <text:p>917676560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1/B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901989528" calcext:value-type="float">
            <text:p>990198952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2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9341888088" calcext:value-type="float">
            <text:p>934188808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3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7051492422" calcext:value-type="float">
            <text:p>705149242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4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48461629" calcext:value-type="float">
            <text:p>944846162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5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265616205" calcext:value-type="float">
            <text:p>926561620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6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00744770" calcext:value-type="float">
            <text:p>990074477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7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94519792" calcext:value-type="float">
            <text:p>999451979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8/B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9099455945" calcext:value-type="float">
            <text:p>909945594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099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16977191" calcext:value-type="float">
            <text:p>991697719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0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8050850171" calcext:value-type="float">
            <text:p>805085017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1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916940444" calcext:value-type="float">
            <text:p>991694044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2/B2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9731536699" calcext:value-type="float">
            <text:p>973153669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3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8105705527" calcext:value-type="float">
            <text:p>810570552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4/B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782700329" calcext:value-type="float">
            <text:p>978270032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5/B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9972334123" calcext:value-type="float">
            <text:p>997233412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6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740501140" calcext:value-type="float">
            <text:p>974050114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7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010502721" calcext:value-type="float">
            <text:p>701050272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8/B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886626544" calcext:value-type="float">
            <text:p>988662654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09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845864550" calcext:value-type="float">
            <text:p>984586455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10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164050530" calcext:value-type="float">
            <text:p>916405053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11/B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904921864" calcext:value-type="float">
            <text:p>790492186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12/B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9731444441" calcext:value-type="float">
            <text:p>973144444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13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9952970408" calcext:value-type="float">
            <text:p>995297040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TT/B/L1/R3/1114/B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940545325" calcext:value-type="float">
            <text:p>994054532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15/B2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8746993646" calcext:value-type="float">
            <text:p>874699364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16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123332966" calcext:value-type="float">
            <text:p>812333296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17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972665126" calcext:value-type="float">
            <text:p>997266512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18/B2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486365567" calcext:value-type="float">
            <text:p>948636556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19/B2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160634914" calcext:value-type="float">
            <text:p>816063491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2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611307750" calcext:value-type="float">
            <text:p>961130775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21/B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28169477" calcext:value-type="float">
            <text:p>92281694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1/R4/1122/B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375262430" calcext:value-type="float">
            <text:p>937526243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23/B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615390891" calcext:value-type="float">
            <text:p>961539089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24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924506644" calcext:value-type="float">
            <text:p>992450664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25/B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902385322" calcext:value-type="float">
            <text:p>990238532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26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940027298" calcext:value-type="float">
            <text:p>994002729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27" calcext:value-type="float">
            <text:p>1127</text:p>
          </table:table-cell>
          <table:table-cell table:style-name="ce34" office:value-type="float" office:value="4" calcext:value-type="float">
            <text:p>4</text:p>
          </table:table-cell>
          <table:table-cell table:style-name="ce20" office:value-type="string" calcext:value-type="string">
            <text:p>TT/A/L2/R4/1127/B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8385999620" calcext:value-type="float">
            <text:p>838599962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28/B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9724339581" calcext:value-type="float">
            <text:p>972433958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29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016350454" calcext:value-type="float">
            <text:p>701635045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0/B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9940689739" calcext:value-type="float">
            <text:p>994068973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1/B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900980497" calcext:value-type="float">
            <text:p>990098049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2/B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448291511" calcext:value-type="float">
            <text:p>944829151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3/B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9724621557" calcext:value-type="float">
            <text:p>972462155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4/B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7359249458" calcext:value-type="float">
            <text:p>735924945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5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9824340305" calcext:value-type="float">
            <text:p>982434030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6/B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7043349378" calcext:value-type="float">
            <text:p>704334937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A/L2/R4/1137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9880488455" calcext:value-type="float">
            <text:p>988048845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38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206248567" calcext:value-type="float">
            <text:p>720624856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39/B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538510083" calcext:value-type="float">
            <text:p>953851008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0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884212329" calcext:value-type="float">
            <text:p>988421232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1/B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9731338042" calcext:value-type="float">
            <text:p>973133804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2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9941810527" calcext:value-type="float">
            <text:p>994181052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3/B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8283961618" calcext:value-type="float">
            <text:p>828396161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4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9799691622" calcext:value-type="float">
            <text:p>979969162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5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8320607554" calcext:value-type="float">
            <text:p>832060755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6/B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9429292346" calcext:value-type="float">
            <text:p>942929234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7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8762067287" calcext:value-type="float">
            <text:p>876206728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8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9480090966" calcext:value-type="float">
            <text:p>948009096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49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740179277" calcext:value-type="float">
            <text:p>97401792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50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8078692722" calcext:value-type="float">
            <text:p>807869272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51/B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9686523695" calcext:value-type="float">
            <text:p>968652369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TT/B/L2/R4/1152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358100820" calcext:value-type="float">
            <text:p>635810082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53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414264699" calcext:value-type="float">
            <text:p>941426469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54/B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9725566778" calcext:value-type="float">
            <text:p>972556677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55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7016204454" calcext:value-type="float">
            <text:p>701620445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56/B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576907451" calcext:value-type="float">
            <text:p>757690745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57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9080689225" calcext:value-type="float">
            <text:p>908068922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58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9035323549" calcext:value-type="float">
            <text:p>903532354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59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884558826" calcext:value-type="float">
            <text:p>988455882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0/B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9443191768" calcext:value-type="float">
            <text:p>944319176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1/B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9940050707" calcext:value-type="float">
            <text:p>994005070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2/B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9845305846" calcext:value-type="float">
            <text:p>984530584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3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8413866397" calcext:value-type="float">
            <text:p>841386639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4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9862448819" calcext:value-type="float">
            <text:p>986244881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5/B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9107775399" calcext:value-type="float">
            <text:p>910777539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6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8249879149" calcext:value-type="float">
            <text:p>824987914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7/B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760798685" calcext:value-type="float">
            <text:p>776079868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8/B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9596572179" calcext:value-type="float">
            <text:p>959657217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69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488001734" calcext:value-type="float">
            <text:p>948800173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0/B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072609892" calcext:value-type="float">
            <text:p>807260989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1/B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9419059926" calcext:value-type="float">
            <text:p>941905992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2/B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8778793140" calcext:value-type="float">
            <text:p>877879314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3/B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9884566106" calcext:value-type="float">
            <text:p>988456610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4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9880087035" calcext:value-type="float">
            <text:p>988008703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5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9845178088" calcext:value-type="float">
            <text:p>984517808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6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9840998069" calcext:value-type="float">
            <text:p>984099806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7/B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9962535450" calcext:value-type="float">
            <text:p>996253545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8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220123235" calcext:value-type="float">
            <text:p>822012323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79/B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8838298110" calcext:value-type="float">
            <text:p>883829811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80/B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9176116812" calcext:value-type="float">
            <text:p>917611681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81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9600092943" calcext:value-type="float">
            <text:p>960009294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2/R5/1182/B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9909149397" calcext:value-type="float">
            <text:p>990914939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A/L3/R5/1183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9924630420" calcext:value-type="float">
            <text:p>992463042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A/L3/R5/1184/B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9480564988" calcext:value-type="float">
            <text:p>948056498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A/L3/R5/1185/B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9638001400" calcext:value-type="float">
            <text:p>963800140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A/L3/R5/1186/B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9265022540" calcext:value-type="float">
            <text:p>926502254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A/L3/R5/1187/B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9886640340" calcext:value-type="float">
            <text:p>988664034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3/R5/1188/B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980989950" calcext:value-type="float">
            <text:p>998098995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3/R5/1189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9832147547" calcext:value-type="float">
            <text:p>983214754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TT/B/L3/R5/1190/B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7200407557" calcext:value-type="float">
            <text:p>720040755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1/B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7904917978" calcext:value-type="float">
            <text:p>790491797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2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8105195838" calcext:value-type="float">
            <text:p>810519583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3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9500873125" calcext:value-type="float">
            <text:p>950087312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4/B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7038323021" calcext:value-type="float">
            <text:p>703832302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5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9904851163" calcext:value-type="float">
            <text:p>990485116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6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9841643808" calcext:value-type="float">
            <text:p>984164380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7/B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9723293666" calcext:value-type="float">
            <text:p>972329366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8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9944959922" calcext:value-type="float">
            <text:p>994495992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199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413372416" calcext:value-type="float">
            <text:p>941337241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0/B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9726290345" calcext:value-type="float">
            <text:p>972629034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1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8974139860" calcext:value-type="float">
            <text:p>897413986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2/B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9434041051" calcext:value-type="float">
            <text:p>943404105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3/B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906646865" calcext:value-type="float">
            <text:p>990664686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4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426359433" calcext:value-type="float">
            <text:p>942635943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5/B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9844191154" calcext:value-type="float">
            <text:p>984419115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6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8762795587" calcext:value-type="float">
            <text:p>876279558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7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9962769927" calcext:value-type="float">
            <text:p>996276992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8/B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916557961" calcext:value-type="float">
            <text:p>991655796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09/B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9980913160" calcext:value-type="float">
            <text:p>998091316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3/R6/1210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9731167401" calcext:value-type="float">
            <text:p>973116740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A/L4/R6/1211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8867059949" calcext:value-type="float">
            <text:p>886705994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2/B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8903254331" calcext:value-type="float">
            <text:p>890325433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3/B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8825780376" calcext:value-type="float">
            <text:p>882578037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4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944051662" calcext:value-type="float">
            <text:p>994405166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5/B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9840420177" calcext:value-type="float">
            <text:p>98404201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6/B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8971867116" calcext:value-type="float">
            <text:p>897186711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7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8123987706" calcext:value-type="float">
            <text:p>812398770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8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597250777" calcext:value-type="float">
            <text:p>75972507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19" calcext:value-type="float">
            <text:p>121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19/B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9741536464" calcext:value-type="float">
            <text:p>974153646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0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9003183109" calcext:value-type="float">
            <text:p>900318310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1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945121944" calcext:value-type="float">
            <text:p>994512194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2/B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9797129804" calcext:value-type="float">
            <text:p>979712980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3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9840970885" calcext:value-type="float">
            <text:p>984097088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4/B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486154643" calcext:value-type="float">
            <text:p>948615464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5/B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9611838503" calcext:value-type="float">
            <text:p>961183850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6/B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9900973260" calcext:value-type="float">
            <text:p>990097326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7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9840837256" calcext:value-type="float">
            <text:p>984083725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TT/B/L4/R6/1228/B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9940073796" calcext:value-type="float">
            <text:p>994007379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4/R7/1229/B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361688610" calcext:value-type="float">
            <text:p>636168861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4/R7/1230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9343541145" calcext:value-type="float">
            <text:p>934354114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4/R7/1231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8838050290" calcext:value-type="float">
            <text:p>883805029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4/R7/1232/B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620043777" calcext:value-type="float">
            <text:p>962004377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4/R7/1233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320045198" calcext:value-type="float">
            <text:p>832004519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A/L5/R7/1234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9940311603" calcext:value-type="float">
            <text:p>994031160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35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9677714235" calcext:value-type="float">
            <text:p>967771423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6" calcext:value-type="float">
            <text:p>123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36/B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9448431393" calcext:value-type="float">
            <text:p>944843139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37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9414604998" calcext:value-type="float">
            <text:p>941460499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38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9402121193" calcext:value-type="float">
            <text:p>940212119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39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6383542524" calcext:value-type="float">
            <text:p>638354252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0/B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9840888995" calcext:value-type="float">
            <text:p>984088899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1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9741122733" calcext:value-type="float">
            <text:p>974112273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2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9566100449" calcext:value-type="float">
            <text:p>956610044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3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9789964636" calcext:value-type="float">
            <text:p>978996463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4/B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9697966668" calcext:value-type="float">
            <text:p>969796666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5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9428182183" calcext:value-type="float">
            <text:p>942818218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6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9862527040" calcext:value-type="float">
            <text:p>986252704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7" calcext:value-type="float">
            <text:p>1247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7/B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9784004090" calcext:value-type="float">
            <text:p>978400409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8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9460615766" calcext:value-type="float">
            <text:p>946061576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49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678911478" calcext:value-type="float">
            <text:p>867891147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0/B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8277437801" calcext:value-type="float">
            <text:p>827743780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1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9886812450" calcext:value-type="float">
            <text:p>988681245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2/B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9600086181" calcext:value-type="float">
            <text:p>960008618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3/B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9972977446" calcext:value-type="float">
            <text:p>997297744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4" calcext:value-type="float">
            <text:p>125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4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9632788922" calcext:value-type="float">
            <text:p>963278892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5/B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9925245668" calcext:value-type="float">
            <text:p>992524566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6" calcext:value-type="float">
            <text:p>125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6/B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9740467134" calcext:value-type="float">
            <text:p>974046713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7/B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9551572354" calcext:value-type="float">
            <text:p>955157235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8/B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7373703020" calcext:value-type="float">
            <text:p>737370302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59/B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8974231637" calcext:value-type="float">
            <text:p>897423163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60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9962257103" calcext:value-type="float">
            <text:p>996225710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61/B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9862503230" calcext:value-type="float">
            <text:p>986250323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62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9940593213" calcext:value-type="float">
            <text:p>994059321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63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9743429562" calcext:value-type="float">
            <text:p>974342956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4" calcext:value-type="float">
            <text:p>126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64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9426261179" calcext:value-type="float">
            <text:p>942626117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65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9941524567" calcext:value-type="float">
            <text:p>994152456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TT/B/L5/R7/1266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8197293096" calcext:value-type="float">
            <text:p>819729309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67/B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096881815" calcext:value-type="float">
            <text:p>7096881815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68/B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9414137006" calcext:value-type="float">
            <text:p>941413700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69/B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940632650" calcext:value-type="float">
            <text:p>994063265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70/B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9057270413" calcext:value-type="float">
            <text:p>905727041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71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9884479390" calcext:value-type="float">
            <text:p>988447939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72/B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7892181250" calcext:value-type="float">
            <text:p>7892181250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73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7006506217" calcext:value-type="float">
            <text:p>7006506217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74/B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6379657629" calcext:value-type="float">
            <text:p>6379657629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75/B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9427749113" calcext:value-type="float">
            <text:p>942774911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6" calcext:value-type="float">
            <text:p>1276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6/R8/1276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8735917098" calcext:value-type="float">
            <text:p>873591709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A/L7/R8/1277/B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9884892656" calcext:value-type="float">
            <text:p>988489265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78/B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9749641586" calcext:value-type="float">
            <text:p>974964158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79/B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9784000402" calcext:value-type="float">
            <text:p>9784000402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80" calcext:value-type="float">
            <text:p>1280</text:p>
          </table:table-cell>
          <table:table-cell table:style-name="ce34" office:value-type="float" office:value="8" calcext:value-type="float">
            <text:p>8</text:p>
          </table:table-cell>
          <table:table-cell table:style-name="ce20" office:value-type="string" calcext:value-type="string">
            <text:p>TT/B/L7/R8/1280/B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9327185594" calcext:value-type="float">
            <text:p>9327185594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81/B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9462559601" calcext:value-type="float">
            <text:p>9462559601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82/B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829004503" calcext:value-type="float">
            <text:p>7829004503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83/B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9904145546" calcext:value-type="float">
            <text:p>990414554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84/B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9884135168" calcext:value-type="float">
            <text:p>9884135168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85" calcext:value-type="float">
            <text:p>1285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85/B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9845036616" calcext:value-type="float">
            <text:p>9845036616</text:p>
          </table:table-cell>
          <table:table-cell table:style-name="ce1" office:value-type="string" calcext:value-type="string">
            <text:p>TT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B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TT/B/L7/R8/1286/B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4" office:value-type="float" office:value="7005693035" calcext:value-type="float">
            <text:p>7005693035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87" calcext:value-type="float">
            <text:p>1287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87/B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4" office:value-type="float" office:value="9844087013" calcext:value-type="float">
            <text:p>9844087013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88" calcext:value-type="float">
            <text:p>1288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88/B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4" office:value-type="float" office:value="9825781757" calcext:value-type="float">
            <text:p>9825781757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89" calcext:value-type="float">
            <text:p>1289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89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4" office:value-type="float" office:value="9551082660" calcext:value-type="float">
            <text:p>9551082660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90/B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4" office:value-type="float" office:value="9731808637" calcext:value-type="float">
            <text:p>9731808637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91" calcext:value-type="float">
            <text:p>1291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91/B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4" office:value-type="float" office:value="9739786705" calcext:value-type="float">
            <text:p>9739786705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92/B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4" office:value-type="float" office:value="9879019800" calcext:value-type="float">
            <text:p>9879019800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93" calcext:value-type="float">
            <text:p>1293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93/B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4" office:value-type="float" office:value="9840383210" calcext:value-type="float">
            <text:p>9840383210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94/B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4" office:value-type="float" office:value="9429912347" calcext:value-type="float">
            <text:p>9429912347</text:p>
          </table:table-cell>
          <table:table-cell table:style-name="ce4" office:value-type="string" calcext:value-type="string">
            <text:p>TT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B</text:p>
          </table:table-cell>
          <table:table-cell table:style-name="ce4" office:value-type="float" office:value="1295" calcext:value-type="float">
            <text:p>1295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string" calcext:value-type="string">
            <text:p>TT/B/L10/R8/1295/B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25" office:value-type="float" office:value="9429865848" calcext:value-type="float">
            <text:p>9429865848</text:p>
          </table:table-cell>
          <table:table-cell table:style-name="ce25" office:value-type="string" calcext:value-type="string">
            <text:p>SM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SM/A/L1/R8/1296/B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26" office:value-type="string" calcext:value-type="string" table:number-columns-spanned="7" table:number-rows-spanned="1">
            <text:p>BINNET GOSWAMI SHFITED TO BATCH 3</text:p>
          </table:table-cell>
          <table:covered-table-cell table:number-columns-repeated="6" table:style-name="ce28"/>
          <table:table-cell table:number-columns-repeated="2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5" office:value-type="float" office:value="9377722800" calcext:value-type="float">
            <text:p>9377722800</text:p>
          </table:table-cell>
          <table:table-cell table:style-name="ce25" office:value-type="string" calcext:value-type="string">
            <text:p>SM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SM/A/L1/R8/1298/B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25" office:value-type="float" office:value="9825499049" calcext:value-type="float">
            <text:p>9825499049</text:p>
          </table:table-cell>
          <table:table-cell table:style-name="ce25" office:value-type="string" calcext:value-type="string">
            <text:p>SM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SM/A/L1/R8/1299/B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7" office:value-type="float" office:value="7984882456" calcext:value-type="float">
            <text:p>7984882456</text:p>
          </table:table-cell>
          <table:table-cell table:style-name="ce27" office:value-type="string" calcext:value-type="string">
            <text:p>SM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8" calcext:value-type="float">
            <text:p>8</text:p>
          </table:table-cell>
          <table:table-cell table:style-name="ce36" office:value-type="string" calcext:value-type="string">
            <text:p>SM/A/L1/R8/1300/B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5" office:value-type="float" office:value="9427472757" calcext:value-type="float">
            <text:p>9427472757</text:p>
          </table:table-cell>
          <table:table-cell table:style-name="ce25" office:value-type="string" calcext:value-type="string">
            <text:p>SM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A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SM/A/L2/R8/1301/B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number-rows-repeated="1048273">
          <table:table-cell table:number-columns-repeated="10"/>
        </table:table-row>
        <table:table-row table:style-name="ro1">
          <table:table-cell table:number-columns-repeated="10"/>
        </table:table-row>
        <table:named-expressions>
          <table:named-range table:name="_xlnm.Print_Area" table:base-cell-address="$'MA BATCH 1'.$A$1" table:cell-range-address="$'Tiny Tot Batch 2'.$A$1:.$H$302" table:range-usable-as="print-range"/>
          <table:named-range table:name="_xlnm._FilterDatabase" table:base-cell-address="$'MA BATCH 1'.$A$1" table:cell-range-address="$'Tiny Tot Batch 2'.$B$1:.$G$1"/>
        </table:named-expressions>
      </table:table>
      <table:table table:name="ST_MA_TT BATCH 3" table:style-name="ta3" table:print-ranges="'ST_MA_TT BATCH 3'.A1:'ST_MA_TT BATCH 3'.H234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1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1016" table:default-cell-style-name="Default"/>
        <table:table-row table:style-name="ro1"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hone No.</text:p>
          </table:table-cell>
          <table:table-cell table:style-name="ce1" office:value-type="string" calcext:value-type="string">
            <text:p>Programme</text:p>
          </table:table-cell>
          <table:table-cell table:style-name="ce6" office:value-type="string" calcext:value-type="string">
            <text:p>Level</text:p>
          </table:table-cell>
          <table:table-cell table:style-name="ce12" office:value-type="string" calcext:value-type="string">
            <text:p>GP</text:p>
          </table:table-cell>
          <table:table-cell table:style-name="ce18" office:value-type="string" calcext:value-type="string">
            <text:p>Stud ID </text:p>
          </table:table-cell>
          <table:table-cell table:style-name="ce19" office:value-type="string" calcext:value-type="string">
            <text:p>Row</text:p>
          </table:table-cell>
          <table:table-cell table:style-name="ce1" office:value-type="string" calcext:value-type="string">
            <text:p>ADMIT CARD NO</text:p>
          </table:table-cell>
          <table:table-cell office:value-type="string" calcext:value-type="string">
            <text:p>Marks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5" office:value-type="float" office:value="8160430498" calcext:value-type="float">
            <text:p>8160430498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1" calcext:value-type="float">
            <text:p>1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1/R1/1001/B3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5" office:value-type="float" office:value="9722180726" calcext:value-type="float">
            <text:p>9722180726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1" calcext:value-type="float">
            <text:p>1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1/R1/1003/B3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5" office:value-type="float" office:value="8140574141" calcext:value-type="float">
            <text:p>8140574141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1" calcext:value-type="float">
            <text:p>1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1/R1/1005/B3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5" office:value-type="float" office:value="8128681629" calcext:value-type="float">
            <text:p>8128681629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1" calcext:value-type="float">
            <text:p>1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1/R1/1007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5" office:value-type="float" office:value="9033933366" calcext:value-type="float">
            <text:p>9033933366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1" calcext:value-type="float">
            <text:p>1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1/R1/1009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8" office:value-type="float" office:value="9737065255" calcext:value-type="float">
            <text:p>9737065255</text:p>
          </table:table-cell>
          <table:table-cell table:style-name="ce38" office:value-type="string" calcext:value-type="string">
            <text:p>ES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float" office:value="1011" calcext:value-type="float">
            <text:p>1011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ES/A/L1/R1/1011/B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5" office:value-type="float" office:value="8160752829" calcext:value-type="float">
            <text:p>8160752829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1" calcext:value-type="float">
            <text:p>1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1/R1/1013/B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5" office:value-type="float" office:value="9448635030" calcext:value-type="float">
            <text:p>9448635030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2" calcext:value-type="float">
            <text:p>2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2/R1/1015/B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5" office:value-type="float" office:value="9510981766" calcext:value-type="float">
            <text:p>9510981766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2" calcext:value-type="float">
            <text:p>2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2/R1/1017/B3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5" office:value-type="float" office:value="9106727617" calcext:value-type="float">
            <text:p>9106727617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2" calcext:value-type="float">
            <text:p>2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2/R1/1019/B3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5" office:value-type="float" office:value="7801941637" calcext:value-type="float">
            <text:p>7801941637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2" calcext:value-type="float">
            <text:p>2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2/R1/1021/B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5" office:value-type="float" office:value="9099958671" calcext:value-type="float">
            <text:p>9099958671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2" calcext:value-type="float">
            <text:p>2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2/R1/1023/B3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5" office:value-type="float" office:value="9979907939" calcext:value-type="float">
            <text:p>9979907939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3/R1/1025/B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5" office:value-type="float" office:value="9428897888" calcext:value-type="float">
            <text:p>9428897888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3/R1/1027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5" office:value-type="float" office:value="8460876576" calcext:value-type="float">
            <text:p>8460876576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3/R1/1029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5" office:value-type="float" office:value="9429484014" calcext:value-type="float">
            <text:p>9429484014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3/R1/1031/B3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8" office:value-type="float" office:value="7899760395" calcext:value-type="float">
            <text:p>7899760395</text:p>
          </table:table-cell>
          <table:table-cell table:style-name="ce38" office:value-type="string" calcext:value-type="string">
            <text:p>ES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float" office:value="1033" calcext:value-type="float">
            <text:p>1033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ES/A/L3/R1/1033/B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5" office:value-type="float" office:value="9427270255" calcext:value-type="float">
            <text:p>9427270255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3/R1/1035/B3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5" office:value-type="float" office:value="7016090335" calcext:value-type="float">
            <text:p>7016090335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string" calcext:value-type="string">
            <text:p>ES/A/L3/R1/1037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841303188" calcext:value-type="float">
            <text:p>984130318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A/L1/R2/1039/B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7904065187" calcext:value-type="float">
            <text:p>7904065187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0/B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443738899" calcext:value-type="float">
            <text:p>944373889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1/B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500090010" calcext:value-type="float">
            <text:p>9500090010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2/B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092297215" calcext:value-type="float">
            <text:p>909229721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3/B3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940098614" calcext:value-type="float">
            <text:p>9940098614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4/B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786877306" calcext:value-type="float">
            <text:p>978687730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5/B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94479116" calcext:value-type="float">
            <text:p>999447911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6/B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9962216900" calcext:value-type="float">
            <text:p>9962216900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7/B3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941389577" calcext:value-type="float">
            <text:p>9941389577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8/B3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443316595" calcext:value-type="float">
            <text:p>944331659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49/B3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840079800" calcext:value-type="float">
            <text:p>9840079800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50/B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791180494" calcext:value-type="float">
            <text:p>9791180494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51/B3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789006047" calcext:value-type="float">
            <text:p>9789006047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1/R2/1052/B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789765138" calcext:value-type="float">
            <text:p>978976513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1/R2/1053/B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47026135" calcext:value-type="float">
            <text:p>904702613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1/R2/1054/B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894151965" calcext:value-type="float">
            <text:p>989415196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1/R2/1055/B3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597479525" calcext:value-type="float">
            <text:p>959747952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1/R2/1056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894679306" calcext:value-type="float">
            <text:p>989467930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D/L1/R2/1057/B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500009999" calcext:value-type="float">
            <text:p>950000999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58/B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9790981805" calcext:value-type="float">
            <text:p>979098180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59/B3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7550263536" calcext:value-type="float">
            <text:p>755026353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60/B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840376715" calcext:value-type="float">
            <text:p>984037671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61/B3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9444012089" calcext:value-type="float">
            <text:p>944401208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62/B3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9500984717" calcext:value-type="float">
            <text:p>9500984717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63/B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42055778" calcext:value-type="float">
            <text:p>904205577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64/B3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9442300189" calcext:value-type="float">
            <text:p>944230018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2/R2/1065/B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81185679" calcext:value-type="float">
            <text:p>638118567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2/R2/1066/B3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098964255" calcext:value-type="float">
            <text:p>809896425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2/R2/1067/B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786554583" calcext:value-type="float">
            <text:p>978655458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2/R2/1068/B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9962219600" calcext:value-type="float">
            <text:p>9962219600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2/R2/1069/B3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9840453776" calcext:value-type="float">
            <text:p>984045377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2/R2/1070/B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9443859881" calcext:value-type="float">
            <text:p>9443859881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D/L2/R2/1071/B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9894520720" calcext:value-type="float">
            <text:p>9894520720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3/R2/1072/B3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9443728614" calcext:value-type="float">
            <text:p>9443728614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B/L3/R2/1073/B3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9840880695" calcext:value-type="float">
            <text:p>984088069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3/R2/1074/B3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9047080790" calcext:value-type="float">
            <text:p>9047080790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3/R2/1075/B3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9445584548" calcext:value-type="float">
            <text:p>944558454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string" calcext:value-type="string">
            <text:p>SMA/C/L3/R2/1076/B3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9790726205" calcext:value-type="float">
            <text:p>979072620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3/R3/1077/B3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9566200493" calcext:value-type="float">
            <text:p>956620049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3/R3/1078/B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244555536" calcext:value-type="float">
            <text:p>924455553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4/R3/1079/B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598340768" calcext:value-type="float">
            <text:p>759834076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4/R3/1080/B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75801035" calcext:value-type="float">
            <text:p>977580103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4/R3/1081/B3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2" office:value-type="float" office:value="9442545785" calcext:value-type="float">
            <text:p>9442545785</text:p>
          </table:table-cell>
          <table:table-cell table:style-name="ce2" office:value-type="string" calcext:value-type="string">
            <text:p>SMA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SMA/<text:span text:style-name="T1">D</text:span><text:span text:style-name="T2">/L4/R3/1082/B3</text:span>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8148263602" calcext:value-type="float">
            <text:p>8148263602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4/R3/1083/B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9944659116" calcext:value-type="float">
            <text:p>994465911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4/R3/1084/B3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9444969651" calcext:value-type="float">
            <text:p>9444969651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4/R3/1085/B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9789891231" calcext:value-type="float">
            <text:p>9789891231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5/R3/1086/B3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629680594" calcext:value-type="float">
            <text:p>9629680594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5/R3/1087/B3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894533226" calcext:value-type="float">
            <text:p>989453322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5/R3/1088/B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03428823" calcext:value-type="float">
            <text:p>890342882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6/R3/1089/B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9789035933" calcext:value-type="float">
            <text:p>978903593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8/R3/1090/B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62858029" calcext:value-type="float">
            <text:p>996285802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A/L0/R3/1091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9941281513" calcext:value-type="float">
            <text:p>994128151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A/L0/R3/1092/B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9444206810" calcext:value-type="float">
            <text:p>9444206810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A/L0/R3/1093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40231437" calcext:value-type="float">
            <text:p>9840231437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A/L0/R3/1094/B3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962133537" calcext:value-type="float">
            <text:p>9962133537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095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39653351" calcext:value-type="float">
            <text:p>8939653351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096/B3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789977643" calcext:value-type="float">
            <text:p>978997764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097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9841240642" calcext:value-type="float">
            <text:p>9841240642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098/B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9840300788" calcext:value-type="float">
            <text:p>984030078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099/B3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962826589" calcext:value-type="float">
            <text:p>996282658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100/B3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90500868" calcext:value-type="float">
            <text:p>979050086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101/B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51564785" calcext:value-type="float">
            <text:p>955156478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102/B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941040766" calcext:value-type="float">
            <text:p>9941040766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B/L0/R3/1103/B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40538771" calcext:value-type="float">
            <text:p>9940538771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0/R3/1104/B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83456445" calcext:value-type="float">
            <text:p>928345644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0/R3/1105/B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7299656818" calcext:value-type="float">
            <text:p>729965681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0/R3/1106/B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00050703" calcext:value-type="float">
            <text:p>950005070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0/R3/1107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940500823" calcext:value-type="float">
            <text:p>994050082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0/R3/1108/B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44315185" calcext:value-type="float">
            <text:p>994431518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0/R3/1109/B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9788961432" calcext:value-type="float">
            <text:p>9788961432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C/L0/R3/1110/B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9841117498" calcext:value-type="float">
            <text:p>9841117498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0/R3/1111/B3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9003043425" calcext:value-type="float">
            <text:p>900304342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0/R3/1112/B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94660333" calcext:value-type="float">
            <text:p>9994660333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0/R3/1113/B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44430431" calcext:value-type="float">
            <text:p>9444430431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string" calcext:value-type="string">
            <text:p>SMA/D/L0/R3/1114/B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91101359" calcext:value-type="float">
            <text:p>9791101359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MA/D/L0/R4/1115/B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8940111535" calcext:value-type="float">
            <text:p>8940111535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MA/D/L0/R4/1116/B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7200651634" calcext:value-type="float">
            <text:p>7200651634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MA/D/L0/R4/1117/B3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39525122" calcext:value-type="float">
            <text:p>7639525122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MA/D/L0/R4/1118/B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840291481" calcext:value-type="float">
            <text:p>9840291481</text:p>
          </table:table-cell>
          <table:table-cell table:style-name="ce1" office:value-type="string" calcext:value-type="string">
            <text:p>SMA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MA/D/L0/R4/1119/B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9025902902" calcext:value-type="float">
            <text:p>902590290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1/R4/1120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8870585873" calcext:value-type="float">
            <text:p>887058587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1/R4/1121/B3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9962373666" calcext:value-type="float">
            <text:p>996237366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1/R4/1122/B3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962671717" calcext:value-type="float">
            <text:p>996267171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1/R4/1123/B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841824900" calcext:value-type="float">
            <text:p>984182490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1/R4/1124/B3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8754442292" calcext:value-type="float">
            <text:p>875444229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1/R4/1125/B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047174321" calcext:value-type="float">
            <text:p>904717432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1/R4/1126/B3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840378442" calcext:value-type="float">
            <text:p>984037844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27/B3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566596412" calcext:value-type="float">
            <text:p>956659641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28/B3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952083924" calcext:value-type="float">
            <text:p>995208392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29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176765609" calcext:value-type="float">
            <text:p>917676560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0/B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9551634347" calcext:value-type="float">
            <text:p>955163434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1/B3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9994519792" calcext:value-type="float">
            <text:p>999451979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2/B3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9840330308" calcext:value-type="float">
            <text:p>984033030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3/B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943337973" calcext:value-type="float">
            <text:p>994333797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4/B3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7010502721" calcext:value-type="float">
            <text:p>701050272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5/B3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942036953" calcext:value-type="float">
            <text:p>994203695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6/B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904921864" calcext:value-type="float">
            <text:p>790492186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7/B3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840385177" calcext:value-type="float">
            <text:p>984038517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8" calcext:value-type="float">
            <text:p>1138</text:p>
          </table:table-cell>
          <table:table-cell table:style-name="ce34" office:value-type="float" office:value="4" calcext:value-type="float">
            <text:p>4</text:p>
          </table:table-cell>
          <table:table-cell table:style-name="ce20" office:value-type="string" calcext:value-type="string">
            <text:p>STT/B/L1/R4/1138/B3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40545325" calcext:value-type="float">
            <text:p>994054532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39/B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486365567" calcext:value-type="float">
            <text:p>948636556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1/R4/1140/B3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080502597" calcext:value-type="float">
            <text:p>908050259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2/R4/1141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940027298" calcext:value-type="float">
            <text:p>994002729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2/R4/1142/B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003149101" calcext:value-type="float">
            <text:p>900314910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2/R4/1143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940689739" calcext:value-type="float">
            <text:p>994068973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A/L2/R4/1144/B3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884263101" calcext:value-type="float">
            <text:p>988426310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45/B3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710234863" calcext:value-type="float">
            <text:p>971023486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46/B3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9080689225" calcext:value-type="float">
            <text:p>908068922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47/B3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9884558826" calcext:value-type="float">
            <text:p>988455882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48/B3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962195044" calcext:value-type="float">
            <text:p>996219504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49/B3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9443191768" calcext:value-type="float">
            <text:p>944319176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50/B3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8610835754" calcext:value-type="float">
            <text:p>861083575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51/B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940050707" calcext:value-type="float">
            <text:p>994005070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string" calcext:value-type="string">
            <text:p>STT/B/L2/R4/1152/B3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9488001734" calcext:value-type="float">
            <text:p>948800173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53/B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840978921" calcext:value-type="float">
            <text:p>984097892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54/B3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8072609892" calcext:value-type="float">
            <text:p>807260989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55/B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778793140" calcext:value-type="float">
            <text:p>877879314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56/B3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9884566106" calcext:value-type="float">
            <text:p>988456610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57/B3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8220460393" calcext:value-type="float">
            <text:p>822046039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58/B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962535450" calcext:value-type="float">
            <text:p>996253545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59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8220123235" calcext:value-type="float">
            <text:p>822012323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60/B3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8838298110" calcext:value-type="float">
            <text:p>883829811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61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9176116812" calcext:value-type="float">
            <text:p>917611681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62/B3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9600092943" calcext:value-type="float">
            <text:p>960009294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2/R5/1163/B3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7200407557" calcext:value-type="float">
            <text:p>720040755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64/B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904917978" calcext:value-type="float">
            <text:p>790491797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65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9500873125" calcext:value-type="float">
            <text:p>950087312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66/B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841643808" calcext:value-type="float">
            <text:p>984164380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67/B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9715702181" calcext:value-type="float">
            <text:p>971570218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68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944959922" calcext:value-type="float">
            <text:p>994495992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69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9962769927" calcext:value-type="float">
            <text:p>996276992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70/B3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9710430303" calcext:value-type="float">
            <text:p>971043030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3/R5/1171/B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379441744" calcext:value-type="float">
            <text:p>637944174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2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8825780376" calcext:value-type="float">
            <text:p>882578037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3/B3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9944051662" calcext:value-type="float">
            <text:p>994405166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4/B3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9840420177" calcext:value-type="float">
            <text:p>984042017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5/B3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8248655079" calcext:value-type="float">
            <text:p>824865507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6/B3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9003183109" calcext:value-type="float">
            <text:p>900318310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7/B3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9840970885" calcext:value-type="float">
            <text:p>984097088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8/B3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486154643" calcext:value-type="float">
            <text:p>948615464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79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9176239237" calcext:value-type="float">
            <text:p>917623923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80/B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9611838503" calcext:value-type="float">
            <text:p>961183850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81/B3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9840837256" calcext:value-type="float">
            <text:p>984083725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82/B3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9940073796" calcext:value-type="float">
            <text:p>994007379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83/B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9841363935" calcext:value-type="float">
            <text:p>984136393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84/B3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838050290" calcext:value-type="float">
            <text:p>883805029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4/R5/1185/B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9566102325" calcext:value-type="float">
            <text:p>956610232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5/R5/1186/B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9940311603" calcext:value-type="float">
            <text:p>994031160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5/R5/1187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8610245267" calcext:value-type="float">
            <text:p>861024526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5/R5/1188/B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383542524" calcext:value-type="float">
            <text:p>638354252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5/R5/1189/B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9840888995" calcext:value-type="float">
            <text:p>984088899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5" calcext:value-type="float">
            <text:p>5</text:p>
          </table:table-cell>
          <table:table-cell table:style-name="ce20" office:value-type="string" calcext:value-type="string">
            <text:p>STT/B/L5/R5/1190/B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9566100449" calcext:value-type="float">
            <text:p>956610044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1/B3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9940612495" calcext:value-type="float">
            <text:p>994061249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2/B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9789038530" calcext:value-type="float">
            <text:p>978903853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3/B3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9600086181" calcext:value-type="float">
            <text:p>960008618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4/B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9551572354" calcext:value-type="float">
            <text:p>955157235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5/B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7373703020" calcext:value-type="float">
            <text:p>737370302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6/B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9962257103" calcext:value-type="float">
            <text:p>996225710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7/B3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9940593213" calcext:value-type="float">
            <text:p>994059321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8/B3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443141335" calcext:value-type="float">
            <text:p>944314133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199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9941524567" calcext:value-type="float">
            <text:p>994152456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5/R6/1200/B3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9940632650" calcext:value-type="float">
            <text:p>994063265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6/R6/1201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9884345050" calcext:value-type="float">
            <text:p>988434505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6/R6/1202/B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6379657629" calcext:value-type="float">
            <text:p>637965762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6/R6/1203/B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9884892656" calcext:value-type="float">
            <text:p>988489265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7/R6/1204/B3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358694656" calcext:value-type="float">
            <text:p>7358694656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7/R6/1205/B3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9884135168" calcext:value-type="float">
            <text:p>988413516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7/R6/1206/B3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9003036300" calcext:value-type="float">
            <text:p>900303630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8/R6/1207/B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551915230" calcext:value-type="float">
            <text:p>955191523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8/R6/1208/B3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010640751" calcext:value-type="float">
            <text:p>7010640751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8/R6/1209/B3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9551082660" calcext:value-type="float">
            <text:p>955108266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10/R6/1210/B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9940458760" calcext:value-type="float">
            <text:p>994045876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10/R6/1211/B3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9791036505" calcext:value-type="float">
            <text:p>979103650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2/B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9444835970" calcext:value-type="float">
            <text:p>944483597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3/B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9677091969" calcext:value-type="float">
            <text:p>967709196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4/B3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8939384489" calcext:value-type="float">
            <text:p>893938448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5/B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9500098967" calcext:value-type="float">
            <text:p>950009896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6/B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9841495142" calcext:value-type="float">
            <text:p>9841495142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7/B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9952982813" calcext:value-type="float">
            <text:p>995298281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8/B3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344427888" calcext:value-type="float">
            <text:p>934442788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19" calcext:value-type="float">
            <text:p>1219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19/B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9094431500" calcext:value-type="float">
            <text:p>9094431500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20/B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9894394107" calcext:value-type="float">
            <text:p>989439410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A/L0/R6/1221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9786628018" calcext:value-type="float">
            <text:p>978662801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0/R6/1222/B3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7708299497" calcext:value-type="float">
            <text:p>770829949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0/R6/1223/B3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788136877" calcext:value-type="float">
            <text:p>978813687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0/R6/1224/B3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9566123748" calcext:value-type="float">
            <text:p>956612374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0/R6/1225/B3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9443640245" calcext:value-type="float">
            <text:p>944364024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0/R6/1226/B3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9445101493" calcext:value-type="float">
            <text:p>944510149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0/R6/1227/B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443068125" calcext:value-type="float">
            <text:p>944306812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string" calcext:value-type="string">
            <text:p>STT/B/L0/R6/1228/B3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339471997" calcext:value-type="float">
            <text:p>7339471997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STT/B/L0/R7/1229/B3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9940569515" calcext:value-type="float">
            <text:p>9940569515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STT/B/L0/R7/1230/B3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9944312488" calcext:value-type="float">
            <text:p>994431248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STT/B/L0/R7/1231/B3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9884141983" calcext:value-type="float">
            <text:p>9884141983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STT/B/L0/R7/1232/B3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9787664648" calcext:value-type="float">
            <text:p>9787664648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STT/B/L0/R7/1233/B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9884802434" calcext:value-type="float">
            <text:p>9884802434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STT/B/L0/R7/1234/B3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9894012019" calcext:value-type="float">
            <text:p>9894012019</text:p>
          </table:table-cell>
          <table:table-cell table:style-name="ce1" office:value-type="string" calcext:value-type="string">
            <text:p>STT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string" calcext:value-type="string">
            <text:p>STT/B/L0/R7/1235/B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39" office:value-type="float" office:value="8837047033" calcext:value-type="float">
            <text:p>8837047033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B</text:p>
          </table:table-cell>
          <table:table-cell table:style-name="ce42" office:value-type="float" office:value="1236" calcext:value-type="float">
            <text:p>1236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B/L6/R7/1236/B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39" office:value-type="float" office:value="9904078669" calcext:value-type="float">
            <text:p>9904078669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B</text:p>
          </table:table-cell>
          <table:table-cell table:style-name="ce42" office:value-type="float" office:value="1237" calcext:value-type="float">
            <text:p>1237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B/L6/R7/1237/B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39" office:value-type="float" office:value="9106712490" calcext:value-type="float">
            <text:p>9106712490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B</text:p>
          </table:table-cell>
          <table:table-cell table:style-name="ce42" office:value-type="float" office:value="1238" calcext:value-type="float">
            <text:p>1238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B/L6/R7/1238/B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39" office:value-type="float" office:value="9870919193" calcext:value-type="float">
            <text:p>9870919193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42" office:value-type="float" office:value="1239" calcext:value-type="float">
            <text:p>1239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C/L6/R7/1239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39" office:value-type="float" office:value="9825606028" calcext:value-type="float">
            <text:p>9825606028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42" office:value-type="float" office:value="1240" calcext:value-type="float">
            <text:p>1240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C/L6/R7/1240/B3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39" office:value-type="float" office:value="9924668799" calcext:value-type="float">
            <text:p>9924668799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42" office:value-type="float" office:value="1241" calcext:value-type="float">
            <text:p>1241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C/L6/R7/1241/B3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39" office:value-type="float" office:value="9727762168" calcext:value-type="float">
            <text:p>9727762168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42" office:value-type="float" office:value="1242" calcext:value-type="float">
            <text:p>1242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C/L6/R7/1242/B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39" office:value-type="float" office:value="8867219679" calcext:value-type="float">
            <text:p>8867219679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D</text:p>
          </table:table-cell>
          <table:table-cell table:style-name="ce42" office:value-type="float" office:value="1243" calcext:value-type="float">
            <text:p>1243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D/L6/R7/1243/B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39" office:value-type="float" office:value="9428518785" calcext:value-type="float">
            <text:p>9428518785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D</text:p>
          </table:table-cell>
          <table:table-cell table:style-name="ce42" office:value-type="float" office:value="1244" calcext:value-type="float">
            <text:p>1244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D/L6/R7/1244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39" office:value-type="float" office:value="9925349476" calcext:value-type="float">
            <text:p>9925349476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D</text:p>
          </table:table-cell>
          <table:table-cell table:style-name="ce42" office:value-type="float" office:value="1245" calcext:value-type="float">
            <text:p>1245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D/L6/R7/1245/B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39" office:value-type="float" office:value="9622623439" calcext:value-type="float">
            <text:p>9622623439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D</text:p>
          </table:table-cell>
          <table:table-cell table:style-name="ce42" office:value-type="float" office:value="1246" calcext:value-type="float">
            <text:p>1246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D/L6/R7/1246/B3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39" office:value-type="float" office:value="9712691801" calcext:value-type="float">
            <text:p>9712691801</text:p>
          </table:table-cell>
          <table:table-cell table:style-name="ce39" office:value-type="string" calcext:value-type="string">
            <text:p>MA</text:p>
          </table:table-cell>
          <table:table-cell table:style-name="ce42" office:value-type="float" office:value="6" calcext:value-type="float">
            <text:p>6</text:p>
          </table:table-cell>
          <table:table-cell table:style-name="ce39" office:value-type="string" calcext:value-type="string">
            <text:p>D</text:p>
          </table:table-cell>
          <table:table-cell table:style-name="ce42" office:value-type="float" office:value="1247" calcext:value-type="float">
            <text:p>1247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string" calcext:value-type="string">
            <text:p>MA/D/L6/R7/1247/B3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4" office:value-type="float" office:value="9845020968" calcext:value-type="float">
            <text:p>9845020968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10" office:value-type="float" office:value="1248" calcext:value-type="float">
            <text:p>1248</text:p>
          </table:table-cell>
          <table:table-cell table:style-name="ce4" office:value-type="float" office:value="7" calcext:value-type="float">
            <text:p>7</text:p>
          </table:table-cell>
          <table:table-cell table:style-name="ce35" office:value-type="string" calcext:value-type="string">
            <text:p>TT/B/L9/R7/1248/B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4" office:value-type="float" office:value="9351876900" calcext:value-type="float">
            <text:p>9351876900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10" office:value-type="float" office:value="1249" calcext:value-type="float">
            <text:p>1249</text:p>
          </table:table-cell>
          <table:table-cell table:style-name="ce4" office:value-type="float" office:value="7" calcext:value-type="float">
            <text:p>7</text:p>
          </table:table-cell>
          <table:table-cell table:style-name="ce35" office:value-type="string" calcext:value-type="string">
            <text:p>TT/B/L9/R7/1249/B3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4" office:value-type="float" office:value="9426256061" calcext:value-type="float">
            <text:p>9426256061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10" office:value-type="float" office:value="1250" calcext:value-type="float">
            <text:p>1250</text:p>
          </table:table-cell>
          <table:table-cell table:style-name="ce4" office:value-type="float" office:value="7" calcext:value-type="float">
            <text:p>7</text:p>
          </table:table-cell>
          <table:table-cell table:style-name="ce35" office:value-type="string" calcext:value-type="string">
            <text:p>TT/B/L9/R7/1250/B3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7990878526" calcext:value-type="float">
            <text:p>7990878526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10" office:value-type="float" office:value="1251" calcext:value-type="float">
            <text:p>1251</text:p>
          </table:table-cell>
          <table:table-cell table:style-name="ce4" office:value-type="float" office:value="7" calcext:value-type="float">
            <text:p>7</text:p>
          </table:table-cell>
          <table:table-cell table:style-name="ce35" office:value-type="string" calcext:value-type="string">
            <text:p>TT/B/L9/R7/1251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4" office:value-type="float" office:value="9436373235" calcext:value-type="float">
            <text:p>9436373235</text:p>
          </table:table-cell>
          <table:table-cell table:style-name="ce4" office:value-type="string" calcext:value-type="string">
            <text:p>TT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10" office:value-type="float" office:value="1252" calcext:value-type="float">
            <text:p>1252</text:p>
          </table:table-cell>
          <table:table-cell table:style-name="ce4" office:value-type="float" office:value="7" calcext:value-type="float">
            <text:p>7</text:p>
          </table:table-cell>
          <table:table-cell table:style-name="ce35" office:value-type="string" calcext:value-type="string">
            <text:p>TT/B/L9/R7/1252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5" office:value-type="float" office:value="7899390619" calcext:value-type="float">
            <text:p>7899390619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ES/A/L3/R8/1268/B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5" office:value-type="float" office:value="9624118335" calcext:value-type="float">
            <text:p>9624118335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ES/A/L3/R8/1270/B3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5" office:value-type="float" office:value="9333311934" calcext:value-type="float">
            <text:p>9333311934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3" calcext:value-type="float">
            <text:p>3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ES/A/L3/R8/1272/B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5" office:value-type="float" office:value="9825342786" calcext:value-type="float">
            <text:p>9825342786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ES/A/L4/R8/1274/B3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38" office:value-type="float" office:value="9932223804" calcext:value-type="float">
            <text:p>9932223804</text:p>
          </table:table-cell>
          <table:table-cell table:style-name="ce38" office:value-type="string" calcext:value-type="string">
            <text:p>ES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string" calcext:value-type="string">
            <text:p>A</text:p>
          </table:table-cell>
          <table:table-cell table:style-name="ce41" office:value-type="float" office:value="1276" calcext:value-type="float">
            <text:p>1276</text:p>
          </table:table-cell>
          <table:table-cell table:style-name="ce41" office:value-type="float" office:value="8" calcext:value-type="float">
            <text:p>8</text:p>
          </table:table-cell>
          <table:table-cell table:style-name="ce45" office:value-type="string" calcext:value-type="string">
            <text:p>ES/A/L4/R8/1276/B3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5" office:value-type="float" office:value="7874382124" calcext:value-type="float">
            <text:p>7874382124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5" calcext:value-type="float">
            <text:p>5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ES/A/L5/R8/1278/B3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7" office:value-type="float" office:value="7984882456" calcext:value-type="float">
            <text:p>7984882456</text:p>
          </table:table-cell>
          <table:table-cell table:style-name="ce27" office:value-type="string" calcext:value-type="string">
            <text:p>ES</text:p>
          </table:table-cell>
          <table:table-cell table:style-name="ce43" office:value-type="float" office:value="5" calcext:value-type="float">
            <text:p>5</text:p>
          </table:table-cell>
          <table:table-cell table:style-name="ce27" office:value-type="string" calcext:value-type="string">
            <text:p>A</text:p>
          </table:table-cell>
          <table:table-cell table:style-name="ce43" office:value-type="float" office:value="1280" calcext:value-type="float">
            <text:p>1280</text:p>
          </table:table-cell>
          <table:table-cell table:style-name="ce43" office:value-type="float" office:value="8" calcext:value-type="float">
            <text:p>8</text:p>
          </table:table-cell>
          <table:table-cell table:style-name="ce36" office:value-type="string" calcext:value-type="string">
            <text:p>ES/A/L5/R8/1280/B3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5" office:value-type="float" office:value="8530999365" calcext:value-type="float">
            <text:p>8530999365</text:p>
          </table:table-cell>
          <table:table-cell table:style-name="ce25" office:value-type="string" calcext:value-type="string">
            <text:p>ES</text:p>
          </table:table-cell>
          <table:table-cell table:style-name="ce40" office:value-type="float" office:value="5" calcext:value-type="float">
            <text:p>5</text:p>
          </table:table-cell>
          <table:table-cell table:style-name="ce25" office:value-type="string" calcext:value-type="string">
            <text:p>A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string" calcext:value-type="string">
            <text:p>ES/A/L5/R8/1282/B3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9436504013" calcext:value-type="float">
            <text:p>9436504013</text:p>
          </table:table-cell>
          <table:table-cell table:style-name="ce37" office:value-type="string" calcext:value-type="string">
            <text:p>SM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37" office:value-type="float" office:value="1284" calcext:value-type="float">
            <text:p>1284</text:p>
          </table:table-cell>
          <table:table-cell table:style-name="ce37" office:value-type="float" office:value="8" calcext:value-type="float">
            <text:p>8</text:p>
          </table:table-cell>
          <table:table-cell table:style-name="ce47" office:value-type="string" calcext:value-type="string">
            <text:p>SM/A/L1/R8/1284/B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MA BATCH 1'.$A$1" table:cell-range-address="$'ST_MA_TT BATCH 3'.$A$1:.$H$234" table:range-usable-as="print-range"/>
          <table:named-range table:name="_xlnm._FilterDatabase" table:base-cell-address="$'MA BATCH 1'.$A$1" table:cell-range-address="$'ST_MA_TT BATCH 3'.$B$1:.$F$1"/>
        </table:named-expressions>
      </table:table>
      <table:table table:name="Sheet4" table:style-name="ta4">
        <office:forms form:automatic-focus="false" form:apply-design-mode="false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61"/>
        <table:table-column table:style-name="co32" table:default-cell-style-name="ce67"/>
        <table:table-column table:style-name="co33" table:default-cell-style-name="ce56"/>
        <table:table-column table:style-name="co34" table:default-cell-style-name="ce56"/>
        <table:table-column table:style-name="co35" table:default-cell-style-name="ce75"/>
        <table:table-column table:style-name="co36" table:default-cell-style-name="Default"/>
        <table:table-column table:style-name="co37" table:default-cell-style-name="ce56"/>
        <table:table-column table:style-name="co38" table:default-cell-style-name="ce56"/>
        <table:table-column table:style-name="co39" table:default-cell-style-name="ce56"/>
        <table:table-row table:style-name="ro1">
          <table:table-cell office:value-type="string" calcext:value-type="string">
            <text:p>Slno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P</text:p>
          </table:table-cell>
          <table:table-cell table:style-name="ce73" office:value-type="string" calcext:value-type="string">
            <text:p>Stud ID </text:p>
          </table:table-cell>
          <table:table-cell table:style-name="ce74" office:value-type="string" calcext:value-type="string">
            <text:p>Row</text:p>
          </table:table-cell>
          <table:table-cell table:style-name="ce56" office:value-type="string" calcext:value-type="string">
            <text:p>ADMIT CARD NO</text:p>
          </table:table-cell>
          <table:table-cell office:value-type="string" calcext:value-type="string">
            <text:p>Marks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enter Name</text:p>
          </table:table-cell>
          <table:table-cell table:style-name="Default" office:value-type="string" calcext:value-type="string">
            <text:p>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2858029" calcext:value-type="float">
            <text:p>9962858029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A/L0/R1/1001/B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SHAN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41281513" calcext:value-type="float">
            <text:p>994128151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A/L0/R1/1002/B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KSHAN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05281503" calcext:value-type="float">
            <text:p>740528150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A/L0/R1/1003/B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IV RATHOD</text:p>
          </table:table-cell>
          <table:table-cell office:value-type="string" calcext:value-type="string">
            <text:p>Aloha Silvass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98723506" calcext:value-type="float">
            <text:p>9998723506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A/L0/R1/1004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AURYAVEER SINGH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9137902" calcext:value-type="float">
            <text:p>8699137902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A/L0/R1/100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DHARTH SHARM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44206810" calcext:value-type="float">
            <text:p>9444206810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A/L0/R1/1006/B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ARUN B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40231437" calcext:value-type="float">
            <text:p>9840231437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A/L0/R1/1007/B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ISHANTH S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89737777" calcext:value-type="float">
            <text:p>8889737777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08/B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ITYA AGARWAL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54661995" calcext:value-type="float">
            <text:p>9754661995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09/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SHISH KUMAR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62133537" calcext:value-type="float">
            <text:p>9962133537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0/B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EPIK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39653351" calcext:value-type="float">
            <text:p>893965335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1/B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ARNIKHA S U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74180876" calcext:value-type="float">
            <text:p>9774180876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2/B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HA MAJUMDER</text:p>
          </table:table-cell>
          <table:table-cell office:value-type="string" calcext:value-type="string">
            <text:p>Aloha G.B.Centre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41240642" calcext:value-type="float">
            <text:p>9841240642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3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LEY JESSICA T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74721797" calcext:value-type="float">
            <text:p>9574721797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4/B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40300788" calcext:value-type="float">
            <text:p>9840300788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5/B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NANI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62826589" calcext:value-type="float">
            <text:p>9962826589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6/B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ERTHIKA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79368951" calcext:value-type="float">
            <text:p>907936895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7/B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INIS KALLAR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90500868" calcext:value-type="float">
            <text:p>9790500868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8/B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ITHISH KANNAN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11455501" calcext:value-type="float">
            <text:p>911145550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19/B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EHR GUPT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79343093" calcext:value-type="float">
            <text:p>997934309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20/B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NCY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51564785" calcext:value-type="float">
            <text:p>9551564785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21/B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SHTIG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25129059" calcext:value-type="float">
            <text:p>9425129059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22/B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HREYA SINGH SIKARWAR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00243721" calcext:value-type="float">
            <text:p>930024372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23/B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HREYANSHI SHARM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317474702" calcext:value-type="float">
            <text:p>8317474702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24/B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HREYA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1040766" calcext:value-type="float">
            <text:p>9941040766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25/B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FEENATH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44567801" calcext:value-type="float">
            <text:p>984456780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B/L0/R1/1026/B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INEIT BANTIA</text:p>
          </table:table-cell>
          <table:table-cell office:value-type="string" calcext:value-type="string">
            <text:p>Aloha Kumara Park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40538771" calcext:value-type="float">
            <text:p>994053877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27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ASHNI A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26767555" calcext:value-type="float">
            <text:p>7026767555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28/B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JALI P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21898847" calcext:value-type="float">
            <text:p>8821898847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29/B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YUSH SHARM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83456445" calcext:value-type="float">
            <text:p>9283456445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0/B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ISHREE J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99656818" calcext:value-type="float">
            <text:p>7299656818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1/B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GADHARAN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40500823" calcext:value-type="float">
            <text:p>994050082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2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OJASHREE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44315185" calcext:value-type="float">
            <text:p>9944315185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3/B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HUL R P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94678393" calcext:value-type="float">
            <text:p>879467839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4/B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DDHI PAUL</text:p>
          </table:table-cell>
          <table:table-cell office:value-type="string" calcext:value-type="string">
            <text:p>Aloha Dharma Nagar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59197992" calcext:value-type="float">
            <text:p>7259197992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DHEEMA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41542677" calcext:value-type="float">
            <text:p>9741542677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6/B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HRINITH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8961432" calcext:value-type="float">
            <text:p>9788961432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7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ANDHANA SREE G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28302963" calcext:value-type="float">
            <text:p>942830296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/C/L0/R1/1038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G PATEL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41117498" calcext:value-type="float">
            <text:p>9841117498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39/B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HRAF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26565423" calcext:value-type="float">
            <text:p>982656542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0/B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YANSH BARSEN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03043425" calcext:value-type="float">
            <text:p>9003043425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1/B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BHAVANAN V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94660333" calcext:value-type="float">
            <text:p>9994660333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2/B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THESH M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44430431" calcext:value-type="float">
            <text:p>944443043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3/B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IKA K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91101359" calcext:value-type="float">
            <text:p>9791101359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4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GUNDHAN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40111535" calcext:value-type="float">
            <text:p>8940111535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5/B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AGHUL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00651634" calcext:value-type="float">
            <text:p>7200651634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6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KSHAN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51262634" calcext:value-type="float">
            <text:p>6351262634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7/B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DHANT BARAL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14217350" calcext:value-type="float">
            <text:p>9414217350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8/B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NISHQ AGRAWAL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39525122" calcext:value-type="float">
            <text:p>7639525122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49/B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ARAVIKA L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40291481" calcext:value-type="float">
            <text:p>9840291481</text:p>
          </table:table-cell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D/L0/R2/1050/B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RUN V V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26334282" calcext:value-type="float">
            <text:p>992633428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1/B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DITYA RAGHUWANSHI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01159972" calcext:value-type="float">
            <text:p>910115997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2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BHILASH DAS</text:p>
          </table:table-cell>
          <table:table-cell office:value-type="string" calcext:value-type="string">
            <text:p>Aloha <text:s/>Chapaguri</text:p>
          </table:table-cell>
          <table:table-cell office:value-type="string" calcext:value-type="string">
            <text:p>Assa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58413498" calcext:value-type="float">
            <text:p>735841349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3/B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NES VARSHA E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02058210" calcext:value-type="float">
            <text:p>900205821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4/B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ARESH SARKAR</text:p>
          </table:table-cell>
          <table:table-cell office:value-type="string" calcext:value-type="string">
            <text:p>Aloha Sepco Township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98695666" calcext:value-type="float">
            <text:p>999869566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5/B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HUMIL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01264954" calcext:value-type="float">
            <text:p>960126495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6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RISHA PARMAR</text:p>
          </table:table-cell>
          <table:table-cell office:value-type="string" calcext:value-type="string">
            <text:p>Aloha DKV Colloge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66904141" calcext:value-type="float">
            <text:p>8866904141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7/B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GH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34963433" calcext:value-type="float">
            <text:p>9734963433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8/B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UNAK MAITI</text:p>
          </table:table-cell>
          <table:table-cell office:value-type="string" calcext:value-type="string">
            <text:p>Aloha Sepco Township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20043922" calcext:value-type="float">
            <text:p>842004392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59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AYAN HAZRA</text:p>
          </table:table-cell>
          <table:table-cell office:value-type="string" calcext:value-type="string">
            <text:p>Aloha Sepco Township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36558885" calcext:value-type="float">
            <text:p>983655888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A/L1/R2/1060/B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AGAR BANERJEE</text:p>
          </table:table-cell>
          <table:table-cell office:value-type="string" calcext:value-type="string">
            <text:p>Aloha Kon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06710128" calcext:value-type="float">
            <text:p>700671012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1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MINA RASOOL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37884577" calcext:value-type="float">
            <text:p>953788457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2/B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ARYA PARMAR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772158000" calcext:value-type="float">
            <text:p>977215800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3/B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BHISRI JAIN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14209200" calcext:value-type="float">
            <text:p>961420920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4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DRIYO CHAKRABORTY</text:p>
          </table:table-cell>
          <table:table-cell office:value-type="string" calcext:value-type="string">
            <text:p>Aloha Krishna 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79741676" calcext:value-type="float">
            <text:p>967974167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5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HANA SARKAR</text:p>
          </table:table-cell>
          <table:table-cell office:value-type="string" calcext:value-type="string">
            <text:p>Aloha Krishna 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96379800" calcext:value-type="float">
            <text:p>959637980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6/B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MAN JAAN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18517869" calcext:value-type="float">
            <text:p>771851786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YA PORIA</text:p>
          </table:table-cell>
          <table:table-cell office:value-type="string" calcext:value-type="string">
            <text:p>Aloha Berhampu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01001990" calcext:value-type="float">
            <text:p>960100199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8/B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THA</text:p>
          </table:table-cell>
          <table:table-cell office:value-type="string" calcext:value-type="string">
            <text:p>Aloha Godh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04065187" calcext:value-type="float">
            <text:p>790406518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69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VADHAARANI B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14033444" calcext:value-type="float">
            <text:p>851403344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70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IBYAJIT ROY</text:p>
          </table:table-cell>
          <table:table-cell office:value-type="string" calcext:value-type="string">
            <text:p>Aloha Kon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443738899" calcext:value-type="float">
            <text:p>944373889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71/B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NISHKA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71220248" calcext:value-type="float">
            <text:p>907122024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72/B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AYALAXMI D MANAWAD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41166442" calcext:value-type="float">
            <text:p>704116644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73/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ENIL PATEL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00090010" calcext:value-type="float">
            <text:p>950009001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74/B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ESSICA CAROL 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82305350" calcext:value-type="float">
            <text:p>638230535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75/B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ESSY J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08285864" calcext:value-type="float">
            <text:p>940828586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/B/L1/R2/1076/B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ABIR</text:p>
          </table:table-cell>
          <table:table-cell office:value-type="string" calcext:value-type="string">
            <text:p>Aloha Bapu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99201308" calcext:value-type="float">
            <text:p>909920130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77/B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HIMA BARIA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90927861" calcext:value-type="float">
            <text:p>8890927861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78/B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HIL KALLAR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86010312" calcext:value-type="float">
            <text:p>998601031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79/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NASKRISHNA T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79796078" calcext:value-type="float">
            <text:p>997979607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0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ISHA SARDHARA</text:p>
          </table:table-cell>
          <table:table-cell office:value-type="string" calcext:value-type="string">
            <text:p>Aloha Kalawad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94479116" calcext:value-type="float">
            <text:p>999447911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1" calcext:value-type="float">
            <text:p>1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1/B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KSHITHA J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426578716" calcext:value-type="float">
            <text:p>942657871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2/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IRMIT NIKHILKUMAR PARMAR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62216900" calcext:value-type="float">
            <text:p>996221690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3" calcext:value-type="float">
            <text:p>1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3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ITHIN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844214789" calcext:value-type="float">
            <text:p>984421478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4/B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JASVI V JAIN</text:p>
          </table:table-cell>
          <table:table-cell office:value-type="string" calcext:value-type="string">
            <text:p>Aloha Kumara Park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27383633" calcext:value-type="float">
            <text:p>9427383633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5/B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Aloha Bhaktinag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41389577" calcext:value-type="float">
            <text:p>994138957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6/B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ANAV KUMAR 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24982477" calcext:value-type="float">
            <text:p>992498247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7/B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ISHA BHATT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53141774" calcext:value-type="float">
            <text:p>635314177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8/B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MARTH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43316595" calcext:value-type="float">
            <text:p>944331659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89/B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NJANA R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99037377" calcext:value-type="float">
            <text:p>789903737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90/B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HLOK SHIVA SHANKAR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32507785" calcext:value-type="float">
            <text:p>973250778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91/B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NEHAL GHOSH</text:p>
          </table:table-cell>
          <table:table-cell office:value-type="string" calcext:value-type="string">
            <text:p>Aloha Krishna 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40079800" calcext:value-type="float">
            <text:p>984007980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92/B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WETHA SRI T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91180494" calcext:value-type="float">
            <text:p>979118049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93/B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SHITHA P D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80973636" calcext:value-type="float">
            <text:p>888097363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94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ZAIR M PEERZADE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89006047" calcext:value-type="float">
            <text:p>978900604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95/B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SHNUPRIYAN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28781228" calcext:value-type="float">
            <text:p>942878122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B/L1/R3/1096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RAJ</text:p>
          </table:table-cell>
          <table:table-cell office:value-type="string" calcext:value-type="string">
            <text:p>Aloha Godh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99043406" calcext:value-type="float">
            <text:p>909904340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97" calcext:value-type="float">
            <text:p>1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09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STHA JANSARI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11157312" calcext:value-type="float">
            <text:p>961115731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098/B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LA KRISHNA GOWDA V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89765138" calcext:value-type="float">
            <text:p>978976513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099/B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EPAK A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58665120" calcext:value-type="float">
            <text:p>875866512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0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ANSHU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45427124" calcext:value-type="float">
            <text:p>994542712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1/B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HANUSH C G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537326767" calcext:value-type="float">
            <text:p>953732676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2/B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HVANIT</text:p>
          </table:table-cell>
          <table:table-cell office:value-type="string" calcext:value-type="string">
            <text:p>Aloha Godh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02385323" calcext:value-type="float">
            <text:p>9902385323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3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SHTI R PARMAR</text:p>
          </table:table-cell>
          <table:table-cell office:value-type="string" calcext:value-type="string">
            <text:p>Aloha Rajaji Nagar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11456846" calcext:value-type="float">
            <text:p>911145684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4/B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MANT CHATURVEDI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894151965" calcext:value-type="float">
            <text:p>989415196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5/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IROSHRITHIK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80139098" calcext:value-type="float">
            <text:p>898013909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6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AN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724306252" calcext:value-type="float">
            <text:p>972430625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7/B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HIR</text:p>
          </table:table-cell>
          <table:table-cell office:value-type="string" calcext:value-type="string">
            <text:p>Aloha Jahangirpu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787563495" calcext:value-type="float">
            <text:p>878756349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8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SHANT GHOSH</text:p>
          </table:table-cell>
          <table:table-cell office:value-type="string" calcext:value-type="string">
            <text:p>Aloha Math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490805889" calcext:value-type="float">
            <text:p>849080588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09/B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RUP PATEL</text:p>
          </table:table-cell>
          <table:table-cell office:value-type="string" calcext:value-type="string">
            <text:p>Aloha Godh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99978719" calcext:value-type="float">
            <text:p>909997871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10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TH PISOLKAR</text:p>
          </table:table-cell>
          <table:table-cell office:value-type="string" calcext:value-type="string">
            <text:p>Aloha South Bop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45486689" calcext:value-type="float">
            <text:p>994548668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11/B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ETAM KESARU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436135895" calcext:value-type="float">
            <text:p>943613589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12/B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ITHIB SINGHA</text:p>
          </table:table-cell>
          <table:table-cell office:value-type="string" calcext:value-type="string">
            <text:p>Aloha Math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09554116" calcext:value-type="float">
            <text:p>990955411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13/B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CHA BAVISKAR</text:p>
          </table:table-cell>
          <table:table-cell office:value-type="string" calcext:value-type="string">
            <text:p>Aloha Silvass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425339996" calcext:value-type="float">
            <text:p>942533999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/C/L1/R3/1114/B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DRANSH SHARM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597479525" calcext:value-type="float">
            <text:p>959747952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C/L1/R4/1115/B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ISHRUJAN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86747916" calcext:value-type="float">
            <text:p>968674791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C/L1/R4/1116/B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NJANA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217620449" calcext:value-type="float">
            <text:p>8217620449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117" calcext:value-type="float">
            <text:p>1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C/L1/R4/1117/B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WEEKAR SHIDALALL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28917082" calcext:value-type="float">
            <text:p>9428917082</text:p>
          </table:table-cell>
          <table:table-cell office:value-type="string" calcext:value-type="string">
            <text:p>MA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18" calcext:value-type="float">
            <text:p>1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18/B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ASHWI</text:p>
          </table:table-cell>
          <table:table-cell office:value-type="string" calcext:value-type="string">
            <text:p>Aloha Ambawad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827080860" calcext:value-type="float">
            <text:p>982708086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19/B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ITI MAITHANI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24404484" calcext:value-type="float">
            <text:p>942440448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0/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AGH SHUKLA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08110814" calcext:value-type="float">
            <text:p>8808110814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1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YANK BARSEN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26231348" calcext:value-type="float">
            <text:p>9426231348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2/B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EET PRADIPKUMAR GOTI</text:p>
          </table:table-cell>
          <table:table-cell office:value-type="string" calcext:value-type="string">
            <text:p>Aloha Amreli Cent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79578310" calcext:value-type="float">
            <text:p>997957831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3/B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29021515" calcext:value-type="float">
            <text:p>9429021515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4" calcext:value-type="float">
            <text:p>1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4/B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ISHKA</text:p>
          </table:table-cell>
          <table:table-cell office:value-type="string" calcext:value-type="string">
            <text:p>Aloha Ambawad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460872951" calcext:value-type="float">
            <text:p>9460872951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5/B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TH SARTHI SHARM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22778292" calcext:value-type="float">
            <text:p>9622778292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6/B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IBA KHAN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8" office:value-type="float" office:value="9737065255" calcext:value-type="float">
            <text:p>9737065255</text:p>
          </table:table-cell>
          <table:table-cell table:style-name="ce58" office:value-type="string" calcext:value-type="string">
            <text:p>MA</text:p>
          </table:table-cell>
          <table:table-cell table:style-name="ce63" office:value-type="float" office:value="1" calcext:value-type="float">
            <text:p>1</text:p>
          </table:table-cell>
          <table:table-cell table:style-name="ce68" office:value-type="string" calcext:value-type="string">
            <text:p>D</text:p>
          </table:table-cell>
          <table:table-cell office:value-type="float" office:value="1127" calcext:value-type="float">
            <text:p>1127</text:p>
          </table:table-cell>
          <table:table-cell table:style-name="ce58" office:value-type="float" office:value="4" calcext:value-type="float">
            <text:p>4</text:p>
          </table:table-cell>
          <table:table-cell table:style-name="ce76" office:value-type="string" calcext:value-type="string">
            <text:p>MA/D/L1/R4/1127/B1</text:p>
          </table:table-cell>
          <table:table-cell office:value-type="float" office:value="36" calcext:value-type="float">
            <text:p>36</text:p>
          </table:table-cell>
          <table:table-cell table:style-name="ce58" office:value-type="string" calcext:value-type="string">
            <text:p>UPASANA</text:p>
          </table:table-cell>
          <table:table-cell table:style-name="ce58" office:value-type="string" calcext:value-type="string">
            <text:p>Aloha Dahod</text:p>
          </table:table-cell>
          <table:table-cell table:style-name="ce58" office:value-type="string" calcext:value-type="string">
            <text:p>Gujara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94679306" calcext:value-type="float">
            <text:p>9894679306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8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 PRADEEPAA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78365420" calcext:value-type="float">
            <text:p>9978365420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D/L1/R4/1129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SHITA CHANDNANI</text:p>
          </table:table-cell>
          <table:table-cell office:value-type="string" calcext:value-type="string">
            <text:p>Aloha Jahangirpu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2908903" calcext:value-type="float">
            <text:p>7572908903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A/L2/R4/1130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ARV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879296994" calcext:value-type="float">
            <text:p>9879296994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131" calcext:value-type="float">
            <text:p>1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A/L2/R4/1131/B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ISHTHA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62865140" calcext:value-type="float">
            <text:p>9662865140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2/B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669848160" calcext:value-type="float">
            <text:p>9669848160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3/B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RUSH BAWARIA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925655026" calcext:value-type="float">
            <text:p>992565502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4/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YUSH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500009999" calcext:value-type="float">
            <text:p>950000999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5/B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IK V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90981805" calcext:value-type="float">
            <text:p>979098180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6" calcext:value-type="float">
            <text:p>1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6/B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ISHWARYA DA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787574465" calcext:value-type="float">
            <text:p>878757446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URAG DAS BARMAN</text:p>
          </table:table-cell>
          <table:table-cell office:value-type="string" calcext:value-type="string">
            <text:p>Aloha Ambassa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448455050" calcext:value-type="float">
            <text:p>9448455050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8/B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ADYA K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884425336" calcext:value-type="float">
            <text:p>988442533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39/B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 JANANI AKSHAY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50263536" calcext:value-type="float">
            <text:p>755026353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0/B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RLA AADHITYA Y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879614950" calcext:value-type="float">
            <text:p>9879614950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1" calcext:value-type="float">
            <text:p>1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1/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HRUMI ANTALA</text:p>
          </table:table-cell>
          <table:table-cell office:value-type="string" calcext:value-type="string">
            <text:p>Aloha Kalawad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840376715" calcext:value-type="float">
            <text:p>984037671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2/B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ILAKSHMI M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52599260" calcext:value-type="float">
            <text:p>9752599260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3/B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.NITHEEN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444012089" calcext:value-type="float">
            <text:p>944401208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4/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I MANASA K K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00984717" calcext:value-type="float">
            <text:p>9500984717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5/B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RAN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42055778" calcext:value-type="float">
            <text:p>9042055778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6/B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ARVIKA K 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949289232" calcext:value-type="float">
            <text:p>894928923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DHARTH PAHARIYA</text:p>
          </table:table-cell>
          <table:table-cell office:value-type="string" calcext:value-type="string">
            <text:p>Aloha Shastri Nagar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442300189" calcext:value-type="float">
            <text:p>944230018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8" calcext:value-type="float">
            <text:p>1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8/B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RUNIKA T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79069939" calcext:value-type="float">
            <text:p>987906993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B/L2/R4/1149/B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ASHVI SHAH</text:p>
          </table:table-cell>
          <table:table-cell office:value-type="string" calcext:value-type="string">
            <text:p>Aloha Bhat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826606585" calcext:value-type="float">
            <text:p>982660658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C/L2/R4/1150/B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ADYA RAGHUWANSHI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002721359" calcext:value-type="float">
            <text:p>900272135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1" calcext:value-type="float">
            <text:p>1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C/L2/R4/1151/B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KIT SHIL</text:p>
          </table:table-cell>
          <table:table-cell office:value-type="string" calcext:value-type="string">
            <text:p>Aloha Krishna 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830872241" calcext:value-type="float">
            <text:p>9830872241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/C/L2/R4/1152/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WESHA CHOWDHURY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694922036" calcext:value-type="float">
            <text:p>969492203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53/B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MAN TIWARI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73206989" calcext:value-type="float">
            <text:p>977320698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4" calcext:value-type="float">
            <text:p>1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54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YAN LODHI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86408522" calcext:value-type="float">
            <text:p>998640852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55/B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HAVANA 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232888347" calcext:value-type="float">
            <text:p>7232888347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6" calcext:value-type="float">
            <text:p>1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56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KSH DHARNI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758109003" calcext:value-type="float">
            <text:p>8758109003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7" calcext:value-type="float">
            <text:p>1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5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SH PARMAR</text:p>
          </table:table-cell>
          <table:table-cell office:value-type="string" calcext:value-type="string">
            <text:p>Aloha DKV Colloge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098964255" calcext:value-type="float">
            <text:p>809896425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8" calcext:value-type="float">
            <text:p>1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58/B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PIKA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24585056" calcext:value-type="float">
            <text:p>982458505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59" calcext:value-type="float">
            <text:p>1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59/B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V <text:s/>KATARIA</text:p>
          </table:table-cell>
          <table:table-cell office:value-type="string" calcext:value-type="string">
            <text:p>Aloha DKV Colloge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42066655" calcext:value-type="float">
            <text:p>974206665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0/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KSHA B 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86554583" calcext:value-type="float">
            <text:p>9786554583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1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SHAVARTHINI P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140408875" calcext:value-type="float">
            <text:p>814040887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2/B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RSHIL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425561908" calcext:value-type="float">
            <text:p>9425561908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3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Y KUMAR CHANDWANI</text:p>
          </table:table-cell>
          <table:table-cell office:value-type="string" calcext:value-type="string">
            <text:p>Aloha Bhilai</text:p>
          </table:table-cell>
          <table:table-cell office:value-type="string" calcext:value-type="string">
            <text:p>Chattisgar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320467314" calcext:value-type="float">
            <text:p>8320467314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4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HAPRASAD DAS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962219600" calcext:value-type="float">
            <text:p>9962219600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5/B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HINDANA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727422282" calcext:value-type="float">
            <text:p>972742228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6/B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DHE THAKKAR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58072626" calcext:value-type="float">
            <text:p>955807262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7" calcext:value-type="float">
            <text:p>1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7/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DRA PATEL</text:p>
          </table:table-cell>
          <table:table-cell office:value-type="string" calcext:value-type="string">
            <text:p>Aloha Jahangirpu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06686112" calcext:value-type="float">
            <text:p>700668611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8" calcext:value-type="float">
            <text:p>1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8/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BIT ELAHI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173377027" calcext:value-type="float">
            <text:p>9173377027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69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IV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79449125" calcext:value-type="float">
            <text:p>9879449125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70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YA PATEL</text:p>
          </table:table-cell>
          <table:table-cell office:value-type="string" calcext:value-type="string">
            <text:p>Aloha Jahangirpu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669720107" calcext:value-type="float">
            <text:p>9669720107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71/B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RUN SINGH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86672642" calcext:value-type="float">
            <text:p>988667264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72" calcext:value-type="float">
            <text:p>1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72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ARSHA M N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880109552" calcext:value-type="float">
            <text:p>988010955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73/B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HA A 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638672691" calcext:value-type="float">
            <text:p>9638672691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74/B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879635356" calcext:value-type="float">
            <text:p>987963535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C/L2/R5/1175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RAJ VASAVA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428995699" calcext:value-type="float">
            <text:p>942899569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76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KSHAT DOSHI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85779219" calcext:value-type="float">
            <text:p>968577921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77/B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SH MAHAJAN</text:p>
          </table:table-cell>
          <table:table-cell office:value-type="string" calcext:value-type="string">
            <text:p>Aloha Bhilai</text:p>
          </table:table-cell>
          <table:table-cell office:value-type="string" calcext:value-type="string">
            <text:p>Chattisgarh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900474466" calcext:value-type="float">
            <text:p>990047446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78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HAITHANYA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427244900" calcext:value-type="float">
            <text:p>9427244900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79/B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EMANG M KALAVADIA</text:p>
          </table:table-cell>
          <table:table-cell office:value-type="string" calcext:value-type="string">
            <text:p>Aloha Amreli Cent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33289578" calcext:value-type="float">
            <text:p>9033289578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0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RAJAPATI DIVYA</text:p>
          </table:table-cell>
          <table:table-cell office:value-type="string" calcext:value-type="string">
            <text:p>Aloha Sabarmat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443859881" calcext:value-type="float">
            <text:p>9443859881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1" calcext:value-type="float">
            <text:p>1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1/B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YADHARSHINI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52107042" calcext:value-type="float">
            <text:p>635210704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2/B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YAL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449384728" calcext:value-type="float">
            <text:p>9449384728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3/B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KSHIT <text:s/>JANGAT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428602866" calcext:value-type="float">
            <text:p>942860286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4/B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HUBHAM <text:s/>SOJITRA</text:p>
          </table:table-cell>
          <table:table-cell office:value-type="string" calcext:value-type="string">
            <text:p>Aloha Bapu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94218446" calcext:value-type="float">
            <text:p>879421844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5" calcext:value-type="float">
            <text:p>1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5/B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REEJAYA DEB</text:p>
          </table:table-cell>
          <table:table-cell office:value-type="string" calcext:value-type="string">
            <text:p>Aloha Ambassa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78724006" calcext:value-type="float">
            <text:p>997872400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6/B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JKARAN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26322152" calcext:value-type="float">
            <text:p>942632215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7/B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RTH KATHIRIYA</text:p>
          </table:table-cell>
          <table:table-cell office:value-type="string" calcext:value-type="string">
            <text:p>Aloha Bapu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29559876" calcext:value-type="float">
            <text:p>9429559876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D/L2/R5/1188/B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THI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723642161" calcext:value-type="float">
            <text:p>9723642161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189" calcext:value-type="float">
            <text:p>1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A/L3/R5/1189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ITIK GAJJAR</text:p>
          </table:table-cell>
          <table:table-cell office:value-type="string" calcext:value-type="string">
            <text:p>Aloha Prahalad Nag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94520720" calcext:value-type="float">
            <text:p>9894520720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/B/L3/R5/1190/B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KSHAYA GUNAA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402168473" calcext:value-type="float">
            <text:p>9402168473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1" calcext:value-type="float">
            <text:p>1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3/R6/1191/B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YUSHI BARMAN</text:p>
          </table:table-cell>
          <table:table-cell office:value-type="string" calcext:value-type="string">
            <text:p>Aloha Math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428298379" calcext:value-type="float">
            <text:p>9428298379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3/R6/1192/B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RSHVI KAPADIA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826915054" calcext:value-type="float">
            <text:p>9826915054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3" calcext:value-type="float">
            <text:p>1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3/R6/1193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TALI MISHR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879300715" calcext:value-type="float">
            <text:p>9879300715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3/R6/1194/B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V HARSHIT SHAH</text:p>
          </table:table-cell>
          <table:table-cell office:value-type="string" calcext:value-type="string">
            <text:p>Aloha Mani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980486800" calcext:value-type="float">
            <text:p>7980486800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3/R6/1195/B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JHIM BHATTACHARYA</text:p>
          </table:table-cell>
          <table:table-cell office:value-type="string" calcext:value-type="string">
            <text:p>Aloha Kon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443728614" calcext:value-type="float">
            <text:p>9443728614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6" calcext:value-type="float">
            <text:p>1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3/R6/1196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RITHA S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433901163" calcext:value-type="float">
            <text:p>9433901163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3/R6/1197/B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NMISTHA MITRA</text:p>
          </table:table-cell>
          <table:table-cell office:value-type="string" calcext:value-type="string">
            <text:p>Aloha Kon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742948911" calcext:value-type="float">
            <text:p>7742948911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198" calcext:value-type="float">
            <text:p>1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198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AKANKSHA GUPT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424100731" calcext:value-type="float">
            <text:p>9424100731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199/B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ITYA MAHESHWARY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22998958" calcext:value-type="float">
            <text:p>7022998958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0/B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ISHA N MULLA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424169269" calcext:value-type="float">
            <text:p>9424169269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1/B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ANT SHRIVASTAVA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411056756" calcext:value-type="float">
            <text:p>7411056756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2" calcext:value-type="float">
            <text:p>1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2/B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WESHA MAMADAPU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574094000" calcext:value-type="float">
            <text:p>9574094000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3" calcext:value-type="float">
            <text:p>1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3/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THARV LAXMIKANT PISOLKAR</text:p>
          </table:table-cell>
          <table:table-cell office:value-type="string" calcext:value-type="string">
            <text:p>Aloha Bhat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26960553" calcext:value-type="float">
            <text:p>9826960553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4" calcext:value-type="float">
            <text:p>1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4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HAVISHYA SINGH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163352197" calcext:value-type="float">
            <text:p>9163352197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UTIMAN MANDAL</text:p>
          </table:table-cell>
          <table:table-cell office:value-type="string" calcext:value-type="string">
            <text:p>Aloha Kon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411565651" calcext:value-type="float">
            <text:p>7411565651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6" calcext:value-type="float">
            <text:p>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6/B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RSHITA MAMADAPU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1106332" calcext:value-type="float">
            <text:p>9301106332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7" calcext:value-type="float">
            <text:p>1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7/B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RISHNA RAI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426358501" calcext:value-type="float">
            <text:p>9426358501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8" calcext:value-type="float">
            <text:p>1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8/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RISHNA THAKKAR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893389077" calcext:value-type="float">
            <text:p>9893389077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09" calcext:value-type="float">
            <text:p>1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09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SHAL M SAJJAN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494946601" calcext:value-type="float">
            <text:p>8494946601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0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MITA S BADAVANNAVA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964475417" calcext:value-type="float">
            <text:p>9964475417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1/B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ORVI R PRABHU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047080790" calcext:value-type="float">
            <text:p>9047080790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2" calcext:value-type="float">
            <text:p>1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2/B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JA RAJESWARI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13060767" calcext:value-type="float">
            <text:p>9513060767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3" calcext:value-type="float">
            <text:p>1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3/B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HABH GARG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685166908" calcext:value-type="float">
            <text:p>9685166908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4/B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ISHAV KUMAR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45584548" calcext:value-type="float">
            <text:p>9445584548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5/B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HIT S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491070576" calcext:value-type="float">
            <text:p>8491070576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6/B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ABAB ROUF</text:p>
          </table:table-cell>
          <table:table-cell office:value-type="string" calcext:value-type="string">
            <text:p>Aloha Kupwara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436763466" calcext:value-type="float">
            <text:p>9436763466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7" calcext:value-type="float">
            <text:p>1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7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MYARAJ DEB</text:p>
          </table:table-cell>
          <table:table-cell office:value-type="string" calcext:value-type="string">
            <text:p>Aloha Ambassa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924750604" calcext:value-type="float">
            <text:p>9924750604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8" calcext:value-type="float">
            <text:p>1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8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NIL SINH VAGHELA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561833902" calcext:value-type="float">
            <text:p>8561833902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219" calcext:value-type="float">
            <text:p>1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C/L3/R6/1219/B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ASHVI BAHETI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910153791" calcext:value-type="float">
            <text:p>8910153791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D/L3/R6/1220/B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DRIJA MONDAL</text:p>
          </table:table-cell>
          <table:table-cell office:value-type="string" calcext:value-type="string">
            <text:p>Aloha Konnaga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91905363" calcext:value-type="float">
            <text:p>9691905363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D/L3/R6/1221/B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MITA PAL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877237766" calcext:value-type="float">
            <text:p>7877237766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D/L3/R6/1222/B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HRUV MITTAL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623685848" calcext:value-type="float">
            <text:p>9623685848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D/L3/R6/1223/B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THAN MOHMMAD ALI SHAKIR</text:p>
          </table:table-cell>
          <table:table-cell office:value-type="string" calcext:value-type="string">
            <text:p>Aloha Gunj Bazaar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43405319" calcext:value-type="float">
            <text:p>9343405319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24" calcext:value-type="float">
            <text:p>1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D/L3/R6/1224/B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JEEVAGOUDA PATIL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7762612" calcext:value-type="float">
            <text:p>9407762612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D/L3/R6/1225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VISHA S</text:p>
          </table:table-cell>
          <table:table-cell office:value-type="string" calcext:value-type="string">
            <text:p>Aloha Bhilai</text:p>
          </table:table-cell>
          <table:table-cell office:value-type="string" calcext:value-type="string">
            <text:p>Chattisgarh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898533560" calcext:value-type="float">
            <text:p>8898533560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26" calcext:value-type="float">
            <text:p>1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D/L3/R6/1226/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RAT R. SHAH</text:p>
          </table:table-cell>
          <table:table-cell office:value-type="string" calcext:value-type="string">
            <text:p>Aloha Kandivli</text:p>
          </table:table-cell>
          <table:table-cell office:value-type="string" calcext:value-type="string">
            <text:p>Mumba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989457994" calcext:value-type="float">
            <text:p>8989457994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227" calcext:value-type="float">
            <text:p>1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A/L4/R6/1227/B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TYAM PATKAR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352255268" calcext:value-type="float">
            <text:p>6352255268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228" calcext:value-type="float">
            <text:p>1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/B/L4/R6/1228/B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DRA S</text:p>
          </table:table-cell>
          <table:table-cell office:value-type="string" calcext:value-type="string">
            <text:p>Aloha DKV Colloge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244555536" calcext:value-type="float">
            <text:p>9244555536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229" calcext:value-type="float">
            <text:p>12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B/L4/R7/1229/B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HARSHINI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598340768" calcext:value-type="float">
            <text:p>7598340768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230" calcext:value-type="float">
            <text:p>12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B/L4/R7/1230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DHI SANJEEV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825118851" calcext:value-type="float">
            <text:p>9825118851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231" calcext:value-type="float">
            <text:p>12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B/L4/R7/1231/B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RUTAM SHUBHAM MODI</text:p>
          </table:table-cell>
          <table:table-cell office:value-type="string" calcext:value-type="string">
            <text:p>Aloha Mani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436125024" calcext:value-type="float">
            <text:p>9436125024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232" calcext:value-type="float">
            <text:p>12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B/L4/R7/1232/B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RIMA SAHA</text:p>
          </table:table-cell>
          <table:table-cell office:value-type="string" calcext:value-type="string">
            <text:p>Aloha Math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436576956" calcext:value-type="float">
            <text:p>9436576956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33" calcext:value-type="float">
            <text:p>12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33/B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BHIRUP KAR</text:p>
          </table:table-cell>
          <table:table-cell office:value-type="string" calcext:value-type="string">
            <text:p>Aloha Paradise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775801035" calcext:value-type="float">
            <text:p>9775801035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34" calcext:value-type="float">
            <text:p>12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34/B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JASHWINI SAHOO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table:style-name="ce57" office:value-type="float" office:value="235" calcext:value-type="float">
            <text:p>235</text:p>
          </table:table-cell>
          <table:table-cell table:style-name="ce57" office:value-type="float" office:value="9442545785" calcext:value-type="float">
            <text:p>9442545785</text:p>
          </table:table-cell>
          <table:table-cell table:style-name="ce57" office:value-type="string" calcext:value-type="string">
            <text:p>MA</text:p>
          </table:table-cell>
          <table:table-cell table:style-name="ce64" office:value-type="float" office:value="4" calcext:value-type="float">
            <text:p>4</text:p>
          </table:table-cell>
          <table:table-cell table:style-name="ce69" office:value-type="string" calcext:value-type="string">
            <text:p>D</text:p>
          </table:table-cell>
          <table:table-cell table:style-name="ce57" office:value-type="float" office:value="1235" calcext:value-type="float">
            <text:p>1235</text:p>
          </table:table-cell>
          <table:table-cell table:style-name="ce57" office:value-type="float" office:value="7" calcext:value-type="float">
            <text:p>7</text:p>
          </table:table-cell>
          <table:table-cell table:style-name="ce77" office:value-type="string" calcext:value-type="string">
            <text:p>MA/C/L4/R7/1235/B1</text:p>
          </table:table-cell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AKSHADA K</text:p>
          </table:table-cell>
          <table:table-cell table:style-name="ce57" office:value-type="string" calcext:value-type="string">
            <text:p>Aloha Vallalar Salai</text:p>
          </table:table-cell>
          <table:table-cell table:style-name="ce57" office:value-type="string" calcext:value-type="string">
            <text:p>Pondicherry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53668925" calcext:value-type="float">
            <text:p>9753668925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36/B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SHUL PATWA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148263602" calcext:value-type="float">
            <text:p>8148263602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37" calcext:value-type="float">
            <text:p>12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37/B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ADHARSHINY B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341213869" calcext:value-type="float">
            <text:p>9341213869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38" calcext:value-type="float">
            <text:p>12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38/B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HRUV DOSHI</text:p>
          </table:table-cell>
          <table:table-cell office:value-type="string" calcext:value-type="string">
            <text:p>Aloha Rajaji Nagar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511434339" calcext:value-type="float">
            <text:p>8511434339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39" calcext:value-type="float">
            <text:p>12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39/B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NVI SHAH</text:p>
          </table:table-cell>
          <table:table-cell office:value-type="string" calcext:value-type="string">
            <text:p>Aloha Prahalad Nag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28589543" calcext:value-type="float">
            <text:p>9428589543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40" calcext:value-type="float">
            <text:p>1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40/B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SHITA C LASHKARI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035578768" calcext:value-type="float">
            <text:p>9035578768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41/B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MRUDDHI TANVASH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149947190" calcext:value-type="float">
            <text:p>9149947190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242" calcext:value-type="float">
            <text:p>12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4/R7/1242/B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AHA BIN TAHIR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747859501" calcext:value-type="float">
            <text:p>8747859501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43" calcext:value-type="float">
            <text:p>1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43/B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AVIND NAIK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906750808" calcext:value-type="float">
            <text:p>9906750808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44" calcext:value-type="float">
            <text:p>12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44/B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IZAN AHMAD SHEIKH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27242440" calcext:value-type="float">
            <text:p>9427242440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45" calcext:value-type="float">
            <text:p>12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45/B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ULIK B PARMAR</text:p>
          </table:table-cell>
          <table:table-cell office:value-type="string" calcext:value-type="string">
            <text:p>Aloha Amreli Cent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173414613" calcext:value-type="float">
            <text:p>9173414613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46/B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GHAV DARAJI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682104392" calcext:value-type="float">
            <text:p>9682104392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47" calcext:value-type="float">
            <text:p>1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47/B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RGIS AYUB</text:p>
          </table:table-cell>
          <table:table-cell office:value-type="string" calcext:value-type="string">
            <text:p>Aloha Sopore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449413113" calcext:value-type="float">
            <text:p>9449413113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48/B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ASSWA C PATIL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310077089" calcext:value-type="float">
            <text:p>8310077089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49/B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NJANA PADMANNAVA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25119661" calcext:value-type="float">
            <text:p>9425119661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50" calcext:value-type="float">
            <text:p>1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50/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NEHA MALHOTR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944659116" calcext:value-type="float">
            <text:p>9944659116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51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UJAY J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97440515" calcext:value-type="float">
            <text:p>9697440515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52" calcext:value-type="float">
            <text:p>1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52/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NZEELA RASOOL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826097701" calcext:value-type="float">
            <text:p>9826097701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53" calcext:value-type="float">
            <text:p>12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D/L4/R7/1253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NNATI CHAUBEY</text:p>
          </table:table-cell>
          <table:table-cell office:value-type="string" calcext:value-type="string">
            <text:p>Aloha Arera Colony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434791751" calcext:value-type="float">
            <text:p>9434791751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254" calcext:value-type="float">
            <text:p>12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A/L5/R7/1254/B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RASWATH PAL</text:p>
          </table:table-cell>
          <table:table-cell office:value-type="string" calcext:value-type="string">
            <text:p>Aloha Sepco Township</text:p>
          </table:table-cell>
          <table:table-cell office:value-type="string" calcext:value-type="string">
            <text:p>West Bengal</text:p>
          </table:table-cell>
        </table:table-row>
        <table:table-row table:style-name="ro3">
          <table:table-cell table:style-name="ce57" office:value-type="float" office:value="255" calcext:value-type="float">
            <text:p>255</text:p>
          </table:table-cell>
          <table:table-cell table:style-name="ce57" office:value-type="float" office:value="9924419189" calcext:value-type="float">
            <text:p>9924419189</text:p>
          </table:table-cell>
          <table:table-cell table:style-name="ce60" office:value-type="string" calcext:value-type="string">
            <text:p>TT</text:p>
          </table:table-cell>
          <table:table-cell table:style-name="ce64" office:value-type="float" office:value="5" calcext:value-type="float">
            <text:p>5</text:p>
          </table:table-cell>
          <table:table-cell table:style-name="ce70" office:value-type="string" calcext:value-type="string">
            <text:p>B</text:p>
          </table:table-cell>
          <table:table-cell table:style-name="ce57" office:value-type="float" office:value="1255" calcext:value-type="float">
            <text:p>1255</text:p>
          </table:table-cell>
          <table:table-cell table:style-name="ce57" office:value-type="float" office:value="7" calcext:value-type="float">
            <text:p>7</text:p>
          </table:table-cell>
          <table:table-cell table:style-name="ce77" office:value-type="string" calcext:value-type="string">
            <text:p><text:span text:style-name="T3">TT</text:span><text:span text:style-name="T4">/B/L5/R7/1255/B1</text:span></text:p>
          </table:table-cell>
          <table:table-cell office:value-type="float" office:value="50" calcext:value-type="float">
            <text:p>50</text:p>
          </table:table-cell>
          <table:table-cell table:style-name="ce57" office:value-type="string" calcext:value-type="string">
            <text:p>DHARMI SOJITRA</text:p>
          </table:table-cell>
          <table:table-cell table:style-name="ce57" office:value-type="string" calcext:value-type="string">
            <text:p>Aloha Jolly Bunglow</text:p>
          </table:table-cell>
          <table:table-cell table:style-name="ce57" office:value-type="string" calcext:value-type="string">
            <text:p>Gujara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46842428" calcext:value-type="float">
            <text:p>9046842428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B/L5/R7/1256/B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KAR BANERJEE</text:p>
          </table:table-cell>
          <table:table-cell office:value-type="string" calcext:value-type="string">
            <text:p>Aloha Sepco Township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429670162" calcext:value-type="float">
            <text:p>9429670162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57" calcext:value-type="float">
            <text:p>12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57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RNA C PATEL</text:p>
          </table:table-cell>
          <table:table-cell office:value-type="string" calcext:value-type="string">
            <text:p>Aloha Gurukul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778078790" calcext:value-type="float">
            <text:p>7778078790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58" calcext:value-type="float">
            <text:p>12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58/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ITYA PAVANKUMAR THAKUR</text:p>
          </table:table-cell>
          <table:table-cell office:value-type="string" calcext:value-type="string">
            <text:p>Aloha Mani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845491720" calcext:value-type="float">
            <text:p>9845491720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59" calcext:value-type="float">
            <text:p>12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59/B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AKSH KUMAAR SARDA</text:p>
          </table:table-cell>
          <table:table-cell office:value-type="string" calcext:value-type="string">
            <text:p>Aloha Kumara Park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612999807" calcext:value-type="float">
            <text:p>9612999807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60/B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DHUHRITA KAR</text:p>
          </table:table-cell>
          <table:table-cell office:value-type="string" calcext:value-type="string">
            <text:p>Aloha Paradise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789891231" calcext:value-type="float">
            <text:p>9789891231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61/B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RAJ J T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699620799" calcext:value-type="float">
            <text:p>9699620799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2" calcext:value-type="float">
            <text:p>12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62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AK VISHWADEEP DAVE</text:p>
          </table:table-cell>
          <table:table-cell office:value-type="string" calcext:value-type="string">
            <text:p>Aloha Kandivli</text:p>
          </table:table-cell>
          <table:table-cell office:value-type="string" calcext:value-type="string">
            <text:p>Mumbai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29680594" calcext:value-type="float">
            <text:p>9629680594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3" calcext:value-type="float">
            <text:p>12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63/B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ETHI SUBIKSHA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145657777" calcext:value-type="float">
            <text:p>9145657777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4" calcext:value-type="float">
            <text:p>12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64/B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KSHI MISHRA</text:p>
          </table:table-cell>
          <table:table-cell office:value-type="string" calcext:value-type="string">
            <text:p>Aloha Gunj Bazaar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622222134" calcext:value-type="float">
            <text:p>9622222134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5" calcext:value-type="float">
            <text:p>12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65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HAR JAVID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880762681" calcext:value-type="float">
            <text:p>9880762681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/C/L5/R7/1266/B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UHAS KODAND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428251769" calcext:value-type="float">
            <text:p>9428251769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267" calcext:value-type="float">
            <text:p>12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5/R8/1267/B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WISHA</text:p>
          </table:table-cell>
          <table:table-cell office:value-type="string" calcext:value-type="string">
            <text:p>Aloha Ambawad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899380931" calcext:value-type="float">
            <text:p>7899380931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68" calcext:value-type="float">
            <text:p>12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68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HWIN</text:p>
          </table:table-cell>
          <table:table-cell office:value-type="string" calcext:value-type="string">
            <text:p>Aloha Court Road, Karkala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894533226" calcext:value-type="float">
            <text:p>9894533226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69" calcext:value-type="float">
            <text:p>1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69/B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SHWIN KUMAR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469817503" calcext:value-type="float">
            <text:p>8469817503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70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ET DIPESHE</text:p>
          </table:table-cell>
          <table:table-cell office:value-type="string" calcext:value-type="string">
            <text:p>Aloha Drive In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460923146" calcext:value-type="float">
            <text:p>9460923146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1" calcext:value-type="float">
            <text:p>1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71/B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ESHAV GUPT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469928268" calcext:value-type="float">
            <text:p>8469928268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72/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IHAR KAPADIA</text:p>
          </table:table-cell>
          <table:table-cell office:value-type="string" calcext:value-type="string">
            <text:p>Aloha Sabarmat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020936522" calcext:value-type="float">
            <text:p>7020936522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3" calcext:value-type="float">
            <text:p>1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73/B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ITAM KUMAR MISHRA</text:p>
          </table:table-cell>
          <table:table-cell office:value-type="string" calcext:value-type="string">
            <text:p>Aloha Gunj Bazaar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227978025" calcext:value-type="float">
            <text:p>9227978025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74/B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IYANSHU BHAVSAR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817078338" calcext:value-type="float">
            <text:p>7817078338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5" calcext:value-type="float">
            <text:p>12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75/B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AMA JOISER</text:p>
          </table:table-cell>
          <table:table-cell office:value-type="string" calcext:value-type="string">
            <text:p>Aloha DKV Colloge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42586464" calcext:value-type="float">
            <text:p>9342586464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5/R8/1276/B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RISHAALI SHETTY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825113725" calcext:value-type="float">
            <text:p>9825113725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277" calcext:value-type="float">
            <text:p>12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7/R8/1277/B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NIL MAHENDRA PATEL</text:p>
          </table:table-cell>
          <table:table-cell office:value-type="string" calcext:value-type="string">
            <text:p>Aloha Bhat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468673313" calcext:value-type="float">
            <text:p>9468673313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278" calcext:value-type="float">
            <text:p>1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7/R8/1278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HUSHIL BHAMBOO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619691235" calcext:value-type="float">
            <text:p>8619691235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279" calcext:value-type="float">
            <text:p>12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7/R8/1279/B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DHANSHU</text:p>
          </table:table-cell>
          <table:table-cell office:value-type="string" calcext:value-type="string">
            <text:p>Aloha Gunj Bazaar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58" office:value-type="float" office:value="7899760395" calcext:value-type="float">
            <text:p>7899760395</text:p>
          </table:table-cell>
          <table:table-cell table:style-name="ce58" office:value-type="string" calcext:value-type="string">
            <text:p>MA</text:p>
          </table:table-cell>
          <table:table-cell table:style-name="ce63" office:value-type="float" office:value="7" calcext:value-type="float">
            <text:p>7</text:p>
          </table:table-cell>
          <table:table-cell table:style-name="ce68" office:value-type="string" calcext:value-type="string">
            <text:p>D</text:p>
          </table:table-cell>
          <table:table-cell table:style-name="ce58" office:value-type="float" office:value="1280" calcext:value-type="float">
            <text:p>1280</text:p>
          </table:table-cell>
          <table:table-cell table:style-name="ce58" office:value-type="float" office:value="8" calcext:value-type="float">
            <text:p>8</text:p>
          </table:table-cell>
          <table:table-cell table:style-name="ce76" office:value-type="string" calcext:value-type="string">
            <text:p>MA/D/L7/R8/1280/B1</text:p>
          </table:table-cell>
          <table:table-cell office:value-type="float" office:value="25" calcext:value-type="float">
            <text:p>25</text:p>
          </table:table-cell>
          <table:table-cell table:style-name="ce58" office:value-type="string" calcext:value-type="string">
            <text:p>DHRUVA S KURBET</text:p>
          </table:table-cell>
          <table:table-cell table:style-name="ce58" office:value-type="string" calcext:value-type="string">
            <text:p>MALMARUTHI Belgaum</text:p>
          </table:table-cell>
          <table:table-cell table:style-name="ce58" office:value-type="string" calcext:value-type="string">
            <text:p>Karnatak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073635546" calcext:value-type="float">
            <text:p>8073635546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1281" calcext:value-type="float">
            <text:p>12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7/R8/1281/B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M S HOSAMAN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97012555" calcext:value-type="float">
            <text:p>9797012555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8/R8/1282/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RAM ROUF</text:p>
          </table:table-cell>
          <table:table-cell office:value-type="string" calcext:value-type="string">
            <text:p>Aloha Kupwara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085237823" calcext:value-type="float">
            <text:p>7085237823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283" calcext:value-type="float">
            <text:p>12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8/R8/1283/B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NDAN DEBNATH</text:p>
          </table:table-cell>
          <table:table-cell office:value-type="string" calcext:value-type="string">
            <text:p>Aloha Math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082406832" calcext:value-type="float">
            <text:p>8082406832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284" calcext:value-type="float">
            <text:p>12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8/R8/1284/B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HAIB JAVID</text:p>
          </table:table-cell>
          <table:table-cell office:value-type="string" calcext:value-type="string">
            <text:p>Aloha Kupwara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972019961" calcext:value-type="float">
            <text:p>8972019961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C/L8/R8/1285/B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SANTA RAM</text:p>
          </table:table-cell>
          <table:table-cell office:value-type="string" calcext:value-type="string">
            <text:p>Aloha Berhampu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727434345" calcext:value-type="float">
            <text:p>9727434345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86" calcext:value-type="float">
            <text:p>12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86/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USH KANIYALAL MAVANI</text:p>
          </table:table-cell>
          <table:table-cell office:value-type="string" calcext:value-type="string">
            <text:p>Aloha Bhat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830593017" calcext:value-type="float">
            <text:p>8830593017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87" calcext:value-type="float">
            <text:p>12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87/B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RAN AJAYKUMAR KUTE</text:p>
          </table:table-cell>
          <table:table-cell office:value-type="string" calcext:value-type="string">
            <text:p>Aloha Gunj Bazaar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72343401" calcext:value-type="float">
            <text:p>9772343401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88" calcext:value-type="float">
            <text:p>12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88/B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SHITA KHANDELWAL</text:p>
          </table:table-cell>
          <table:table-cell office:value-type="string" calcext:value-type="string">
            <text:p>Aloha Saxena Gali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970647298" calcext:value-type="float">
            <text:p>9970647298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89" calcext:value-type="float">
            <text:p>12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89/B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HIL GARJE</text:p>
          </table:table-cell>
          <table:table-cell office:value-type="string" calcext:value-type="string">
            <text:p>Aloha Gunj Bazaar</text:p>
          </table:table-cell>
          <table:table-cell office:value-type="string" calcext:value-type="string">
            <text:p>Maharashtr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426356374" calcext:value-type="float">
            <text:p>9426356374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90/B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LLA KAUSHIK</text:p>
          </table:table-cell>
          <table:table-cell office:value-type="string" calcext:value-type="string">
            <text:p>Aloha Sabarmat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378537161" calcext:value-type="float">
            <text:p>6378537161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91" calcext:value-type="float">
            <text:p>12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91/B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URYA GUPT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43724969" calcext:value-type="float">
            <text:p>9343724969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92" calcext:value-type="float">
            <text:p>12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92/B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USHHAR SARDA</text:p>
          </table:table-cell>
          <table:table-cell office:value-type="string" calcext:value-type="string">
            <text:p>Aloha Kumara Park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58" office:value-type="float" office:value="9932223804" calcext:value-type="float">
            <text:p>9932223804</text:p>
          </table:table-cell>
          <table:table-cell table:style-name="ce58" office:value-type="string" calcext:value-type="string">
            <text:p>MA</text:p>
          </table:table-cell>
          <table:table-cell table:style-name="ce63" office:value-type="float" office:value="8" calcext:value-type="float">
            <text:p>8</text:p>
          </table:table-cell>
          <table:table-cell table:style-name="ce68" office:value-type="string" calcext:value-type="string">
            <text:p>D</text:p>
          </table:table-cell>
          <table:table-cell table:style-name="ce58" office:value-type="float" office:value="1293" calcext:value-type="float">
            <text:p>1293</text:p>
          </table:table-cell>
          <table:table-cell table:style-name="ce58" office:value-type="float" office:value="8" calcext:value-type="float">
            <text:p>8</text:p>
          </table:table-cell>
          <table:table-cell table:style-name="ce76" office:value-type="string" calcext:value-type="string">
            <text:p>MA/D/L8/R8/1293/B1</text:p>
          </table:table-cell>
          <table:table-cell office:value-type="float" office:value="34" calcext:value-type="float">
            <text:p>34</text:p>
          </table:table-cell>
          <table:table-cell table:style-name="ce58" office:value-type="string" calcext:value-type="string">
            <text:p>UDAYAN DATTA</text:p>
          </table:table-cell>
          <table:table-cell table:style-name="ce58" office:value-type="string" calcext:value-type="string">
            <text:p>Aloha Berhampur</text:p>
          </table:table-cell>
          <table:table-cell table:style-name="ce58" office:value-type="string" calcext:value-type="string">
            <text:p>West Benga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924848243" calcext:value-type="float">
            <text:p>9924848243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94" calcext:value-type="float">
            <text:p>12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94/B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Aloha Navsar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414090107" calcext:value-type="float">
            <text:p>9414090107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95" calcext:value-type="float">
            <text:p>12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/D/L8/R8/1295/B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NAY DANW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9" office:value-type="float" office:value="9612264465" calcext:value-type="float">
            <text:p>9612264465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59" office:value-type="float" office:value="1296" calcext:value-type="float">
            <text:p>1296</text:p>
          </table:table-cell>
          <table:table-cell table:style-name="ce59" office:value-type="float" office:value="8" calcext:value-type="float">
            <text:p>8</text:p>
          </table:table-cell>
          <table:table-cell table:style-name="ce78" office:value-type="string" calcext:value-type="string">
            <text:p>TT/B/L8/R8/1296/B1</text:p>
          </table:table-cell>
          <table:table-cell office:value-type="float" office:value="44" calcext:value-type="float">
            <text:p>44</text:p>
          </table:table-cell>
          <table:table-cell table:style-name="ce59" office:value-type="string" calcext:value-type="string">
            <text:p>GOURAB DHAR</text:p>
          </table:table-cell>
          <table:table-cell table:style-name="ce59" office:value-type="string" calcext:value-type="string">
            <text:p>Aloha Paradise Chaumuhani</text:p>
          </table:table-cell>
          <table:table-cell table:style-name="ce59" office:value-type="string" calcext:value-type="string">
            <text:p>Tripur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9" office:value-type="float" office:value="9940092100" calcext:value-type="float">
            <text:p>9940092100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59" office:value-type="float" office:value="1297" calcext:value-type="float">
            <text:p>1297</text:p>
          </table:table-cell>
          <table:table-cell table:style-name="ce59" office:value-type="float" office:value="8" calcext:value-type="float">
            <text:p>8</text:p>
          </table:table-cell>
          <table:table-cell table:style-name="ce78" office:value-type="string" calcext:value-type="string">
            <text:p>TT/B/L8/R8/1297/B1</text:p>
          </table:table-cell>
          <table:table-cell office:value-type="float" office:value="52" calcext:value-type="float">
            <text:p>52</text:p>
          </table:table-cell>
          <table:table-cell table:style-name="ce59" office:value-type="string" calcext:value-type="string">
            <text:p>JAI SURYA G</text:p>
          </table:table-cell>
          <table:table-cell table:style-name="ce59" office:value-type="string" calcext:value-type="string">
            <text:p>Aloha Ayanavaram</text:p>
          </table:table-cell>
          <table:table-cell table:style-name="ce59" office:value-type="string" calcext:value-type="string">
            <text:p>Tamil Nadu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59" office:value-type="float" office:value="9551915230" calcext:value-type="float">
            <text:p>9551915230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59" office:value-type="float" office:value="1298" calcext:value-type="float">
            <text:p>1298</text:p>
          </table:table-cell>
          <table:table-cell table:style-name="ce59" office:value-type="float" office:value="8" calcext:value-type="float">
            <text:p>8</text:p>
          </table:table-cell>
          <table:table-cell table:style-name="ce78" office:value-type="string" calcext:value-type="string">
            <text:p>TT/B/L8/R8/1298/B1</text:p>
          </table:table-cell>
          <table:table-cell office:value-type="float" office:value="53" calcext:value-type="float">
            <text:p>53</text:p>
          </table:table-cell>
          <table:table-cell table:style-name="ce59" office:value-type="string" calcext:value-type="string">
            <text:p>KARTHIKEYAN J</text:p>
          </table:table-cell>
          <table:table-cell table:style-name="ce59" office:value-type="string" calcext:value-type="string">
            <text:p>Aloha Jawahar Nagar</text:p>
          </table:table-cell>
          <table:table-cell table:style-name="ce59" office:value-type="string" calcext:value-type="string">
            <text:p>Tamil Nadu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9" office:value-type="float" office:value="7016707235" calcext:value-type="float">
            <text:p>7016707235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59" office:value-type="float" office:value="1299" calcext:value-type="float">
            <text:p>1299</text:p>
          </table:table-cell>
          <table:table-cell table:style-name="ce59" office:value-type="float" office:value="8" calcext:value-type="float">
            <text:p>8</text:p>
          </table:table-cell>
          <table:table-cell table:style-name="ce78" office:value-type="string" calcext:value-type="string">
            <text:p>TT/B/L8/R8/1299/B1</text:p>
          </table:table-cell>
          <table:table-cell office:value-type="float" office:value="46" calcext:value-type="float">
            <text:p>46</text:p>
          </table:table-cell>
          <table:table-cell table:style-name="ce59" office:value-type="string" calcext:value-type="string">
            <text:p>MANTRAM</text:p>
          </table:table-cell>
          <table:table-cell table:style-name="ce59" office:value-type="string" calcext:value-type="string">
            <text:p>Aloha Bhaktinager</text:p>
          </table:table-cell>
          <table:table-cell table:style-name="ce59" office:value-type="string" calcext:value-type="string">
            <text:p>Gujara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9" office:value-type="float" office:value="7010640751" calcext:value-type="float">
            <text:p>7010640751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59" office:value-type="float" office:value="1300" calcext:value-type="float">
            <text:p>1300</text:p>
          </table:table-cell>
          <table:table-cell table:style-name="ce59" office:value-type="float" office:value="8" calcext:value-type="float">
            <text:p>8</text:p>
          </table:table-cell>
          <table:table-cell table:style-name="ce78" office:value-type="string" calcext:value-type="string">
            <text:p>TT/B/L8/R8/1300/B1</text:p>
          </table:table-cell>
          <table:table-cell office:value-type="float" office:value="48" calcext:value-type="float">
            <text:p>48</text:p>
          </table:table-cell>
          <table:table-cell table:style-name="ce59" office:value-type="string" calcext:value-type="string">
            <text:p>RAVEENA RAMESH</text:p>
          </table:table-cell>
          <table:table-cell table:style-name="ce59" office:value-type="string" calcext:value-type="string">
            <text:p>Aloha Neelangarai</text:p>
          </table:table-cell>
          <table:table-cell table:style-name="ce59" office:value-type="string" calcext:value-type="string">
            <text:p>Tamil Nadu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59" office:value-type="float" office:value="8792358495" calcext:value-type="float">
            <text:p>8792358495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59" office:value-type="float" office:value="1301" calcext:value-type="float">
            <text:p>1301</text:p>
          </table:table-cell>
          <table:table-cell table:style-name="ce59" office:value-type="float" office:value="8" calcext:value-type="float">
            <text:p>8</text:p>
          </table:table-cell>
          <table:table-cell table:style-name="ce78" office:value-type="string" calcext:value-type="string">
            <text:p>TT/B/L8/R8/1301/B1</text:p>
          </table:table-cell>
          <table:table-cell office:value-type="float" office:value="69" calcext:value-type="float">
            <text:p>69</text:p>
          </table:table-cell>
          <table:table-cell table:style-name="ce59" office:value-type="string" calcext:value-type="string">
            <text:p>SANATH A</text:p>
          </table:table-cell>
          <table:table-cell table:style-name="ce59" office:value-type="string" calcext:value-type="string">
            <text:p>Aloha Jalahalli West</text:p>
          </table:table-cell>
          <table:table-cell table:style-name="ce59" office:value-type="string" calcext:value-type="string">
            <text:p>Karnatak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59" office:value-type="float" office:value="9886562509" calcext:value-type="float">
            <text:p>9886562509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59" office:value-type="float" office:value="1302" calcext:value-type="float">
            <text:p>1302</text:p>
          </table:table-cell>
          <table:table-cell table:style-name="ce59" office:value-type="float" office:value="8" calcext:value-type="float">
            <text:p>8</text:p>
          </table:table-cell>
          <table:table-cell table:style-name="ce78" office:value-type="string" calcext:value-type="string">
            <text:p>TT/B/L8/R8/1302/B1</text:p>
          </table:table-cell>
          <table:table-cell office:value-type="float" office:value="68" calcext:value-type="float">
            <text:p>68</text:p>
          </table:table-cell>
          <table:table-cell table:style-name="ce59" office:value-type="string" calcext:value-type="string">
            <text:p>SHREYA K</text:p>
          </table:table-cell>
          <table:table-cell table:style-name="ce59" office:value-type="string" calcext:value-type="string">
            <text:p>Aloha Jalahalli West</text:p>
          </table:table-cell>
          <table:table-cell table:style-name="ce59" office:value-type="string" calcext:value-type="string">
            <text:p>Karnat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1036505" calcext:value-type="float">
            <text:p>979103650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1/B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BHILASH B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44835970" calcext:value-type="float">
            <text:p>9444835970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2/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KHIL AVISHAI A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39384489" calcext:value-type="float">
            <text:p>8939384489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3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ARSHAN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00098967" calcext:value-type="float">
            <text:p>9500098967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4/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VYA BHARATHI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41495142" calcext:value-type="float">
            <text:p>9841495142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5/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KUL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60592315" calcext:value-type="float">
            <text:p>776059231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6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EMANTH S 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52982813" calcext:value-type="float">
            <text:p>9952982813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7/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HALAKSHMI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29145555" calcext:value-type="float">
            <text:p>782914555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8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ISHAN 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02053360" calcext:value-type="float">
            <text:p>9902053360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09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ITISH MISTRY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01269649" calcext:value-type="float">
            <text:p>9901269649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1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HITA S BHAT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44427888" calcext:value-type="float">
            <text:p>9344427888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11/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SATH SN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86562696" calcext:value-type="float">
            <text:p>9886562696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12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AURYA G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41877122" calcext:value-type="float">
            <text:p>9741877122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13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HIVANI D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84586777" calcext:value-type="float">
            <text:p>88845867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14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HRAVANI R BHAT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39187390" calcext:value-type="float">
            <text:p>9739187390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15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REYANSH KANUNGO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86186721" calcext:value-type="float">
            <text:p>9886186721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A/L0/R1/1016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ISHNAVI VANKAYAL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86628018" calcext:value-type="float">
            <text:p>9786628018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17/B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KSHARA T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74475691" calcext:value-type="float">
            <text:p>9774475691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18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RPAYETRA DEBNATH</text:p>
          </table:table-cell>
          <table:table-cell office:value-type="string" calcext:value-type="string">
            <text:p>Aloha Bishal Garh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08299497" calcext:value-type="float">
            <text:p>7708299497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19/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UN KARTHIKEYAN J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85850430" calcext:value-type="float">
            <text:p>9685850430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0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VYA NARULA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63006255" calcext:value-type="float">
            <text:p>966300625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1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AYAN GOWDA 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88136877" calcext:value-type="float">
            <text:p>97881368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2/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BLE JENNICA T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66123748" calcext:value-type="float">
            <text:p>9566123748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3/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HIKSHITHA K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43640245" calcext:value-type="float">
            <text:p>944364024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4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HYANESH L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05574029" calcext:value-type="float">
            <text:p>7005574029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5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YARCHY CHAKMA</text:p>
          </table:table-cell>
          <table:table-cell office:value-type="string" calcext:value-type="string">
            <text:p>Aloha G.B.Centre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45101493" calcext:value-type="float">
            <text:p>9445101493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6/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ANESH R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443068125" calcext:value-type="float">
            <text:p>944306812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7/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USHKA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39471997" calcext:value-type="float">
            <text:p>7339471997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8/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BARAJ J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40569515" calcext:value-type="float">
            <text:p>994056951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29/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STIN RAJ J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44312488" calcext:value-type="float">
            <text:p>9944312488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0/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THILESH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73616911" calcext:value-type="float">
            <text:p>8073616911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1/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ADYUMN MAJAT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87664648" calcext:value-type="float">
            <text:p>9787664648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2/B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IYADARSHINI P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87558856" calcext:value-type="float">
            <text:p>8787558856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3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ITTIKA DEB</text:p>
          </table:table-cell>
          <table:table-cell office:value-type="string" calcext:value-type="string">
            <text:p>Aloha Paradise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84802434" calcext:value-type="float">
            <text:p>9884802434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4/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SHINI S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31096176" calcext:value-type="float">
            <text:p>9731096176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5/B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AMARTH S HIRAMAN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23569275" calcext:value-type="float">
            <text:p>9823569275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6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REESH M PATIL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73118567" calcext:value-type="float">
            <text:p>7073118567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7/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DDHI BOTHR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94012019" calcext:value-type="float">
            <text:p>9894012019</text:p>
          </table:table-cell>
          <table:table-cell office:value-type="string" calcext:value-type="string">
            <text:p>TT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/B/L0/R1/1038/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JAY N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81348119" calcext:value-type="float">
            <text:p>948134811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39/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STHA A HUBL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28092011" calcext:value-type="float">
            <text:p>772809201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0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VIKA CHOUDHARY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43336444" calcext:value-type="float">
            <text:p>954333644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1/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JUN GANDH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36546399" calcext:value-type="float">
            <text:p>943654639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2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SHMITA DEY</text:p>
          </table:table-cell>
          <table:table-cell office:value-type="string" calcext:value-type="string">
            <text:p>Aloha Nagerjala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43529772" calcext:value-type="float">
            <text:p>974352977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3/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YUSH S CHIKKOP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347463271" calcext:value-type="float">
            <text:p>834746327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4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HAVYA PATEL</text:p>
          </table:table-cell>
          <table:table-cell office:value-type="string" calcext:value-type="string">
            <text:p>Aloha Bhat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29421133" calcext:value-type="float">
            <text:p>9929421133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5/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AHAK MIMANI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26618456" calcext:value-type="float">
            <text:p>9426618456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6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RSHIT J MEGHANI</text:p>
          </table:table-cell>
          <table:table-cell office:value-type="string" calcext:value-type="string">
            <text:p>Aloha Amreli Cent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70585873" calcext:value-type="float">
            <text:p>8870585873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7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MASRI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98011919" calcext:value-type="float">
            <text:p>989801191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8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Y DESAI</text:p>
          </table:table-cell>
          <table:table-cell office:value-type="string" calcext:value-type="string">
            <text:p>Aloha Bapu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62747767" calcext:value-type="float">
            <text:p>966274776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49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ASHISH <text:s/>JAVERI <text:s/>JAIN</text:p>
          </table:table-cell>
          <table:table-cell office:value-type="string" calcext:value-type="string">
            <text:p>Aloha Pal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40903000" calcext:value-type="float">
            <text:p>974090300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USHIK PRASHANT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04545443" calcext:value-type="float">
            <text:p>9904545443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1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RUTARTH</text:p>
          </table:table-cell>
          <table:table-cell office:value-type="string" calcext:value-type="string">
            <text:p>Aloha Jolly Bunglow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41824900" calcext:value-type="float">
            <text:p>984182490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2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KKULRAJ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71470434" calcext:value-type="float">
            <text:p>897147043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3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LISETTI SIRI CHANDAN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64192621" calcext:value-type="float">
            <text:p>876419262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4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UNAK KIRADOO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09207044" calcext:value-type="float">
            <text:p>990920704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5/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TVI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54442292" calcext:value-type="float">
            <text:p>875444229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6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NJAY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99721158" calcext:value-type="float">
            <text:p>9099721158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7/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HREY PATEL</text:p>
          </table:table-cell>
          <table:table-cell office:value-type="string" calcext:value-type="string">
            <text:p>Aloha Jahangirpu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41738257" calcext:value-type="float">
            <text:p>974173825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8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NIRIKA D V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76635205" calcext:value-type="float">
            <text:p>6376635205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59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NYA CHHABR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02701379" calcext:value-type="float">
            <text:p>960270137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6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YA RAJ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427118205" calcext:value-type="float">
            <text:p>9427118205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61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IRAT BHANDERI</text:p>
          </table:table-cell>
          <table:table-cell office:value-type="string" calcext:value-type="string">
            <text:p>Aloha Pal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43446600" calcext:value-type="float">
            <text:p>954344660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62/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ASHV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79845854" calcext:value-type="float">
            <text:p>997984585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A</text:p>
          </table:table-cell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A/L1/R2/1063/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UGVEER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38889553" calcext:value-type="float">
            <text:p>9538889553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64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ADITYA K KAMMA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00872870" calcext:value-type="float">
            <text:p>990087287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65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ARNA P GUTTIGOL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86288125" calcext:value-type="float">
            <text:p>9986288125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66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ARNAV AKSHAY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844286618" calcext:value-type="float">
            <text:p>9844286618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67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BRAM ELDHO BINU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40378442" calcext:value-type="float">
            <text:p>984037844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68/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IT VSWAM RAO MALATHKA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862520519" calcext:value-type="float">
            <text:p>986252051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69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KUSH SARKAR</text:p>
          </table:table-cell>
          <table:table-cell office:value-type="string" calcext:value-type="string">
            <text:p>Aloha Manughat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66596412" calcext:value-type="float">
            <text:p>956659641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70/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OQUIARADJE GEROME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45115077" calcext:value-type="float">
            <text:p>99451150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71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YA A IYENGA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97305500" calcext:value-type="float">
            <text:p>819730550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72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YUSH NALAWADE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84517517" calcext:value-type="float">
            <text:p>888451751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73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HUVAN CHIDAMBARAM P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00515630" calcext:value-type="float">
            <text:p>990051563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74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HUVANA 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94452812" calcext:value-type="float">
            <text:p>879445281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75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IPAN SAHA</text:p>
          </table:table-cell>
          <table:table-cell office:value-type="string" calcext:value-type="string">
            <text:p>Aloha Bishal Garh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49808342" calcext:value-type="float">
            <text:p>914980834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/B/L1/R2/1076/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ANIYA NISSA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60148062" calcext:value-type="float">
            <text:p>816014806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77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SHA MOKASHI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20004512" calcext:value-type="float">
            <text:p>872000451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78/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ARVIT JETHWANI</text:p>
          </table:table-cell>
          <table:table-cell office:value-type="string" calcext:value-type="string">
            <text:p>Aloha City Centr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47046902" calcext:value-type="float">
            <text:p>874704690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79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KUL A 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41510111" calcext:value-type="float">
            <text:p>914151011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0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UTHA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52083924" calcext:value-type="float">
            <text:p>995208392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1" calcext:value-type="float">
            <text:p>1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1/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UKAN M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00567347" calcext:value-type="float">
            <text:p>990056734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2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MSINI U 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571573236" calcext:value-type="float">
            <text:p>9571573236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3" calcext:value-type="float">
            <text:p>1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3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RDIK TALREJ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824241781" calcext:value-type="float">
            <text:p>982424178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4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LI P GOTI</text:p>
          </table:table-cell>
          <table:table-cell office:value-type="string" calcext:value-type="string">
            <text:p>Aloha Amreli Cent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11874384" calcext:value-type="float">
            <text:p>961187438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5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SHANTH GOWDA G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45515315" calcext:value-type="float">
            <text:p>9945515315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6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SHANTH SUDHAKA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37341746" calcext:value-type="float">
            <text:p>8837341746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7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SHITA DAS</text:p>
          </table:table-cell>
          <table:table-cell office:value-type="string" calcext:value-type="string">
            <text:p>Aloha Manughat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16162079" calcext:value-type="float">
            <text:p>991616207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8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NAVI N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491940027" calcext:value-type="float">
            <text:p>849194002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89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TIN BHAN</text:p>
          </table:table-cell>
          <table:table-cell office:value-type="string" calcext:value-type="string">
            <text:p>Aloha Pulwama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35535373" calcext:value-type="float">
            <text:p>9535535373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YANI AGANU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76765609" calcext:value-type="float">
            <text:p>917676560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1/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 ANANYA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01989528" calcext:value-type="float">
            <text:p>9901989528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2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KHITH 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41888088" calcext:value-type="float">
            <text:p>9341888088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3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SHANT KESHAV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51492422" calcext:value-type="float">
            <text:p>705149242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4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HAMMAD SHAKIR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48461629" calcext:value-type="float">
            <text:p>944846162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5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GDHA NANDAN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65616205" calcext:value-type="float">
            <text:p>9265616205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6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GDHA PANGE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00744770" calcext:value-type="float">
            <text:p>990074477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7" calcext:value-type="float">
            <text:p>1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7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ATHEEK CHENNAKESHAVA MUCHU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94519792" calcext:value-type="float">
            <text:p>9994519792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8/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ATHISHKA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99455945" calcext:value-type="float">
            <text:p>9099455945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099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JAL V JOSHI</text:p>
          </table:table-cell>
          <table:table-cell office:value-type="string" calcext:value-type="string">
            <text:p>Aloha Amreli Cent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16977191" calcext:value-type="float">
            <text:p>991697719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0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ITVAN KHATAWKA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50850171" calcext:value-type="float">
            <text:p>805085017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1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DRANSH TYAGI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16940444" calcext:value-type="float">
            <text:p>991694044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2/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AHASRA MUKKAL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31536699" calcext:value-type="float">
            <text:p>973153669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3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I KRITHIK T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05705527" calcext:value-type="float">
            <text:p>810570552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4/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AI MRUDHANI BOYA RAMU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82700329" calcext:value-type="float">
            <text:p>9782700329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5/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RVAGYAA NITIN JAIN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972334123" calcext:value-type="float">
            <text:p>9972334123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6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JAL SURES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740501140" calcext:value-type="float">
            <text:p>974050114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7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ASHANK 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10502721" calcext:value-type="float">
            <text:p>701050272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8/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HIVEAS NADA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886626544" calcext:value-type="float">
            <text:p>988662654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09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REYA SHEJIT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45864550" calcext:value-type="float">
            <text:p>984586455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10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RI DAYANANDA VALLA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64050530" calcext:value-type="float">
            <text:p>916405053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11/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POORTI CHACHAD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904921864" calcext:value-type="float">
            <text:p>790492186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12/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RISANJAY S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731444441" calcext:value-type="float">
            <text:p>9731444441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13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ANISHA G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52970408" calcext:value-type="float">
            <text:p>9952970408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/B/L1/R3/1114/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ARUN P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40545325" calcext:value-type="float">
            <text:p>9940545325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15/B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ARUN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746993646" calcext:value-type="float">
            <text:p>8746993646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16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DIKA B B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23332966" calcext:value-type="float">
            <text:p>8123332966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7" calcext:value-type="float">
            <text:p>1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17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SHAL KUMAR GOWD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72665126" calcext:value-type="float">
            <text:p>9972665126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8" calcext:value-type="float">
            <text:p>1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18/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ISHNU 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486365567" calcext:value-type="float">
            <text:p>948636556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19/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ISHWAA T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60634914" calcext:value-type="float">
            <text:p>8160634914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20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EK CHANDNANI</text:p>
          </table:table-cell>
          <table:table-cell office:value-type="string" calcext:value-type="string">
            <text:p>Aloha Jahangirpu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611307750" calcext:value-type="float">
            <text:p>9611307750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21/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RINDA CHUG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28169477" calcext:value-type="float">
            <text:p>92281694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B</text:p>
          </table:table-cell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1/R4/1122/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Aloha Navsar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75262430" calcext:value-type="float">
            <text:p>9375262430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23/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HAAN AMIR JAMANI</text:p>
          </table:table-cell>
          <table:table-cell office:value-type="string" calcext:value-type="string">
            <text:p>Aloha Mani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615390891" calcext:value-type="float">
            <text:p>9615390891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24" calcext:value-type="float">
            <text:p>1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24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PANNITA BHOWMIK</text:p>
          </table:table-cell>
          <table:table-cell office:value-type="string" calcext:value-type="string">
            <text:p>Aloha Math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924506644" calcext:value-type="float">
            <text:p>9924506644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25/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AINIL PATEL</text:p>
          </table:table-cell>
          <table:table-cell office:value-type="string" calcext:value-type="string">
            <text:p>Aloha Ankleshwar - Chauta Polica Chowk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02385322" calcext:value-type="float">
            <text:p>9902385322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26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IT R PARMAR</text:p>
          </table:table-cell>
          <table:table-cell office:value-type="string" calcext:value-type="string">
            <text:p>Aloha Rajaji Nagar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40027298" calcext:value-type="float">
            <text:p>9940027298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27" calcext:value-type="float">
            <text:p>1127</text:p>
          </table:table-cell>
          <table:table-cell table:style-name="ce89" office:value-type="float" office:value="4" calcext:value-type="float">
            <text:p>4</text:p>
          </table:table-cell>
          <table:table-cell office:value-type="string" calcext:value-type="string">
            <text:p>TT/A/L2/R4/1127/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ISHNUVARON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85999620" calcext:value-type="float">
            <text:p>8385999620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28/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ESHAV MITTAL</text:p>
          </table:table-cell>
          <table:table-cell office:value-type="string" calcext:value-type="string">
            <text:p>Aloha Mahapura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24339581" calcext:value-type="float">
            <text:p>9724339581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29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RISHIV JANI</text:p>
          </table:table-cell>
          <table:table-cell office:value-type="string" calcext:value-type="string">
            <text:p>Aloha Khavdi - Jam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16350454" calcext:value-type="float">
            <text:p>7016350454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0/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IYATI HARDIK CHAVDA</text:p>
          </table:table-cell>
          <table:table-cell office:value-type="string" calcext:value-type="string">
            <text:p>Aloha Jolly Bunglow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40689739" calcext:value-type="float">
            <text:p>994068973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1" calcext:value-type="float">
            <text:p>1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1/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HAKTHI KARTHIKA V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900980497" calcext:value-type="float">
            <text:p>990098049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2/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OUMYA <text:s/>MOHIRE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48291511" calcext:value-type="float">
            <text:p>9448291511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3/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RIYA VEENAI.M</text:p>
          </table:table-cell>
          <table:table-cell office:value-type="string" calcext:value-type="string">
            <text:p>Aloha Kumara Park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24621557" calcext:value-type="float">
            <text:p>972462155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4/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WARA</text:p>
          </table:table-cell>
          <table:table-cell office:value-type="string" calcext:value-type="string">
            <text:p>Aloha Daho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359249458" calcext:value-type="float">
            <text:p>7359249458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5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ANSHIKA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24340305" calcext:value-type="float">
            <text:p>9824340305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6" calcext:value-type="float">
            <text:p>1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6/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IVAAN GOHIL</text:p>
          </table:table-cell>
          <table:table-cell office:value-type="string" calcext:value-type="string">
            <text:p>Aloha New Ranip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43349378" calcext:value-type="float">
            <text:p>7043349378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A</text:p>
          </table:table-cell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A/L2/R4/1137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Aloha Jolly Bunglow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80488455" calcext:value-type="float">
            <text:p>9880488455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38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BHINAV P KALLIMAT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206248567" calcext:value-type="float">
            <text:p>720624856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39/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BHIRAJ <text:s/>A. <text:s/>TUNGARI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538510083" calcext:value-type="float">
            <text:p>9538510083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0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ARSH KRISHN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884212329" calcext:value-type="float">
            <text:p>988421232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1" calcext:value-type="float">
            <text:p>1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1/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HANA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731338042" calcext:value-type="float">
            <text:p>9731338042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2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POORVA 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41810527" calcext:value-type="float">
            <text:p>994181052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3/B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HWIN 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283961618" calcext:value-type="float">
            <text:p>8283961618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4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V KUMAR CHAUBE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99691622" calcext:value-type="float">
            <text:p>9799691622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5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HARVI MEEN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320607554" calcext:value-type="float">
            <text:p>8320607554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6/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HRUVA PATEL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29292346" calcext:value-type="float">
            <text:p>9429292346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7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HVANIBEN</text:p>
          </table:table-cell>
          <table:table-cell office:value-type="string" calcext:value-type="string">
            <text:p>Aloha Vardhari Road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762067287" calcext:value-type="float">
            <text:p>876206728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8" calcext:value-type="float">
            <text:p>1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8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ISHA 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480090966" calcext:value-type="float">
            <text:p>9480090966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49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ISHA T 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40179277" calcext:value-type="float">
            <text:p>97401792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50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THI G V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078692722" calcext:value-type="float">
            <text:p>8078692722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1" calcext:value-type="float">
            <text:p>1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51/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ARVITA MITTAL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86523695" calcext:value-type="float">
            <text:p>9686523695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/B/L2/R4/1152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ESHNA 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58100820" calcext:value-type="float">
            <text:p>6358100820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53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ITESH PAVAR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414264699" calcext:value-type="float">
            <text:p>941426469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4" calcext:value-type="float">
            <text:p>1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54/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RTIKEYA SHARM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725566778" calcext:value-type="float">
            <text:p>9725566778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55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AAN VAZA</text:p>
          </table:table-cell>
          <table:table-cell office:value-type="string" calcext:value-type="string">
            <text:p>Aloha Naranpur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16204454" calcext:value-type="float">
            <text:p>7016204454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6" calcext:value-type="float">
            <text:p>1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56/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RISH SUCHAK</text:p>
          </table:table-cell>
          <table:table-cell office:value-type="string" calcext:value-type="string">
            <text:p>Aloha Khavdi - Jamnag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76907451" calcext:value-type="float">
            <text:p>7576907451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7" calcext:value-type="float">
            <text:p>1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57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ISHANU CHAKRABORTY</text:p>
          </table:table-cell>
          <table:table-cell office:value-type="string" calcext:value-type="string">
            <text:p>Aloha Bharulumukh</text:p>
          </table:table-cell>
          <table:table-cell office:value-type="string" calcext:value-type="string">
            <text:p>Assa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080689225" calcext:value-type="float">
            <text:p>9080689225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8" calcext:value-type="float">
            <text:p>1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58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RTIN SATHISH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035323549" calcext:value-type="float">
            <text:p>903532354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59" calcext:value-type="float">
            <text:p>1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59/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SI B K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884558826" calcext:value-type="float">
            <text:p>9884558826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0/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ITHANSH A SURANA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443191768" calcext:value-type="float">
            <text:p>9443191768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1/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THIKA D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940050707" calcext:value-type="float">
            <text:p>994005070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2/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URALIDAR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45305846" calcext:value-type="float">
            <text:p>9845305846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3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SHHA SUSHIL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413866397" calcext:value-type="float">
            <text:p>8413866397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4/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NDA CHAKMA</text:p>
          </table:table-cell>
          <table:table-cell office:value-type="string" calcext:value-type="string">
            <text:p>Aloha G.B.Centre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862448819" calcext:value-type="float">
            <text:p>986244881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5/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BANI SAHA</text:p>
          </table:table-cell>
          <table:table-cell office:value-type="string" calcext:value-type="string">
            <text:p>Aloha Nagerjala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07775399" calcext:value-type="float">
            <text:p>910777539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6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INISH P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249879149" calcext:value-type="float">
            <text:p>824987914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7" calcext:value-type="float">
            <text:p>1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7/B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ITESH BEHERA</text:p>
          </table:table-cell>
          <table:table-cell office:value-type="string" calcext:value-type="string">
            <text:p>Aloha Math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760798685" calcext:value-type="float">
            <text:p>7760798685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8" calcext:value-type="float">
            <text:p>1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8/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ITIKA <text:s/>R SATTIGER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596572179" calcext:value-type="float">
            <text:p>959657217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69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MANA FAROOQ</text:p>
          </table:table-cell>
          <table:table-cell office:value-type="string" calcext:value-type="string">
            <text:p>Aloha Pulwama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488001734" calcext:value-type="float">
            <text:p>9488001734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0/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BHAREE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072609892" calcext:value-type="float">
            <text:p>8072609892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1/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AI HARSHINI K K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419059926" calcext:value-type="float">
            <text:p>9419059926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2" calcext:value-type="float">
            <text:p>1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2/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IFA BHAT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78793140" calcext:value-type="float">
            <text:p>8778793140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3/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A DAKSHA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884566106" calcext:value-type="float">
            <text:p>9884566106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4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HAKSHATH DEEKSHITH OSHORA R L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880087035" calcext:value-type="float">
            <text:p>9880087035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5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DDHANTH R JAIN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845178088" calcext:value-type="float">
            <text:p>9845178088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6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HAS BHUSHAN 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840998069" calcext:value-type="float">
            <text:p>9840998069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7/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 MADHESHWARAN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962535450" calcext:value-type="float">
            <text:p>9962535450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8/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AISHNAVI M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220123235" calcext:value-type="float">
            <text:p>8220123235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79/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NKATA SAI SARVESH T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38298110" calcext:value-type="float">
            <text:p>8838298110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80/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IJAYALAKSHMI M D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176116812" calcext:value-type="float">
            <text:p>9176116812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81" calcext:value-type="float">
            <text:p>1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81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IKRAM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600092943" calcext:value-type="float">
            <text:p>9600092943</text:p>
          </table:table-cell>
          <table:table-cell office:value-type="string" calcext:value-type="string">
            <text:p>TT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B</text:p>
          </table:table-cell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2/R5/1182/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NAY ROHITH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909149397" calcext:value-type="float">
            <text:p>9909149397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A</text:p>
          </table:table-cell>
          <table:table-cell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A/L3/R5/1183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DI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924630420" calcext:value-type="float">
            <text:p>9924630420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A</text:p>
          </table:table-cell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A/L3/R5/1184/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FREEN MAVANI</text:p>
          </table:table-cell>
          <table:table-cell office:value-type="string" calcext:value-type="string">
            <text:p>Aloha Silvass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480564988" calcext:value-type="float">
            <text:p>9480564988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A</text:p>
          </table:table-cell>
          <table:table-cell office:value-type="float" office:value="1185" calcext:value-type="float">
            <text:p>1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A/L3/R5/1185/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ISHK S HANJ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38001400" calcext:value-type="float">
            <text:p>9638001400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A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A/L3/R5/1186/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FEEN VASAYA</text:p>
          </table:table-cell>
          <table:table-cell office:value-type="string" calcext:value-type="string">
            <text:p>Aloha Silvass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265022540" calcext:value-type="float">
            <text:p>9265022540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A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A/L3/R5/1187/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SHA BHATT</text:p>
          </table:table-cell>
          <table:table-cell office:value-type="string" calcext:value-type="string">
            <text:p>Aloha Ankleshwar - Chauta Polica Chowk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86640340" calcext:value-type="float">
            <text:p>9886640340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3/R5/1188/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DITYA B C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980989950" calcext:value-type="float">
            <text:p>9980989950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89" calcext:value-type="float">
            <text:p>1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3/R5/1189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ITYA SHARMA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32147547" calcext:value-type="float">
            <text:p>9832147547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/B/L3/R5/1190/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GNIDIPTA GHOSH</text:p>
          </table:table-cell>
          <table:table-cell office:value-type="string" calcext:value-type="string">
            <text:p>Aloha Berhampu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00407557" calcext:value-type="float">
            <text:p>7200407557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1" calcext:value-type="float">
            <text:p>1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1/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JAYAE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904917978" calcext:value-type="float">
            <text:p>7904917978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2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WIN JENI KUMAR E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105195838" calcext:value-type="float">
            <text:p>8105195838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3" calcext:value-type="float">
            <text:p>1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3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ANYA SANTHOS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500873125" calcext:value-type="float">
            <text:p>9500873125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4/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UL JOTHI K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038323021" calcext:value-type="float">
            <text:p>7038323021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5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YUSH GANESH PALLOD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04851163" calcext:value-type="float">
            <text:p>9904851163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6" calcext:value-type="float">
            <text:p>1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6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HNAVI MISTRI</text:p>
          </table:table-cell>
          <table:table-cell office:value-type="string" calcext:value-type="string">
            <text:p>Aloha Ankleshwar - Chauta Polica Chowki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41643808" calcext:value-type="float">
            <text:p>9841643808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7/B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VYA SESHA G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723293666" calcext:value-type="float">
            <text:p>9723293666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8" calcext:value-type="float">
            <text:p>1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8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ESHAV TAPARIA</text:p>
          </table:table-cell>
          <table:table-cell office:value-type="string" calcext:value-type="string">
            <text:p>Aloha Science City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44959922" calcext:value-type="float">
            <text:p>9944959922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199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ADAKSHINA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13372416" calcext:value-type="float">
            <text:p>9413372416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0/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ANAV VERM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26290345" calcext:value-type="float">
            <text:p>9726290345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1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DRA GANDHI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974139860" calcext:value-type="float">
            <text:p>8974139860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2" calcext:value-type="float">
            <text:p>1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2/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DRARGHYA DAS</text:p>
          </table:table-cell>
          <table:table-cell office:value-type="string" calcext:value-type="string">
            <text:p>Aloha Nagerjala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434041051" calcext:value-type="float">
            <text:p>9434041051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3" calcext:value-type="float">
            <text:p>1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3/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NOY SARKAR</text:p>
          </table:table-cell>
          <table:table-cell office:value-type="string" calcext:value-type="string">
            <text:p>Aloha Berhampu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906646865" calcext:value-type="float">
            <text:p>9906646865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4" calcext:value-type="float">
            <text:p>1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4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AFIYA VIQAR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426359433" calcext:value-type="float">
            <text:p>9426359433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5/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REY ACHARYA</text:p>
          </table:table-cell>
          <table:table-cell office:value-type="string" calcext:value-type="string">
            <text:p>Aloha Sector -21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844191154" calcext:value-type="float">
            <text:p>9844191154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6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UBHADA SURES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762795587" calcext:value-type="float">
            <text:p>8762795587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7" calcext:value-type="float">
            <text:p>1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7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HUCHITA SURES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62769927" calcext:value-type="float">
            <text:p>9962769927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8" calcext:value-type="float">
            <text:p>1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8/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VETHA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916557961" calcext:value-type="float">
            <text:p>9916557961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09" calcext:value-type="float">
            <text:p>1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09/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CHAN M CHINIWALA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80913160" calcext:value-type="float">
            <text:p>9980913160</text:p>
          </table:table-cell>
          <table:table-cell office:value-type="string" calcext:value-type="string">
            <text:p>TT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3/R6/1210/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ASHAS 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731167401" calcext:value-type="float">
            <text:p>9731167401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A</text:p>
          </table:table-cell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A/L4/R6/1211/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ANVI PARMAR</text:p>
          </table:table-cell>
          <table:table-cell office:value-type="string" calcext:value-type="string">
            <text:p>Aloha Rajaji Nagar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867059949" calcext:value-type="float">
            <text:p>8867059949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2" calcext:value-type="float">
            <text:p>1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2/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ITHI HIREMATH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903254331" calcext:value-type="float">
            <text:p>8903254331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3" calcext:value-type="float">
            <text:p>1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3/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KSHAT A 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825780376" calcext:value-type="float">
            <text:p>8825780376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4/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BARISHRAJ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944051662" calcext:value-type="float">
            <text:p>9944051662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5/B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HAGAT D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840420177" calcext:value-type="float">
            <text:p>98404201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6/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RAN ADITHIYA S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971867116" calcext:value-type="float">
            <text:p>8971867116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7" calcext:value-type="float">
            <text:p>1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7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HARVI H V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123987706" calcext:value-type="float">
            <text:p>8123987706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8" calcext:value-type="float">
            <text:p>1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8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EPAK 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597250777" calcext:value-type="float">
            <text:p>75972507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19" calcext:value-type="float">
            <text:p>1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19/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IVYANSHI BENIWAL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741536464" calcext:value-type="float">
            <text:p>9741536464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0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RIDAY SHETTY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03183109" calcext:value-type="float">
            <text:p>9003183109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1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VIKA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945121944" calcext:value-type="float">
            <text:p>9945121944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2/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YANK PATEL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97129804" calcext:value-type="float">
            <text:p>9797129804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3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HAMMAD FAZIL BHAT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840970885" calcext:value-type="float">
            <text:p>9840970885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4" calcext:value-type="float">
            <text:p>1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4/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VIN S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86154643" calcext:value-type="float">
            <text:p>9486154643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5/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THIN SHATHARTHICK R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11838503" calcext:value-type="float">
            <text:p>9611838503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6" calcext:value-type="float">
            <text:p>1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6/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ITHIKA SUDHARS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900973260" calcext:value-type="float">
            <text:p>9900973260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7" calcext:value-type="float">
            <text:p>1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7/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 NAYANA UMES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840837256" calcext:value-type="float">
            <text:p>9840837256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8" calcext:value-type="float">
            <text:p>1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/B/L4/R6/1228/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J HARSHIT T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940073796" calcext:value-type="float">
            <text:p>9940073796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29" calcext:value-type="float">
            <text:p>12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4/R7/1229/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ARISHIK 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361688610" calcext:value-type="float">
            <text:p>6361688610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0" calcext:value-type="float">
            <text:p>12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4/R7/1230/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ARANYA BASARIMARAD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343541145" calcext:value-type="float">
            <text:p>9343541145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1" calcext:value-type="float">
            <text:p>12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4/R7/1231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VED KULKARNI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838050290" calcext:value-type="float">
            <text:p>8838050290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2" calcext:value-type="float">
            <text:p>12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4/R7/1232/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YABINYAA SHRIEE R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620043777" calcext:value-type="float">
            <text:p>9620043777</text:p>
          </table:table-cell>
          <table:table-cell office:value-type="string" calcext:value-type="string">
            <text:p>TT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3" calcext:value-type="float">
            <text:p>12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4/R7/1233/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ASHAS KUMAR S V</text:p>
          </table:table-cell>
          <table:table-cell office:value-type="string" calcext:value-type="string">
            <text:p>Aloha Kumara Park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320045198" calcext:value-type="float">
            <text:p>8320045198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A</text:p>
          </table:table-cell>
          <table:table-cell office:value-type="float" office:value="1234" calcext:value-type="float">
            <text:p>12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A/L5/R7/1234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ARSHIT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940311603" calcext:value-type="float">
            <text:p>9940311603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35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BDUL RAHM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677714235" calcext:value-type="float">
            <text:p>9677714235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36/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ITYA WALGAYE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448431393" calcext:value-type="float">
            <text:p>9448431393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7" calcext:value-type="float">
            <text:p>12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37/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KHILESH <text:s/>MANJUNATH</text:p>
          </table:table-cell>
          <table:table-cell office:value-type="string" calcext:value-type="string">
            <text:p>Aloha Rajaji Nagar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4604998" calcext:value-type="float">
            <text:p>9414604998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8" calcext:value-type="float">
            <text:p>12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38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UJ KALYANI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402121193" calcext:value-type="float">
            <text:p>9402121193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39" calcext:value-type="float">
            <text:p>12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39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URAG DEBNATH</text:p>
          </table:table-cell>
          <table:table-cell office:value-type="string" calcext:value-type="string">
            <text:p>Aloha Manughat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83542524" calcext:value-type="float">
            <text:p>6383542524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0" calcext:value-type="float">
            <text:p>1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0/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TISH K A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840888995" calcext:value-type="float">
            <text:p>9840888995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1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DHRINAD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41122733" calcext:value-type="float">
            <text:p>9741122733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2" calcext:value-type="float">
            <text:p>12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2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ERISH B V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66100449" calcext:value-type="float">
            <text:p>9566100449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3" calcext:value-type="float">
            <text:p>1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3/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RENDHRA P A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964636" calcext:value-type="float">
            <text:p>9789964636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4" calcext:value-type="float">
            <text:p>12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4/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MENDRA A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697966668" calcext:value-type="float">
            <text:p>9697966668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5" calcext:value-type="float">
            <text:p>12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5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ENNA FAYAZ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28182183" calcext:value-type="float">
            <text:p>9428182183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6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ET CHANCHPARA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862527040" calcext:value-type="float">
            <text:p>9862527040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7" calcext:value-type="float">
            <text:p>1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7/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RITTIKA DAS</text:p>
          </table:table-cell>
          <table:table-cell office:value-type="string" calcext:value-type="string">
            <text:p>Aloha Paradise Chaumuhani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84004090" calcext:value-type="float">
            <text:p>9784004090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8" calcext:value-type="float">
            <text:p>1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8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INIK BANTHI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460615766" calcext:value-type="float">
            <text:p>9460615766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49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KSHYA AROR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678911478" calcext:value-type="float">
            <text:p>8678911478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0" calcext:value-type="float">
            <text:p>1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0/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GESH 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277437801" calcext:value-type="float">
            <text:p>8277437801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1/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ISH KURATTI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886812450" calcext:value-type="float">
            <text:p>9886812450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2" calcext:value-type="float">
            <text:p>1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2/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HREEN FATHIMA MANAF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00086181" calcext:value-type="float">
            <text:p>9600086181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3" calcext:value-type="float">
            <text:p>12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3/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ANESH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972977446" calcext:value-type="float">
            <text:p>9972977446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4" calcext:value-type="float">
            <text:p>12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4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ASOONA H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32788922" calcext:value-type="float">
            <text:p>9632788922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5" calcext:value-type="float">
            <text:p>12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5/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ATHAM KHANDELWAL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925245668" calcext:value-type="float">
            <text:p>9925245668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6/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AVAL DWIJA PARTH</text:p>
          </table:table-cell>
          <table:table-cell office:value-type="string" calcext:value-type="string">
            <text:p>Aloha Ghatlodiy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40467134" calcext:value-type="float">
            <text:p>9740467134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7" calcext:value-type="float">
            <text:p>12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7/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AVISHANKAR KESARUR</text:p>
          </table:table-cell>
          <table:table-cell office:value-type="string" calcext:value-type="string">
            <text:p>MALMARUTHI Belgaum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51572354" calcext:value-type="float">
            <text:p>9551572354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8" calcext:value-type="float">
            <text:p>12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8/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ITHIYA SRI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73703020" calcext:value-type="float">
            <text:p>7373703020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59" calcext:value-type="float">
            <text:p>12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59/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ITVIK K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974231637" calcext:value-type="float">
            <text:p>8974231637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60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PANJAN DHAR</text:p>
          </table:table-cell>
          <table:table-cell office:value-type="string" calcext:value-type="string">
            <text:p>Aloha Dharma Nagar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962257103" calcext:value-type="float">
            <text:p>9962257103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61/B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HANA R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862503230" calcext:value-type="float">
            <text:p>9862503230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2" calcext:value-type="float">
            <text:p>12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62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I NATH</text:p>
          </table:table-cell>
          <table:table-cell office:value-type="string" calcext:value-type="string">
            <text:p>Aloha Dharma Nagar</text:p>
          </table:table-cell>
          <table:table-cell office:value-type="string" calcext:value-type="string">
            <text:p>Tripur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940593213" calcext:value-type="float">
            <text:p>9940593213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3" calcext:value-type="float">
            <text:p>12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63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VESH MANI K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743429562" calcext:value-type="float">
            <text:p>9743429562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4" calcext:value-type="float">
            <text:p>12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64/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RINIDHIRAM K R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426261179" calcext:value-type="float">
            <text:p>9426261179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5" calcext:value-type="float">
            <text:p>12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65/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RISHTI VAISHNAV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941524567" calcext:value-type="float">
            <text:p>9941524567</text:p>
          </table:table-cell>
          <table:table-cell office:value-type="string" calcext:value-type="string">
            <text:p>TT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T/B/L5/R7/1266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ASH K BHANDAR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197293096" calcext:value-type="float">
            <text:p>8197293096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7" calcext:value-type="float">
            <text:p>12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67/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CHEESH DATTA MURTHY</text:p>
          </table:table-cell>
          <table:table-cell office:value-type="string" calcext:value-type="string">
            <text:p>Aloha Kumara Park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096881815" calcext:value-type="float">
            <text:p>7096881815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8" calcext:value-type="float">
            <text:p>12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68/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STHA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414137006" calcext:value-type="float">
            <text:p>9414137006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69" calcext:value-type="float">
            <text:p>1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69/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ITEN KOTHARI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940632650" calcext:value-type="float">
            <text:p>9940632650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70/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IYAN R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057270413" calcext:value-type="float">
            <text:p>9057270413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1" calcext:value-type="float">
            <text:p>1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71/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RITIKA CHOPRA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884479390" calcext:value-type="float">
            <text:p>9884479390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72/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LAN GANDH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892181250" calcext:value-type="float">
            <text:p>7892181250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3" calcext:value-type="float">
            <text:p>1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73/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ULYA A S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006506217" calcext:value-type="float">
            <text:p>7006506217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74/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BIR JAVID</text:p>
          </table:table-cell>
          <table:table-cell office:value-type="string" calcext:value-type="string">
            <text:p>Aloha Everonn</text:p>
          </table:table-cell>
          <table:table-cell office:value-type="string" calcext:value-type="string">
            <text:p>Jammu And Kashmir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379657629" calcext:value-type="float">
            <text:p>6379657629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5" calcext:value-type="float">
            <text:p>12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75/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MRRITHASRI S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427749113" calcext:value-type="float">
            <text:p>9427749113</text:p>
          </table:table-cell>
          <table:table-cell office:value-type="string" calcext:value-type="string">
            <text:p>TT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6/R8/1276/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AIBHAV VADHER</text:p>
          </table:table-cell>
          <table:table-cell office:value-type="string" calcext:value-type="string">
            <text:p>Aloha Kalanala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735917098" calcext:value-type="float">
            <text:p>8735917098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A</text:p>
          </table:table-cell>
          <table:table-cell office:value-type="float" office:value="1277" calcext:value-type="float">
            <text:p>12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A/L7/R8/1277/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Aloha Kamraj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884892656" calcext:value-type="float">
            <text:p>9884892656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8" calcext:value-type="float">
            <text:p>1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78/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ANYA SAJEEV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749641586" calcext:value-type="float">
            <text:p>9749641586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79" calcext:value-type="float">
            <text:p>12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79/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YAN ISLAM</text:p>
          </table:table-cell>
          <table:table-cell office:value-type="string" calcext:value-type="string">
            <text:p>Aloha Berhampur</text:p>
          </table:table-cell>
          <table:table-cell office:value-type="string" calcext:value-type="string">
            <text:p>West Benga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784000402" calcext:value-type="float">
            <text:p>9784000402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80" calcext:value-type="float">
            <text:p>1280</text:p>
          </table:table-cell>
          <table:table-cell table:style-name="ce89" office:value-type="float" office:value="8" calcext:value-type="float">
            <text:p>8</text:p>
          </table:table-cell>
          <table:table-cell office:value-type="string" calcext:value-type="string">
            <text:p>TT/B/L7/R8/1280/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HAVIN BHANDARI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27185594" calcext:value-type="float">
            <text:p>9327185594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81" calcext:value-type="float">
            <text:p>12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81/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RIDAY AGARWAL</text:p>
          </table:table-cell>
          <table:table-cell office:value-type="string" calcext:value-type="string">
            <text:p>Aloha Bhata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462559601" calcext:value-type="float">
            <text:p>9462559601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82/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AMAL SINGH KHATOD</text:p>
          </table:table-cell>
          <table:table-cell office:value-type="string" calcext:value-type="string">
            <text:p>Aloha JN Vyas Colony</text:p>
          </table:table-cell>
          <table:table-cell office:value-type="string" calcext:value-type="string">
            <text:p>Rajastha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829004503" calcext:value-type="float">
            <text:p>7829004503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83" calcext:value-type="float">
            <text:p>12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83/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HUSHI N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904145546" calcext:value-type="float">
            <text:p>9904145546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84" calcext:value-type="float">
            <text:p>12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84/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AHI R ZALAWADIYA</text:p>
          </table:table-cell>
          <table:table-cell office:value-type="string" calcext:value-type="string">
            <text:p>Aloha Amreli Center</text:p>
          </table:table-cell>
          <table:table-cell office:value-type="string" calcext:value-type="string">
            <text:p>Gujarat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884135168" calcext:value-type="float">
            <text:p>9884135168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85/B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ANAV A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845036616" calcext:value-type="float">
            <text:p>9845036616</text:p>
          </table:table-cell>
          <table:table-cell office:value-type="string" calcext:value-type="string">
            <text:p>TT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string" calcext:value-type="string">
            <text:p>B</text:p>
          </table:table-cell>
          <table:table-cell office:value-type="float" office:value="1286" calcext:value-type="float">
            <text:p>12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/B/L7/R8/1286/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ASHASHWINI M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Karnatak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9" office:value-type="float" office:value="7005693035" calcext:value-type="float">
            <text:p>7005693035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87" calcext:value-type="float">
            <text:p>1287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87/B2</text:p>
          </table:table-cell>
          <table:table-cell office:value-type="float" office:value="43" calcext:value-type="float">
            <text:p>43</text:p>
          </table:table-cell>
          <table:table-cell table:style-name="ce59" office:value-type="string" calcext:value-type="string">
            <text:p>BINEET GOSWAMI</text:p>
          </table:table-cell>
          <table:table-cell table:style-name="ce59" office:value-type="string" calcext:value-type="string">
            <text:p>Aloha Paradise Chaumuhani</text:p>
          </table:table-cell>
          <table:table-cell table:style-name="ce59" office:value-type="string" calcext:value-type="string">
            <text:p>Tripur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59" office:value-type="float" office:value="9844087013" calcext:value-type="float">
            <text:p>9844087013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88" calcext:value-type="float">
            <text:p>1288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88/B2</text:p>
          </table:table-cell>
          <table:table-cell office:value-type="float" office:value="70" calcext:value-type="float">
            <text:p>70</text:p>
          </table:table-cell>
          <table:table-cell table:style-name="ce59" office:value-type="string" calcext:value-type="string">
            <text:p>JAHNAVI SURESH</text:p>
          </table:table-cell>
          <table:table-cell table:style-name="ce59" office:value-type="string" calcext:value-type="string">
            <text:p>Aloha Jalahalli West</text:p>
          </table:table-cell>
          <table:table-cell table:style-name="ce59" office:value-type="string" calcext:value-type="string">
            <text:p>Karnatak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9" office:value-type="float" office:value="9825781757" calcext:value-type="float">
            <text:p>9825781757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89" calcext:value-type="float">
            <text:p>1289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89/B2</text:p>
          </table:table-cell>
          <table:table-cell office:value-type="float" office:value="65" calcext:value-type="float">
            <text:p>65</text:p>
          </table:table-cell>
          <table:table-cell table:style-name="ce59" office:value-type="string" calcext:value-type="string">
            <text:p>KALP AMIN</text:p>
          </table:table-cell>
          <table:table-cell table:style-name="ce59" office:value-type="string" calcext:value-type="string">
            <text:p>Aloha Kalanala</text:p>
          </table:table-cell>
          <table:table-cell table:style-name="ce59" office:value-type="string" calcext:value-type="string">
            <text:p>Gujara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59" office:value-type="float" office:value="9551082660" calcext:value-type="float">
            <text:p>9551082660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90" calcext:value-type="float">
            <text:p>1290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90/B2</text:p>
          </table:table-cell>
          <table:table-cell office:value-type="float" office:value="42" calcext:value-type="float">
            <text:p>42</text:p>
          </table:table-cell>
          <table:table-cell table:style-name="ce59" office:value-type="string" calcext:value-type="string">
            <text:p>MADHAV R</text:p>
          </table:table-cell>
          <table:table-cell table:style-name="ce59" office:value-type="string" calcext:value-type="string">
            <text:p>Aloha Jawahar Nagar</text:p>
          </table:table-cell>
          <table:table-cell table:style-name="ce59" office:value-type="string" calcext:value-type="string">
            <text:p>Tamil Nadu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59" office:value-type="float" office:value="9731808637" calcext:value-type="float">
            <text:p>9731808637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91" calcext:value-type="float">
            <text:p>1291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91/B2</text:p>
          </table:table-cell>
          <table:table-cell office:value-type="float" office:value="65" calcext:value-type="float">
            <text:p>65</text:p>
          </table:table-cell>
          <table:table-cell table:style-name="ce59" office:value-type="string" calcext:value-type="string">
            <text:p>PAVANKUMAR CHACHADI</text:p>
          </table:table-cell>
          <table:table-cell table:style-name="ce59" office:value-type="string" calcext:value-type="string">
            <text:p>MALMARUTHI Belgaum</text:p>
          </table:table-cell>
          <table:table-cell table:style-name="ce59" office:value-type="string" calcext:value-type="string">
            <text:p>Karnatak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59" office:value-type="float" office:value="9739786705" calcext:value-type="float">
            <text:p>9739786705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92" calcext:value-type="float">
            <text:p>1292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92/B2</text:p>
          </table:table-cell>
          <table:table-cell office:value-type="float" office:value="68" calcext:value-type="float">
            <text:p>68</text:p>
          </table:table-cell>
          <table:table-cell table:style-name="ce59" office:value-type="string" calcext:value-type="string">
            <text:p>RACHANA A R</text:p>
          </table:table-cell>
          <table:table-cell table:style-name="ce59" office:value-type="string" calcext:value-type="string">
            <text:p>Aloha Jalahalli West</text:p>
          </table:table-cell>
          <table:table-cell table:style-name="ce59" office:value-type="string" calcext:value-type="string">
            <text:p>Karnatak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59" office:value-type="float" office:value="9879019800" calcext:value-type="float">
            <text:p>9879019800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93" calcext:value-type="float">
            <text:p>1293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93/B2</text:p>
          </table:table-cell>
          <table:table-cell office:value-type="float" office:value="16" calcext:value-type="float">
            <text:p>16</text:p>
          </table:table-cell>
          <table:table-cell table:style-name="ce59" office:value-type="string" calcext:value-type="string">
            <text:p>RUTAV KANIYA</text:p>
          </table:table-cell>
          <table:table-cell table:style-name="ce59" office:value-type="string" calcext:value-type="string">
            <text:p>Aloha Bhatar</text:p>
          </table:table-cell>
          <table:table-cell table:style-name="ce59" office:value-type="string" calcext:value-type="string">
            <text:p>Gujarat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59" office:value-type="float" office:value="9840383210" calcext:value-type="float">
            <text:p>9840383210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94" calcext:value-type="float">
            <text:p>1294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94/B2</text:p>
          </table:table-cell>
          <table:table-cell office:value-type="float" office:value="61" calcext:value-type="float">
            <text:p>61</text:p>
          </table:table-cell>
          <table:table-cell table:style-name="ce59" office:value-type="string" calcext:value-type="string">
            <text:p>SARAVANAN V</text:p>
          </table:table-cell>
          <table:table-cell table:style-name="ce59" office:value-type="string" calcext:value-type="string">
            <text:p>Aloha Ayanavaram</text:p>
          </table:table-cell>
          <table:table-cell table:style-name="ce59" office:value-type="string" calcext:value-type="string">
            <text:p>Tamil Nadu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9" office:value-type="float" office:value="9429912347" calcext:value-type="float">
            <text:p>9429912347</text:p>
          </table:table-cell>
          <table:table-cell table:style-name="ce59" office:value-type="string" calcext:value-type="string">
            <text:p>TT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string" calcext:value-type="string">
            <text:p>B</text:p>
          </table:table-cell>
          <table:table-cell table:style-name="ce59" office:value-type="float" office:value="1295" calcext:value-type="float">
            <text:p>1295</text:p>
          </table:table-cell>
          <table:table-cell table:style-name="ce59" office:value-type="float" office:value="8" calcext:value-type="float">
            <text:p>8</text:p>
          </table:table-cell>
          <table:table-cell table:style-name="ce90" office:value-type="string" calcext:value-type="string">
            <text:p>TT/B/L10/R8/1295/B2</text:p>
          </table:table-cell>
          <table:table-cell office:value-type="float" office:value="27" calcext:value-type="float">
            <text:p>27</text:p>
          </table:table-cell>
          <table:table-cell table:style-name="ce59" office:value-type="string" calcext:value-type="string">
            <text:p>VAISHNAVI KARAN THAKKAR</text:p>
          </table:table-cell>
          <table:table-cell table:style-name="ce59" office:value-type="string" calcext:value-type="string">
            <text:p>Aloha Maninagar</text:p>
          </table:table-cell>
          <table:table-cell table:style-name="ce59" office:value-type="string" calcext:value-type="string">
            <text:p>Gujarat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80" office:value-type="float" office:value="9429865848" calcext:value-type="float">
            <text:p>9429865848</text:p>
          </table:table-cell>
          <table:table-cell table:style-name="ce80" office:value-type="string" calcext:value-type="string">
            <text:p>SM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A</text:p>
          </table:table-cell>
          <table:table-cell office:value-type="float" office:value="1296" calcext:value-type="float">
            <text:p>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/A/L1/R8/1296/B2</text:p>
          </table:table-cell>
          <table:table-cell office:value-type="float" office:value="25" calcext:value-type="float">
            <text:p>25</text:p>
          </table:table-cell>
          <table:table-cell table:style-name="ce80" office:value-type="string" calcext:value-type="string">
            <text:p>HET VIPULKUMAR <text:s/>PATEL</text:p>
          </table:table-cell>
          <table:table-cell table:style-name="ce80" office:value-type="string" calcext:value-type="string">
            <text:p>Aloha Bhat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80" office:value-type="float" office:value="9377722800" calcext:value-type="float">
            <text:p>9377722800</text:p>
          </table:table-cell>
          <table:table-cell table:style-name="ce80" office:value-type="string" calcext:value-type="string">
            <text:p>SM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A</text:p>
          </table:table-cell>
          <table:table-cell office:value-type="float" office:value="1298" calcext:value-type="float">
            <text:p>12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/A/L1/R8/1298/B2</text:p>
          </table:table-cell>
          <table:table-cell office:value-type="float" office:value="35" calcext:value-type="float">
            <text:p>35</text:p>
          </table:table-cell>
          <table:table-cell table:style-name="ce80" office:value-type="string" calcext:value-type="string">
            <text:p>JAY SANGHAVI</text:p>
          </table:table-cell>
          <table:table-cell table:style-name="ce80" office:value-type="string" calcext:value-type="string">
            <text:p>Aloha Ghatlodiya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80" office:value-type="float" office:value="9825499049" calcext:value-type="float">
            <text:p>9825499049</text:p>
          </table:table-cell>
          <table:table-cell table:style-name="ce80" office:value-type="string" calcext:value-type="string">
            <text:p>SM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A</text:p>
          </table:table-cell>
          <table:table-cell office:value-type="float" office:value="1299" calcext:value-type="float">
            <text:p>12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/A/L1/R8/1299/B2</text:p>
          </table:table-cell>
          <table:table-cell office:value-type="float" office:value="19" calcext:value-type="float">
            <text:p>19</text:p>
          </table:table-cell>
          <table:table-cell table:style-name="ce80" office:value-type="string" calcext:value-type="string">
            <text:p>JIVAL DHINGRA</text:p>
          </table:table-cell>
          <table:table-cell table:style-name="ce80" office:value-type="string" calcext:value-type="string">
            <text:p>Aloha Bhat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2" office:value-type="float" office:value="7984882456" calcext:value-type="float">
            <text:p>7984882456</text:p>
          </table:table-cell>
          <table:table-cell table:style-name="ce82" office:value-type="string" calcext:value-type="string">
            <text:p>SM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A</text:p>
          </table:table-cell>
          <table:table-cell table:style-name="ce82" office:value-type="float" office:value="1300" calcext:value-type="float">
            <text:p>1300</text:p>
          </table:table-cell>
          <table:table-cell table:style-name="ce82" office:value-type="float" office:value="8" calcext:value-type="float">
            <text:p>8</text:p>
          </table:table-cell>
          <table:table-cell table:style-name="ce91" office:value-type="string" calcext:value-type="string">
            <text:p>SM/A/L1/R8/1300/B2</text:p>
          </table:table-cell>
          <table:table-cell office:value-type="float" office:value="41" calcext:value-type="float">
            <text:p>41</text:p>
          </table:table-cell>
          <table:table-cell table:style-name="ce82" office:value-type="string" calcext:value-type="string">
            <text:p>KISHAL</text:p>
          </table:table-cell>
          <table:table-cell table:style-name="ce82" office:value-type="string" calcext:value-type="string">
            <text:p>Aloha Bhatar</text:p>
          </table:table-cell>
          <table:table-cell table:style-name="ce82" office:value-type="string" calcext:value-type="string">
            <text:p>Gujarat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80" office:value-type="float" office:value="9427472757" calcext:value-type="float">
            <text:p>9427472757</text:p>
          </table:table-cell>
          <table:table-cell table:style-name="ce80" office:value-type="string" calcext:value-type="string">
            <text:p>SM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</text:p>
          </table:table-cell>
          <table:table-cell office:value-type="float" office:value="1301" calcext:value-type="float">
            <text:p>13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/A/L2/R8/1301/B2</text:p>
          </table:table-cell>
          <table:table-cell office:value-type="float" office:value="32" calcext:value-type="float">
            <text:p>32</text:p>
          </table:table-cell>
          <table:table-cell table:style-name="ce80" office:value-type="string" calcext:value-type="string">
            <text:p>USHANK</text:p>
          </table:table-cell>
          <table:table-cell table:style-name="ce80" office:value-type="string" calcext:value-type="string">
            <text:p>Aloha Bhat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0" office:value-type="float" office:value="8160430498" calcext:value-type="float">
            <text:p>8160430498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1/R1/1001/B3</text:p>
          </table:table-cell>
          <table:table-cell office:value-type="float" office:value="68" calcext:value-type="float">
            <text:p>68</text:p>
          </table:table-cell>
          <table:table-cell table:style-name="ce80" office:value-type="string" calcext:value-type="string">
            <text:p>ANSHUL RAMANI</text:p>
          </table:table-cell>
          <table:table-cell table:style-name="ce80" office:value-type="string" calcext:value-type="string">
            <text:p>Aloha Ranchhodnag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0" office:value-type="float" office:value="9722180726" calcext:value-type="float">
            <text:p>9722180726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1/R1/1003/B3</text:p>
          </table:table-cell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AVNI BAROLIYA</text:p>
          </table:table-cell>
          <table:table-cell table:style-name="ce80" office:value-type="string" calcext:value-type="string">
            <text:p>Aloha Silvassa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0" office:value-type="float" office:value="8140574141" calcext:value-type="float">
            <text:p>8140574141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1/R1/1005/B3</text:p>
          </table:table-cell>
          <table:table-cell office:value-type="float" office:value="37" calcext:value-type="float">
            <text:p>37</text:p>
          </table:table-cell>
          <table:table-cell table:style-name="ce80" office:value-type="string" calcext:value-type="string">
            <text:p>DHYAN PATEL</text:p>
          </table:table-cell>
          <table:table-cell table:style-name="ce80" office:value-type="string" calcext:value-type="string">
            <text:p>Aloha Kamraj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0" office:value-type="float" office:value="8128681629" calcext:value-type="float">
            <text:p>8128681629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A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1/R1/1007/B3</text:p>
          </table:table-cell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REYANSHI PATEL</text:p>
          </table:table-cell>
          <table:table-cell table:style-name="ce80" office:value-type="string" calcext:value-type="string">
            <text:p>Aloha Science City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0" office:value-type="float" office:value="9033933366" calcext:value-type="float">
            <text:p>9033933366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A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1/R1/1009/B3</text:p>
          </table:table-cell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TAMANNA JAIN</text:p>
          </table:table-cell>
          <table:table-cell table:style-name="ce80" office:value-type="string" calcext:value-type="string">
            <text:p>Aloha Bhat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3" office:value-type="float" office:value="9737065255" calcext:value-type="float">
            <text:p>9737065255</text:p>
          </table:table-cell>
          <table:table-cell table:style-name="ce93" office:value-type="string" calcext:value-type="string">
            <text:p>ES</text:p>
          </table:table-cell>
          <table:table-cell table:style-name="ce96" office:value-type="float" office:value="1" calcext:value-type="float">
            <text:p>1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float" office:value="1011" calcext:value-type="float">
            <text:p>1011</text:p>
          </table:table-cell>
          <table:table-cell table:style-name="ce93" office:value-type="float" office:value="1" calcext:value-type="float">
            <text:p>1</text:p>
          </table:table-cell>
          <table:table-cell table:style-name="ce100" office:value-type="string" calcext:value-type="string">
            <text:p>ES/A/L1/R1/1011/B3</text:p>
          </table:table-cell>
          <table:table-cell office:value-type="float" office:value="47" calcext:value-type="float">
            <text:p>47</text:p>
          </table:table-cell>
          <table:table-cell table:style-name="ce93" office:value-type="string" calcext:value-type="string">
            <text:p>UPASANA</text:p>
          </table:table-cell>
          <table:table-cell table:style-name="ce93" office:value-type="string" calcext:value-type="string">
            <text:p>Aloha Dahod</text:p>
          </table:table-cell>
          <table:table-cell table:style-name="ce93" office:value-type="string" calcext:value-type="string">
            <text:p>Gujara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0" office:value-type="float" office:value="8160752829" calcext:value-type="float">
            <text:p>8160752829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A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1/R1/1013/B3</text:p>
          </table:table-cell>
          <table:table-cell office:value-type="float" office:value="32" calcext:value-type="float">
            <text:p>32</text:p>
          </table:table-cell>
          <table:table-cell table:style-name="ce80" office:value-type="string" calcext:value-type="string">
            <text:p>VRAJESH</text:p>
          </table:table-cell>
          <table:table-cell table:style-name="ce80" office:value-type="string" calcext:value-type="string">
            <text:p>Aloha Kamraj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0" office:value-type="float" office:value="9448635030" calcext:value-type="float">
            <text:p>9448635030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2" calcext:value-type="float">
            <text:p>2</text:p>
          </table:table-cell>
          <table:table-cell table:style-name="ce80" office:value-type="string" calcext:value-type="string">
            <text:p>A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2/R1/1015/B3</text:p>
          </table:table-cell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CHETAN <text:s/>K NAGALOTI</text:p>
          </table:table-cell>
          <table:table-cell table:style-name="ce80" office:value-type="string" calcext:value-type="string">
            <text:p>MALMARUTHI Belgaum</text:p>
          </table:table-cell>
          <table:table-cell table:style-name="ce80" office:value-type="string" calcext:value-type="string">
            <text:p>Karnatak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0" office:value-type="float" office:value="9510981766" calcext:value-type="float">
            <text:p>9510981766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2" calcext:value-type="float">
            <text:p>2</text:p>
          </table:table-cell>
          <table:table-cell table:style-name="ce80" office:value-type="string" calcext:value-type="string">
            <text:p>A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2/R1/1017/B3</text:p>
          </table:table-cell>
          <table:table-cell office:value-type="float" office:value="58" calcext:value-type="float">
            <text:p>58</text:p>
          </table:table-cell>
          <table:table-cell table:style-name="ce80" office:value-type="string" calcext:value-type="string">
            <text:p>DHYANI</text:p>
          </table:table-cell>
          <table:table-cell table:style-name="ce80" office:value-type="string" calcext:value-type="string">
            <text:p>Aloha Bhaktinage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0" office:value-type="float" office:value="9106727617" calcext:value-type="float">
            <text:p>9106727617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2" calcext:value-type="float">
            <text:p>2</text:p>
          </table:table-cell>
          <table:table-cell table:style-name="ce80" office:value-type="string" calcext:value-type="string">
            <text:p>A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2/R1/1019/B3</text:p>
          </table:table-cell>
          <table:table-cell office:value-type="float" office:value="61" calcext:value-type="float">
            <text:p>61</text:p>
          </table:table-cell>
          <table:table-cell table:style-name="ce80" office:value-type="string" calcext:value-type="string">
            <text:p>LAKSHYA SHAH</text:p>
          </table:table-cell>
          <table:table-cell table:style-name="ce80" office:value-type="string" calcext:value-type="string">
            <text:p>Aloha Pal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0" office:value-type="float" office:value="7801941637" calcext:value-type="float">
            <text:p>7801941637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2" calcext:value-type="float">
            <text:p>2</text:p>
          </table:table-cell>
          <table:table-cell table:style-name="ce80" office:value-type="string" calcext:value-type="string">
            <text:p>A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2/R1/1021/B3</text:p>
          </table:table-cell>
          <table:table-cell office:value-type="float" office:value="52" calcext:value-type="float">
            <text:p>52</text:p>
          </table:table-cell>
          <table:table-cell table:style-name="ce80" office:value-type="string" calcext:value-type="string">
            <text:p>PAVAN G PATEL</text:p>
          </table:table-cell>
          <table:table-cell table:style-name="ce80" office:value-type="string" calcext:value-type="string">
            <text:p>Aloha Gurukul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0" office:value-type="float" office:value="9099958671" calcext:value-type="float">
            <text:p>9099958671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2" calcext:value-type="float">
            <text:p>2</text:p>
          </table:table-cell>
          <table:table-cell table:style-name="ce80" office:value-type="string" calcext:value-type="string">
            <text:p>A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2/R1/1023/B3</text:p>
          </table:table-cell>
          <table:table-cell office:value-type="float" office:value="60" calcext:value-type="float">
            <text:p>60</text:p>
          </table:table-cell>
          <table:table-cell table:style-name="ce80" office:value-type="string" calcext:value-type="string">
            <text:p>VISHV NILAY GHIYA</text:p>
          </table:table-cell>
          <table:table-cell table:style-name="ce80" office:value-type="string" calcext:value-type="string">
            <text:p>Aloha Gurukul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0" office:value-type="float" office:value="9979907939" calcext:value-type="float">
            <text:p>9979907939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3/R1/1025/B3</text:p>
          </table:table-cell>
          <table:table-cell office:value-type="float" office:value="70" calcext:value-type="float">
            <text:p>70</text:p>
          </table:table-cell>
          <table:table-cell table:style-name="ce80" office:value-type="string" calcext:value-type="string">
            <text:p>ALVEERA A JUNEJA</text:p>
          </table:table-cell>
          <table:table-cell table:style-name="ce80" office:value-type="string" calcext:value-type="string">
            <text:p>Aloha Ranchhodnag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0" office:value-type="float" office:value="9428897888" calcext:value-type="float">
            <text:p>9428897888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3/R1/1027/B3</text:p>
          </table:table-cell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ARCHI BHALSOD</text:p>
          </table:table-cell>
          <table:table-cell table:style-name="ce80" office:value-type="string" calcext:value-type="string">
            <text:p>Aloha Ranchhodnag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0" office:value-type="float" office:value="8460876576" calcext:value-type="float">
            <text:p>8460876576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3/R1/1029/B3</text:p>
          </table:table-cell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BHAKTI VORA</text:p>
          </table:table-cell>
          <table:table-cell table:style-name="ce80" office:value-type="string" calcext:value-type="string">
            <text:p>Aloha Ranchhodnag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0" office:value-type="float" office:value="9429484014" calcext:value-type="float">
            <text:p>9429484014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3/R1/1031/B3</text:p>
          </table:table-cell>
          <table:table-cell office:value-type="float" office:value="63" calcext:value-type="float">
            <text:p>63</text:p>
          </table:table-cell>
          <table:table-cell table:style-name="ce80" office:value-type="string" calcext:value-type="string">
            <text:p>DHRUV</text:p>
          </table:table-cell>
          <table:table-cell table:style-name="ce80" office:value-type="string" calcext:value-type="string">
            <text:p>Aloha Ranchhodnag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3" office:value-type="float" office:value="7899760395" calcext:value-type="float">
            <text:p>7899760395</text:p>
          </table:table-cell>
          <table:table-cell table:style-name="ce93" office:value-type="string" calcext:value-type="string">
            <text:p>ES</text:p>
          </table:table-cell>
          <table:table-cell table:style-name="ce96" office:value-type="float" office:value="3" calcext:value-type="float">
            <text:p>3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float" office:value="1033" calcext:value-type="float">
            <text:p>1033</text:p>
          </table:table-cell>
          <table:table-cell table:style-name="ce93" office:value-type="float" office:value="1" calcext:value-type="float">
            <text:p>1</text:p>
          </table:table-cell>
          <table:table-cell table:style-name="ce100" office:value-type="string" calcext:value-type="string">
            <text:p>ES/A/L3/R1/1033/B3</text:p>
          </table:table-cell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DHRUVA S KURBET</text:p>
          </table:table-cell>
          <table:table-cell table:style-name="ce93" office:value-type="string" calcext:value-type="string">
            <text:p>MALMARUTHI Belgaum</text:p>
          </table:table-cell>
          <table:table-cell table:style-name="ce93" office:value-type="string" calcext:value-type="string">
            <text:p>Karnatak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0" office:value-type="float" office:value="9427270255" calcext:value-type="float">
            <text:p>9427270255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3/R1/1035/B3</text:p>
          </table:table-cell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HETIKA</text:p>
          </table:table-cell>
          <table:table-cell table:style-name="ce80" office:value-type="string" calcext:value-type="string">
            <text:p>Aloha Ranchhodnag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0" office:value-type="float" office:value="7016090335" calcext:value-type="float">
            <text:p>7016090335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/A/L3/R1/1037/B3</text:p>
          </table:table-cell>
          <table:table-cell office:value-type="float" office:value="51" calcext:value-type="float">
            <text:p>51</text:p>
          </table:table-cell>
          <table:table-cell table:style-name="ce80" office:value-type="string" calcext:value-type="string">
            <text:p>JAIMIN</text:p>
          </table:table-cell>
          <table:table-cell table:style-name="ce80" office:value-type="string" calcext:value-type="string">
            <text:p>Aloha Ranchhodnagar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41303188" calcext:value-type="float">
            <text:p>9841303188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A/L1/R2/1039/B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NES VARSHA E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04065187" calcext:value-type="float">
            <text:p>7904065187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0/B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VADHAARANI B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43738899" calcext:value-type="float">
            <text:p>9443738899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1/B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NISHKA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0090010" calcext:value-type="float">
            <text:p>9500090010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2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SICA CAROL 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92297215" calcext:value-type="float">
            <text:p>9092297215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3/B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SSY J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0098614" calcext:value-type="float">
            <text:p>9940098614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4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ITHIKAA D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86877306" calcext:value-type="float">
            <text:p>9786877306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5/B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UKESH KUMAR A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94479116" calcext:value-type="float">
            <text:p>9994479116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6/B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KSHITHA J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62216900" calcext:value-type="float">
            <text:p>9962216900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7/B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ITHIN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41389577" calcext:value-type="float">
            <text:p>9941389577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8/B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ANAV KUMAR 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43316595" calcext:value-type="float">
            <text:p>9443316595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49/B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NJANA R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40079800" calcext:value-type="float">
            <text:p>9840079800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50/B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WETHA SRI T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91180494" calcext:value-type="float">
            <text:p>9791180494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51/B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USHITHA P D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89006047" calcext:value-type="float">
            <text:p>9789006047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1/R2/1052/B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SHNUPRIYAN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89765138" calcext:value-type="float">
            <text:p>9789765138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C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1/R2/1053/B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EPAK A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47026135" calcext:value-type="float">
            <text:p>9047026135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C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1/R2/1054/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MSAWARITHINI T</text:p>
          </table:table-cell>
          <table:table-cell office:value-type="string" calcext:value-type="string">
            <text:p>Aloha Amma Mandapam - Srirang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94151965" calcext:value-type="float">
            <text:p>9894151965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C</text:p>
          </table:table-cell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1/R2/1055/B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ROSHRITHIK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97479525" calcext:value-type="float">
            <text:p>9597479525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C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1/R2/1056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ISHRUJAN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94679306" calcext:value-type="float">
            <text:p>9894679306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D/L1/R2/1057/B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 PRADEEPAA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00009999" calcext:value-type="float">
            <text:p>9500009999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58/B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IK V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90981805" calcext:value-type="float">
            <text:p>9790981805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59/B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ISHWARYA DA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550263536" calcext:value-type="float">
            <text:p>7550263536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60/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IRLA AADHITYA Y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40376715" calcext:value-type="float">
            <text:p>9840376715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61/B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ILAKSHMI M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44012089" calcext:value-type="float">
            <text:p>9444012089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62/B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I MANASA K K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00984717" calcext:value-type="float">
            <text:p>9500984717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63/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RAN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42055778" calcext:value-type="float">
            <text:p>9042055778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64/B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HARVIKA K 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42300189" calcext:value-type="float">
            <text:p>9442300189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2/R2/1065/B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RUNIKA T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81185679" calcext:value-type="float">
            <text:p>6381185679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C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2/R2/1066/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KSHAYA P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98964255" calcext:value-type="float">
            <text:p>8098964255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C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2/R2/1067/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EPIKA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6554583" calcext:value-type="float">
            <text:p>9786554583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C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2/R2/1068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SHAVARTHINI P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62219600" calcext:value-type="float">
            <text:p>9962219600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C</text:p>
          </table:table-cell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2/R2/1069/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HINDANA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40453776" calcext:value-type="float">
            <text:p>9840453776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C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2/R2/1070/B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ITHIKSHA J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443859881" calcext:value-type="float">
            <text:p>9443859881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</text:p>
          </table:table-cell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D/L2/R2/1071/B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IYADHARSHINI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894520720" calcext:value-type="float">
            <text:p>9894520720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3/R2/1072/B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KSHAYA GUNAA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43728614" calcext:value-type="float">
            <text:p>9443728614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B/L3/R2/1073/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PRITHA S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40880695" calcext:value-type="float">
            <text:p>9840880695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C</text:p>
          </table:table-cell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3/R2/1074/B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GESH ANAND U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47080790" calcext:value-type="float">
            <text:p>9047080790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C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3/R2/1075/B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A RAJESWARI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45584548" calcext:value-type="float">
            <text:p>9445584548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C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/C/L3/R2/1076/B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HIT S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90726205" calcext:value-type="float">
            <text:p>9790726205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</text:p>
          </table:table-cell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3/R3/1077/B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HANA LAKSHM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566200493" calcext:value-type="float">
            <text:p>9566200493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</text:p>
          </table:table-cell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3/R3/1078/B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NAL VERMA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244555536" calcext:value-type="float">
            <text:p>9244555536</text:p>
          </table:table-cell>
          <table:table-cell office:value-type="string" calcext:value-type="string">
            <text:p>SMA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4/R3/1079/B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HARSHINI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98340768" calcext:value-type="float">
            <text:p>7598340768</text:p>
          </table:table-cell>
          <table:table-cell office:value-type="string" calcext:value-type="string">
            <text:p>SMA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4/R3/1080/B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DHI SANJEEV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75801035" calcext:value-type="float">
            <text:p>9775801035</text:p>
          </table:table-cell>
          <table:table-cell office:value-type="string" calcext:value-type="string">
            <text:p>SMA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C</text:p>
          </table:table-cell>
          <table:table-cell office:value-type="float" office:value="1081" calcext:value-type="float">
            <text:p>10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4/R3/1081/B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JASHWINI SAHOO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57" office:value-type="float" office:value="9442545785" calcext:value-type="float">
            <text:p>9442545785</text:p>
          </table:table-cell>
          <table:table-cell table:style-name="ce57" office:value-type="string" calcext:value-type="string">
            <text:p>SMA</text:p>
          </table:table-cell>
          <table:table-cell table:style-name="ce64" office:value-type="float" office:value="4" calcext:value-type="float">
            <text:p>4</text:p>
          </table:table-cell>
          <table:table-cell table:style-name="ce60" office:value-type="string" calcext:value-type="string">
            <text:p>D</text:p>
          </table:table-cell>
          <table:table-cell table:style-name="ce57" office:value-type="float" office:value="1082" calcext:value-type="float">
            <text:p>1082</text:p>
          </table:table-cell>
          <table:table-cell table:style-name="ce57" office:value-type="float" office:value="3" calcext:value-type="float">
            <text:p>3</text:p>
          </table:table-cell>
          <table:table-cell table:style-name="ce77" office:value-type="string" calcext:value-type="string">
            <text:p>SMA/<text:span text:style-name="T3">D</text:span><text:span text:style-name="T4">/L4/R3/1082/B3</text:span></text:p>
          </table:table-cell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AKSHADA K</text:p>
          </table:table-cell>
          <table:table-cell table:style-name="ce57" office:value-type="string" calcext:value-type="string">
            <text:p>Aloha Vallalar Salai</text:p>
          </table:table-cell>
          <table:table-cell table:style-name="ce57" office:value-type="string" calcext:value-type="string">
            <text:p>Pondicherr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48263602" calcext:value-type="float">
            <text:p>8148263602</text:p>
          </table:table-cell>
          <table:table-cell office:value-type="string" calcext:value-type="string">
            <text:p>SMA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C</text:p>
          </table:table-cell>
          <table:table-cell office:value-type="float" office:value="1083" calcext:value-type="float">
            <text:p>1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4/R3/1083/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VADHARSHINY B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44659116" calcext:value-type="float">
            <text:p>9944659116</text:p>
          </table:table-cell>
          <table:table-cell office:value-type="string" calcext:value-type="string">
            <text:p>SMA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D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4/R3/1084/B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UJAY J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44969651" calcext:value-type="float">
            <text:p>9444969651</text:p>
          </table:table-cell>
          <table:table-cell office:value-type="string" calcext:value-type="string">
            <text:p>SMA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D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4/R3/1085/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AISHNAVI M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91231" calcext:value-type="float">
            <text:p>9789891231</text:p>
          </table:table-cell>
          <table:table-cell office:value-type="string" calcext:value-type="string">
            <text:p>SMA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C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5/R3/1086/B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GARAJ J T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29680594" calcext:value-type="float">
            <text:p>9629680594</text:p>
          </table:table-cell>
          <table:table-cell office:value-type="string" calcext:value-type="string">
            <text:p>SMA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C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5/R3/1087/B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ETHI SUBIKSHA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894533226" calcext:value-type="float">
            <text:p>9894533226</text:p>
          </table:table-cell>
          <table:table-cell office:value-type="string" calcext:value-type="string">
            <text:p>SMA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D</text:p>
          </table:table-cell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5/R3/1088/B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SHWIN KUMAR V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03428823" calcext:value-type="float">
            <text:p>8903428823</text:p>
          </table:table-cell>
          <table:table-cell office:value-type="string" calcext:value-type="string">
            <text:p>SMA</text:p>
          </table:table-cell>
          <table:table-cell office:value-type="float" office:value="6" calcext:value-type="float">
            <text:p>6</text:p>
          </table:table-cell>
          <table:table-cell table:style-name="ce56" office:value-type="string" calcext:value-type="string">
            <text:p>B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6/R3/1089/B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HWATH RAVINDRAN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89035933" calcext:value-type="float">
            <text:p>9789035933</text:p>
          </table:table-cell>
          <table:table-cell office:value-type="string" calcext:value-type="string">
            <text:p>SMA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D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8/R3/1090/B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MARAVEL D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62858029" calcext:value-type="float">
            <text:p>9962858029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A/L0/R3/1091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SHAN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41281513" calcext:value-type="float">
            <text:p>9941281513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A/L0/R3/1092/B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KSHAN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444206810" calcext:value-type="float">
            <text:p>9444206810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A/L0/R3/1093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RUN B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40231437" calcext:value-type="float">
            <text:p>9840231437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A/L0/R3/1094/B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ISHANTH S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62133537" calcext:value-type="float">
            <text:p>9962133537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095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IK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39653351" calcext:value-type="float">
            <text:p>8939653351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096/B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HARNIKHA S U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977643" calcext:value-type="float">
            <text:p>9789977643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097" calcext:value-type="float">
            <text:p>1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097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HEEBA DHARSHINI S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41240642" calcext:value-type="float">
            <text:p>9841240642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098/B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LEY JESSICA T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40300788" calcext:value-type="float">
            <text:p>9840300788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099/B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ANI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62826589" calcext:value-type="float">
            <text:p>9962826589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100/B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EERTHIKA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90500868" calcext:value-type="float">
            <text:p>9790500868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101/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THISH KANNAN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551564785" calcext:value-type="float">
            <text:p>9551564785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102/B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SHTIG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41040766" calcext:value-type="float">
            <text:p>9941040766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B/L0/R3/1103/B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FEENATH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40538771" calcext:value-type="float">
            <text:p>9940538771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0/R3/1104/B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SHNI A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83456445" calcext:value-type="float">
            <text:p>9283456445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0/R3/1105/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VISHREE J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299656818" calcext:value-type="float">
            <text:p>7299656818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0/R3/1106/B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GADHARAN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00050703" calcext:value-type="float">
            <text:p>9500050703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0/R3/1107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HAN BABU B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40500823" calcext:value-type="float">
            <text:p>9940500823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0/R3/1108/B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OJASHREE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44315185" calcext:value-type="float">
            <text:p>9944315185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0/R3/1109/B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HUL R P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88961432" calcext:value-type="float">
            <text:p>9788961432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C/L0/R3/1110/B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ANDHANA SREE G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841117498" calcext:value-type="float">
            <text:p>9841117498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0/R3/1111/B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HRAF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03043425" calcext:value-type="float">
            <text:p>9003043425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0/R3/1112/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BHAVANAN V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94660333" calcext:value-type="float">
            <text:p>9994660333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0/R3/1113/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THESH M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44430431" calcext:value-type="float">
            <text:p>9444430431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/D/L0/R3/1114/B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NIKA K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91101359" calcext:value-type="float">
            <text:p>9791101359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/D/L0/R4/1115/B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GUNDHAN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940111535" calcext:value-type="float">
            <text:p>8940111535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/D/L0/R4/1116/B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AGHUL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00651634" calcext:value-type="float">
            <text:p>7200651634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7" calcext:value-type="float">
            <text:p>1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/D/L0/R4/1117/B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KSHANA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639525122" calcext:value-type="float">
            <text:p>7639525122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8" calcext:value-type="float">
            <text:p>1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/D/L0/R4/1118/B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ARAVIKA L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40291481" calcext:value-type="float">
            <text:p>9840291481</text:p>
          </table:table-cell>
          <table:table-cell office:value-type="string" calcext:value-type="string">
            <text:p>SMA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</text:p>
          </table:table-cell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/D/L0/R4/1119/B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RUN V V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25902902" calcext:value-type="float">
            <text:p>9025902902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1/R4/1120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JUN GANDH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70585873" calcext:value-type="float">
            <text:p>8870585873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1/R4/1121/B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MASRI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62373666" calcext:value-type="float">
            <text:p>9962373666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1/R4/1122/B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GHITH H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62671717" calcext:value-type="float">
            <text:p>9962671717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1/R4/1123/B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ESH J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841824900" calcext:value-type="float">
            <text:p>9841824900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124" calcext:value-type="float">
            <text:p>1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1/R4/1124/B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KKULRAJ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754442292" calcext:value-type="float">
            <text:p>8754442292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1/R4/1125/B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JAY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47174321" calcext:value-type="float">
            <text:p>9047174321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1/R4/1126/B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ASHV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840378442" calcext:value-type="float">
            <text:p>9840378442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27/B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IT VSWAM RAO MALATHKA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566596412" calcext:value-type="float">
            <text:p>9566596412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28/B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OQUIARADJE GEROME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52083924" calcext:value-type="float">
            <text:p>9952083924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29/B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UKAN M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76765609" calcext:value-type="float">
            <text:p>9176765609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0/B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 ANANYA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551634347" calcext:value-type="float">
            <text:p>9551634347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1" calcext:value-type="float">
            <text:p>1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1/B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THRA SREE L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94519792" calcext:value-type="float">
            <text:p>9994519792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2/B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ATHISHKA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840330308" calcext:value-type="float">
            <text:p>9840330308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3/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YADARSHINE K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43337973" calcext:value-type="float">
            <text:p>9943337973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4/B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SHAN M</text:p>
          </table:table-cell>
          <table:table-cell office:value-type="string" calcext:value-type="string">
            <text:p>Aloha Amma Mandapam - Srirang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10502721" calcext:value-type="float">
            <text:p>7010502721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5/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HIVEAS NADA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42036953" calcext:value-type="float">
            <text:p>9942036953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6" calcext:value-type="float">
            <text:p>1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6/B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RINIKETHAN S</text:p>
          </table:table-cell>
          <table:table-cell office:value-type="string" calcext:value-type="string">
            <text:p>Aloha Amma Mandapam - Srirang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04921864" calcext:value-type="float">
            <text:p>7904921864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7/B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RISANJAY S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840385177" calcext:value-type="float">
            <text:p>9840385177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8" calcext:value-type="float">
            <text:p>1138</text:p>
          </table:table-cell>
          <table:table-cell table:style-name="ce89" office:value-type="float" office:value="4" calcext:value-type="float">
            <text:p>4</text:p>
          </table:table-cell>
          <table:table-cell office:value-type="string" calcext:value-type="string">
            <text:p>STT/B/L1/R4/1138/B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RUN P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40545325" calcext:value-type="float">
            <text:p>9940545325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39/B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RUN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86365567" calcext:value-type="float">
            <text:p>9486365567</text:p>
          </table:table-cell>
          <table:table-cell office:value-type="string" calcext:value-type="string">
            <text:p>STT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</text:p>
          </table:table-cell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1/R4/1140/B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ISHWAA T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080502597" calcext:value-type="float">
            <text:p>9080502597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A</text:p>
          </table:table-cell>
          <table:table-cell office:value-type="float" office:value="1141" calcext:value-type="float">
            <text:p>1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2/R4/1141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ITH KRISHNA A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40027298" calcext:value-type="float">
            <text:p>9940027298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A</text:p>
          </table:table-cell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2/R4/1142/B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ISHNUVARON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03149101" calcext:value-type="float">
            <text:p>9003149101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A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2/R4/1143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A SYAM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940689739" calcext:value-type="float">
            <text:p>9940689739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A</text:p>
          </table:table-cell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A/L2/R4/1144/B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HAKTHI KARTHIKA V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84263101" calcext:value-type="float">
            <text:p>9884263101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45/B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HANA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10234863" calcext:value-type="float">
            <text:p>9710234863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46/B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HWIN 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80689225" calcext:value-type="float">
            <text:p>9080689225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47/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RTIN SATHISH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884558826" calcext:value-type="float">
            <text:p>9884558826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48" calcext:value-type="float">
            <text:p>1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48/B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THANSH A SURANA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62195044" calcext:value-type="float">
            <text:p>9962195044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49/B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THUN BABU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443191768" calcext:value-type="float">
            <text:p>9443191768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50/B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OTHIKA D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610835754" calcext:value-type="float">
            <text:p>8610835754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1" calcext:value-type="float">
            <text:p>1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51/B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KHUL A 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940050707" calcext:value-type="float">
            <text:p>9940050707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T/B/L2/R4/1152/B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URALIDAR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488001734" calcext:value-type="float">
            <text:p>9488001734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53/B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BHAREE G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40978921" calcext:value-type="float">
            <text:p>9840978921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4" calcext:value-type="float">
            <text:p>1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54/B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DHIKHA A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72609892" calcext:value-type="float">
            <text:p>8072609892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55/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I HARSHINI K K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778793140" calcext:value-type="float">
            <text:p>8778793140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6" calcext:value-type="float">
            <text:p>1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56/B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A DAKSHA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84566106" calcext:value-type="float">
            <text:p>9884566106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7" calcext:value-type="float">
            <text:p>1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57/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HAKSHATH DEEKSHITH OSHORA R L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220460393" calcext:value-type="float">
            <text:p>8220460393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8" calcext:value-type="float">
            <text:p>1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58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LOK VERMA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62535450" calcext:value-type="float">
            <text:p>9962535450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59" calcext:value-type="float">
            <text:p>1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59/B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AISHNAVI M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220123235" calcext:value-type="float">
            <text:p>8220123235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60/B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NKATA SAI SARVESH T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838298110" calcext:value-type="float">
            <text:p>8838298110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61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JAYALAKSHMI M D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176116812" calcext:value-type="float">
            <text:p>9176116812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62/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IKRAM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00092943" calcext:value-type="float">
            <text:p>9600092943</text:p>
          </table:table-cell>
          <table:table-cell office:value-type="string" calcext:value-type="string">
            <text:p>STT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2/R5/1163/B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NAY ROHITH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00407557" calcext:value-type="float">
            <text:p>7200407557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64/B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JAYAE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04917978" calcext:value-type="float">
            <text:p>7904917978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65/B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WIN JENI KUMAR E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500873125" calcext:value-type="float">
            <text:p>9500873125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6" calcext:value-type="float">
            <text:p>1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66/B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UL JOTHI K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841643808" calcext:value-type="float">
            <text:p>9841643808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7" calcext:value-type="float">
            <text:p>1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67/B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VYA SESHA G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715702181" calcext:value-type="float">
            <text:p>9715702181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8" calcext:value-type="float">
            <text:p>1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68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ITHKISHOR M</text:p>
          </table:table-cell>
          <table:table-cell office:value-type="string" calcext:value-type="string">
            <text:p>Aloha Amma Mandapam - Srirang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44959922" calcext:value-type="float">
            <text:p>9944959922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69/B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ADAKSHINA M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62769927" calcext:value-type="float">
            <text:p>9962769927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70/B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UVETHA S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710430303" calcext:value-type="float">
            <text:p>9710430303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3/R5/1171/B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MILVANAN P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79441744" calcext:value-type="float">
            <text:p>6379441744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2" calcext:value-type="float">
            <text:p>1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2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KSHAT A 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25780376" calcext:value-type="float">
            <text:p>8825780376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3/B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MBARISHRAJ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44051662" calcext:value-type="float">
            <text:p>9944051662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4" calcext:value-type="float">
            <text:p>1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4/B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HAGAT D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840420177" calcext:value-type="float">
            <text:p>9840420177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5/B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RAN ADITHIYA S K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248655079" calcext:value-type="float">
            <text:p>8248655079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6/B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YA GANESH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003183109" calcext:value-type="float">
            <text:p>9003183109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7/B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LAVIKA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40970885" calcext:value-type="float">
            <text:p>9840970885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8/B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VIN S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86154643" calcext:value-type="float">
            <text:p>9486154643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79/B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THIN SHATHARTHICK R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176239237" calcext:value-type="float">
            <text:p>9176239237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80/B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ITHISH D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11838503" calcext:value-type="float">
            <text:p>9611838503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1" calcext:value-type="float">
            <text:p>1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81/B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ITHIKA SUDHARS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40837256" calcext:value-type="float">
            <text:p>9840837256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82/B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AJ HARSHIT T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940073796" calcext:value-type="float">
            <text:p>9940073796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83/B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JARISHIK R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841363935" calcext:value-type="float">
            <text:p>9841363935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84/B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AKSHANA J B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838050290" calcext:value-type="float">
            <text:p>8838050290</text:p>
          </table:table-cell>
          <table:table-cell office:value-type="string" calcext:value-type="string">
            <text:p>STT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5" calcext:value-type="float">
            <text:p>1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4/R5/1185/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YABINYAA SHRIEE R S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66102325" calcext:value-type="float">
            <text:p>9566102325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5/R5/1186/B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.HEMENDRA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40311603" calcext:value-type="float">
            <text:p>9940311603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5/R5/1187/B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BDUL RAHM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610245267" calcext:value-type="float">
            <text:p>8610245267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5/R5/1188/B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ITYA WALGAYE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383542524" calcext:value-type="float">
            <text:p>6383542524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89" calcext:value-type="float">
            <text:p>1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5/R5/1189/B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TISH K A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840888995" calcext:value-type="float">
            <text:p>9840888995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T/B/L5/R5/1190/B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DHRINADAN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566100449" calcext:value-type="float">
            <text:p>9566100449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1" calcext:value-type="float">
            <text:p>11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1/B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RENDHRA P A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40612495" calcext:value-type="float">
            <text:p>9940612495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2/B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ESH S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789038530" calcext:value-type="float">
            <text:p>9789038530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3" calcext:value-type="float">
            <text:p>1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3/B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HAMMED SAMIR Y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600086181" calcext:value-type="float">
            <text:p>9600086181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4/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ANESH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551572354" calcext:value-type="float">
            <text:p>9551572354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5/B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THIYA SRI S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373703020" calcext:value-type="float">
            <text:p>7373703020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6" calcext:value-type="float">
            <text:p>1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6/B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TVIK K</text:p>
          </table:table-cell>
          <table:table-cell office:value-type="string" calcext:value-type="string">
            <text:p>Aloha Vallalar Salai</text:p>
          </table:table-cell>
          <table:table-cell office:value-type="string" calcext:value-type="string">
            <text:p>Pondicherr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962257103" calcext:value-type="float">
            <text:p>9962257103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7" calcext:value-type="float">
            <text:p>1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7/B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HANA R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940593213" calcext:value-type="float">
            <text:p>9940593213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8" calcext:value-type="float">
            <text:p>1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8/B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VESH MANI K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43141335" calcext:value-type="float">
            <text:p>9443141335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199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RINDHA V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41524567" calcext:value-type="float">
            <text:p>9941524567</text:p>
          </table:table-cell>
          <table:table-cell office:value-type="string" calcext:value-type="string">
            <text:p>STT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5/R6/1200/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ASH K BHANDAR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940632650" calcext:value-type="float">
            <text:p>9940632650</text:p>
          </table:table-cell>
          <table:table-cell office:value-type="string" calcext:value-type="string">
            <text:p>STT</text:p>
          </table:table-cell>
          <table:table-cell office:value-type="float" office:value="6" calcext:value-type="float">
            <text:p>6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6/R6/1201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IYAN R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884345050" calcext:value-type="float">
            <text:p>9884345050</text:p>
          </table:table-cell>
          <table:table-cell office:value-type="string" calcext:value-type="string">
            <text:p>STT</text:p>
          </table:table-cell>
          <table:table-cell office:value-type="float" office:value="6" calcext:value-type="float">
            <text:p>6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2" calcext:value-type="float">
            <text:p>1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6/R6/1202/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LAN GANDHI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79657629" calcext:value-type="float">
            <text:p>6379657629</text:p>
          </table:table-cell>
          <table:table-cell office:value-type="string" calcext:value-type="string">
            <text:p>STT</text:p>
          </table:table-cell>
          <table:table-cell office:value-type="float" office:value="6" calcext:value-type="float">
            <text:p>6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3" calcext:value-type="float">
            <text:p>1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6/R6/1203/B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AMRRITHASRI S M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884892656" calcext:value-type="float">
            <text:p>9884892656</text:p>
          </table:table-cell>
          <table:table-cell office:value-type="string" calcext:value-type="string">
            <text:p>STT</text:p>
          </table:table-cell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4" calcext:value-type="float">
            <text:p>1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7/R6/1204/B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ANYA SAJEEV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358694656" calcext:value-type="float">
            <text:p>7358694656</text:p>
          </table:table-cell>
          <table:table-cell office:value-type="string" calcext:value-type="string">
            <text:p>STT</text:p>
          </table:table-cell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7/R6/1205/B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LLAKKEIYA 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884135168" calcext:value-type="float">
            <text:p>9884135168</text:p>
          </table:table-cell>
          <table:table-cell office:value-type="string" calcext:value-type="string">
            <text:p>STT</text:p>
          </table:table-cell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7/R6/1206/B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ANAV A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003036300" calcext:value-type="float">
            <text:p>9003036300</text:p>
          </table:table-cell>
          <table:table-cell office:value-type="string" calcext:value-type="string">
            <text:p>STT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7" calcext:value-type="float">
            <text:p>1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8/R6/1207/B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AI SURYA G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551915230" calcext:value-type="float">
            <text:p>9551915230</text:p>
          </table:table-cell>
          <table:table-cell office:value-type="string" calcext:value-type="string">
            <text:p>STT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8" calcext:value-type="float">
            <text:p>1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8/R6/1208/B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ARTHIKEYAN J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10640751" calcext:value-type="float">
            <text:p>7010640751</text:p>
          </table:table-cell>
          <table:table-cell office:value-type="string" calcext:value-type="string">
            <text:p>STT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B</text:p>
          </table:table-cell>
          <table:table-cell office:value-type="float" office:value="1209" calcext:value-type="float">
            <text:p>1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8/R6/1209/B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AVEENA RAMESH</text:p>
          </table:table-cell>
          <table:table-cell office:value-type="string" calcext:value-type="string">
            <text:p>Aloha Neelangarai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51082660" calcext:value-type="float">
            <text:p>9551082660</text:p>
          </table:table-cell>
          <table:table-cell office:value-type="string" calcext:value-type="string">
            <text:p>STT</text:p>
          </table:table-cell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10/R6/1210/B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DHAV R</text:p>
          </table:table-cell>
          <table:table-cell office:value-type="string" calcext:value-type="string">
            <text:p>Aloha Jawahar Nag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940458760" calcext:value-type="float">
            <text:p>9940458760</text:p>
          </table:table-cell>
          <table:table-cell office:value-type="string" calcext:value-type="string">
            <text:p>STT</text:p>
          </table:table-cell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11" calcext:value-type="float">
            <text:p>1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10/R6/1211/B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RAVANAN V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791036505" calcext:value-type="float">
            <text:p>9791036505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2" calcext:value-type="float">
            <text:p>1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2/B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BHILASH B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444835970" calcext:value-type="float">
            <text:p>9444835970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3" calcext:value-type="float">
            <text:p>1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3/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KHIL AVISHAI A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77091969" calcext:value-type="float">
            <text:p>9677091969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4/B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HARANESH K</text:p>
          </table:table-cell>
          <table:table-cell office:value-type="string" calcext:value-type="string">
            <text:p>Aloha Tamb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939384489" calcext:value-type="float">
            <text:p>8939384489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5/B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HARSHAN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0098967" calcext:value-type="float">
            <text:p>9500098967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6/B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VYA BHARATHI R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841495142" calcext:value-type="float">
            <text:p>9841495142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7" calcext:value-type="float">
            <text:p>12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7/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KUL M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52982813" calcext:value-type="float">
            <text:p>9952982813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8" calcext:value-type="float">
            <text:p>1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8/B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HALAKSHMI D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44427888" calcext:value-type="float">
            <text:p>9344427888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19" calcext:value-type="float">
            <text:p>12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19/B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SATH SN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094431500" calcext:value-type="float">
            <text:p>9094431500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20/B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ARUN B</text:p>
          </table:table-cell>
          <table:table-cell office:value-type="string" calcext:value-type="string">
            <text:p>Aloha Palavakk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894394107" calcext:value-type="float">
            <text:p>9894394107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A</text:p>
          </table:table-cell>
          <table:table-cell office:value-type="float" office:value="1221" calcext:value-type="float">
            <text:p>1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A/L0/R6/1221/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ANTH S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786628018" calcext:value-type="float">
            <text:p>9786628018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0/R6/1222/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KSHARA T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708299497" calcext:value-type="float">
            <text:p>7708299497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0/R6/1223/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UN KARTHIKEYAN J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788136877" calcext:value-type="float">
            <text:p>9788136877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4" calcext:value-type="float">
            <text:p>1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0/R6/1224/B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BLE JENNICA T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566123748" calcext:value-type="float">
            <text:p>9566123748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0/R6/1225/B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HIKSHITHA K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443640245" calcext:value-type="float">
            <text:p>9443640245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6" calcext:value-type="float">
            <text:p>1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0/R6/1226/B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HYANESH L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445101493" calcext:value-type="float">
            <text:p>9445101493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7" calcext:value-type="float">
            <text:p>1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0/R6/1227/B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ANESH R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443068125" calcext:value-type="float">
            <text:p>9443068125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8" calcext:value-type="float">
            <text:p>1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T/B/L0/R6/1228/B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NUSHKA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339471997" calcext:value-type="float">
            <text:p>7339471997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29" calcext:value-type="float">
            <text:p>12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T/B/L0/R7/1229/B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BARAJ J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940569515" calcext:value-type="float">
            <text:p>9940569515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30" calcext:value-type="float">
            <text:p>12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T/B/L0/R7/1230/B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STIN RAJ J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944312488" calcext:value-type="float">
            <text:p>9944312488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31" calcext:value-type="float">
            <text:p>12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T/B/L0/R7/1231/B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THILESH S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884141983" calcext:value-type="float">
            <text:p>9884141983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32" calcext:value-type="float">
            <text:p>12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T/B/L0/R7/1232/B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DEEM MUR RAHMAN Z</text:p>
          </table:table-cell>
          <table:table-cell office:value-type="string" calcext:value-type="string">
            <text:p>Aloha Adyar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787664648" calcext:value-type="float">
            <text:p>9787664648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33" calcext:value-type="float">
            <text:p>12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T/B/L0/R7/1233/B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IYADARSHINI P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884802434" calcext:value-type="float">
            <text:p>9884802434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34" calcext:value-type="float">
            <text:p>12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T/B/L0/R7/1234/B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HINI S</text:p>
          </table:table-cell>
          <table:table-cell office:value-type="string" calcext:value-type="string">
            <text:p>Aloha Vidhya Matric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894012019" calcext:value-type="float">
            <text:p>9894012019</text:p>
          </table:table-cell>
          <table:table-cell office:value-type="string" calcext:value-type="string">
            <text:p>STT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</text:p>
          </table:table-cell>
          <table:table-cell office:value-type="float" office:value="1235" calcext:value-type="float">
            <text:p>12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T/B/L0/R7/1235/B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JAY N</text:p>
          </table:table-cell>
          <table:table-cell office:value-type="string" calcext:value-type="string">
            <text:p>Aloha Periya Palayam</text:p>
          </table:table-cell>
          <table:table-cell office:value-type="string" calcext:value-type="string">
            <text:p>Tamil Nadu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94" office:value-type="float" office:value="8837047033" calcext:value-type="float">
            <text:p>8837047033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B</text:p>
          </table:table-cell>
          <table:table-cell table:style-name="ce97" office:value-type="float" office:value="1236" calcext:value-type="float">
            <text:p>1236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B/L6/R7/1236/B3</text:p>
          </table:table-cell>
          <table:table-cell office:value-type="float" office:value="18" calcext:value-type="float">
            <text:p>18</text:p>
          </table:table-cell>
          <table:table-cell table:style-name="ce94" office:value-type="string" calcext:value-type="string">
            <text:p>DIPANWITA SUTRADHAR</text:p>
          </table:table-cell>
          <table:table-cell table:style-name="ce94" office:value-type="string" calcext:value-type="string">
            <text:p>Aloha Bardowali</text:p>
          </table:table-cell>
          <table:table-cell table:style-name="ce94" office:value-type="string" calcext:value-type="string">
            <text:p>Tripur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94" office:value-type="float" office:value="9904078669" calcext:value-type="float">
            <text:p>9904078669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B</text:p>
          </table:table-cell>
          <table:table-cell table:style-name="ce97" office:value-type="float" office:value="1237" calcext:value-type="float">
            <text:p>1237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B/L6/R7/1237/B3</text:p>
          </table:table-cell>
          <table:table-cell office:value-type="float" office:value="6" calcext:value-type="float">
            <text:p>6</text:p>
          </table:table-cell>
          <table:table-cell table:style-name="ce94" office:value-type="string" calcext:value-type="string">
            <text:p>KABIR ILYAS SHAIKH</text:p>
          </table:table-cell>
          <table:table-cell table:style-name="ce94" office:value-type="string" calcext:value-type="string">
            <text:p>Aloha Maninagar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94" office:value-type="float" office:value="9106712490" calcext:value-type="float">
            <text:p>9106712490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B</text:p>
          </table:table-cell>
          <table:table-cell table:style-name="ce97" office:value-type="float" office:value="1238" calcext:value-type="float">
            <text:p>1238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B/L6/R7/1238/B3</text:p>
          </table:table-cell>
          <table:table-cell office:value-type="float" office:value="31" calcext:value-type="float">
            <text:p>31</text:p>
          </table:table-cell>
          <table:table-cell table:style-name="ce94" office:value-type="string" calcext:value-type="string">
            <text:p>KRISH</text:p>
          </table:table-cell>
          <table:table-cell table:style-name="ce94" office:value-type="string" calcext:value-type="string">
            <text:p>Aloha Kamraj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94" office:value-type="float" office:value="9870919193" calcext:value-type="float">
            <text:p>9870919193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C</text:p>
          </table:table-cell>
          <table:table-cell table:style-name="ce97" office:value-type="float" office:value="1239" calcext:value-type="float">
            <text:p>1239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C/L6/R7/1239/B3</text:p>
          </table:table-cell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AAREN SHAH</text:p>
          </table:table-cell>
          <table:table-cell table:style-name="ce94" office:value-type="string" calcext:value-type="string">
            <text:p>Aloha Kandivli</text:p>
          </table:table-cell>
          <table:table-cell table:style-name="ce94" office:value-type="string" calcext:value-type="string">
            <text:p>Mumba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94" office:value-type="float" office:value="9825606028" calcext:value-type="float">
            <text:p>9825606028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C</text:p>
          </table:table-cell>
          <table:table-cell table:style-name="ce97" office:value-type="float" office:value="1240" calcext:value-type="float">
            <text:p>1240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C/L6/R7/1240/B3</text:p>
          </table:table-cell>
          <table:table-cell office:value-type="float" office:value="27" calcext:value-type="float">
            <text:p>27</text:p>
          </table:table-cell>
          <table:table-cell table:style-name="ce94" office:value-type="string" calcext:value-type="string">
            <text:p>JAHANVI CHAUDHARI</text:p>
          </table:table-cell>
          <table:table-cell table:style-name="ce94" office:value-type="string" calcext:value-type="string">
            <text:p>Aloha Kalanala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94" office:value-type="float" office:value="9924668799" calcext:value-type="float">
            <text:p>9924668799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C</text:p>
          </table:table-cell>
          <table:table-cell table:style-name="ce97" office:value-type="float" office:value="1241" calcext:value-type="float">
            <text:p>1241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C/L6/R7/1241/B3</text:p>
          </table:table-cell>
          <table:table-cell office:value-type="float" office:value="39" calcext:value-type="float">
            <text:p>39</text:p>
          </table:table-cell>
          <table:table-cell table:style-name="ce94" office:value-type="string" calcext:value-type="string">
            <text:p>KRINAL BRIJESH THAKKAR</text:p>
          </table:table-cell>
          <table:table-cell table:style-name="ce94" office:value-type="string" calcext:value-type="string">
            <text:p>Aloha Maninagar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94" office:value-type="float" office:value="9727762168" calcext:value-type="float">
            <text:p>9727762168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C</text:p>
          </table:table-cell>
          <table:table-cell table:style-name="ce97" office:value-type="float" office:value="1242" calcext:value-type="float">
            <text:p>1242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C/L6/R7/1242/B3</text:p>
          </table:table-cell>
          <table:table-cell office:value-type="float" office:value="40" calcext:value-type="float">
            <text:p>40</text:p>
          </table:table-cell>
          <table:table-cell table:style-name="ce94" office:value-type="string" calcext:value-type="string">
            <text:p>NICK DEEPAK MAKWANA</text:p>
          </table:table-cell>
          <table:table-cell table:style-name="ce94" office:value-type="string" calcext:value-type="string">
            <text:p>Aloha Maninagar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94" office:value-type="float" office:value="8867219679" calcext:value-type="float">
            <text:p>8867219679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D</text:p>
          </table:table-cell>
          <table:table-cell table:style-name="ce97" office:value-type="float" office:value="1243" calcext:value-type="float">
            <text:p>1243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D/L6/R7/1243/B3</text:p>
          </table:table-cell>
          <table:table-cell office:value-type="float" office:value="17" calcext:value-type="float">
            <text:p>17</text:p>
          </table:table-cell>
          <table:table-cell table:style-name="ce94" office:value-type="string" calcext:value-type="string">
            <text:p>BRUNDA BONGALE</text:p>
          </table:table-cell>
          <table:table-cell table:style-name="ce94" office:value-type="string" calcext:value-type="string">
            <text:p>MALMARUTHI Belgaum</text:p>
          </table:table-cell>
          <table:table-cell table:style-name="ce94" office:value-type="string" calcext:value-type="string">
            <text:p>Karnatak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94" office:value-type="float" office:value="9428518785" calcext:value-type="float">
            <text:p>9428518785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D</text:p>
          </table:table-cell>
          <table:table-cell table:style-name="ce97" office:value-type="float" office:value="1244" calcext:value-type="float">
            <text:p>1244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D/L6/R7/1244/B3</text:p>
          </table:table-cell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DARSHIL SUTHAR</text:p>
          </table:table-cell>
          <table:table-cell table:style-name="ce94" office:value-type="string" calcext:value-type="string">
            <text:p>Aloha Ghatlodiya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94" office:value-type="float" office:value="9925349476" calcext:value-type="float">
            <text:p>9925349476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D</text:p>
          </table:table-cell>
          <table:table-cell table:style-name="ce97" office:value-type="float" office:value="1245" calcext:value-type="float">
            <text:p>1245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D/L6/R7/1245/B3</text:p>
          </table:table-cell>
          <table:table-cell office:value-type="float" office:value="18" calcext:value-type="float">
            <text:p>18</text:p>
          </table:table-cell>
          <table:table-cell table:style-name="ce94" office:value-type="string" calcext:value-type="string">
            <text:p>DIYA RAKESHBHAI NAVADIYA</text:p>
          </table:table-cell>
          <table:table-cell table:style-name="ce94" office:value-type="string" calcext:value-type="string">
            <text:p>Aloha Kalanala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94" office:value-type="float" office:value="9622623439" calcext:value-type="float">
            <text:p>9622623439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D</text:p>
          </table:table-cell>
          <table:table-cell table:style-name="ce97" office:value-type="float" office:value="1246" calcext:value-type="float">
            <text:p>1246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D/L6/R7/1246/B3</text:p>
          </table:table-cell>
          <table:table-cell office:value-type="float" office:value="10" calcext:value-type="float">
            <text:p>10</text:p>
          </table:table-cell>
          <table:table-cell table:style-name="ce94" office:value-type="string" calcext:value-type="string">
            <text:p>MOHAMMAD HAZIK MARAZI</text:p>
          </table:table-cell>
          <table:table-cell table:style-name="ce94" office:value-type="string" calcext:value-type="string">
            <text:p>Aloha Everonn</text:p>
          </table:table-cell>
          <table:table-cell table:style-name="ce94" office:value-type="string" calcext:value-type="string">
            <text:p>Jammu And Kashmir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94" office:value-type="float" office:value="9712691801" calcext:value-type="float">
            <text:p>9712691801</text:p>
          </table:table-cell>
          <table:table-cell table:style-name="ce94" office:value-type="string" calcext:value-type="string">
            <text:p>MA</text:p>
          </table:table-cell>
          <table:table-cell table:style-name="ce97" office:value-type="float" office:value="6" calcext:value-type="float">
            <text:p>6</text:p>
          </table:table-cell>
          <table:table-cell table:style-name="ce94" office:value-type="string" calcext:value-type="string">
            <text:p>D</text:p>
          </table:table-cell>
          <table:table-cell table:style-name="ce97" office:value-type="float" office:value="1247" calcext:value-type="float">
            <text:p>1247</text:p>
          </table:table-cell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A/D/L6/R7/1247/B3</text:p>
          </table:table-cell>
          <table:table-cell office:value-type="float" office:value="23" calcext:value-type="float">
            <text:p>23</text:p>
          </table:table-cell>
          <table:table-cell table:style-name="ce94" office:value-type="string" calcext:value-type="string">
            <text:p>URMIT CHAUDHARI</text:p>
          </table:table-cell>
          <table:table-cell table:style-name="ce94" office:value-type="string" calcext:value-type="string">
            <text:p>Aloha Kalanala</text:p>
          </table:table-cell>
          <table:table-cell table:style-name="ce94" office:value-type="string" calcext:value-type="string">
            <text:p>Gujara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59" office:value-type="float" office:value="9845020968" calcext:value-type="float">
            <text:p>9845020968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9" calcext:value-type="float">
            <text:p>9</text:p>
          </table:table-cell>
          <table:table-cell table:style-name="ce59" office:value-type="string" calcext:value-type="string">
            <text:p>B</text:p>
          </table:table-cell>
          <table:table-cell table:style-name="ce65" office:value-type="float" office:value="1248" calcext:value-type="float">
            <text:p>1248</text:p>
          </table:table-cell>
          <table:table-cell table:style-name="ce59" office:value-type="float" office:value="7" calcext:value-type="float">
            <text:p>7</text:p>
          </table:table-cell>
          <table:table-cell table:style-name="ce90" office:value-type="string" calcext:value-type="string">
            <text:p>TT/B/L9/R7/1248/B3</text:p>
          </table:table-cell>
          <table:table-cell office:value-type="float" office:value="70" calcext:value-type="float">
            <text:p>70</text:p>
          </table:table-cell>
          <table:table-cell table:style-name="ce59" office:value-type="string" calcext:value-type="string">
            <text:p>DARSH BERLIA</text:p>
          </table:table-cell>
          <table:table-cell table:style-name="ce59" office:value-type="string" calcext:value-type="string">
            <text:p>Aloha Jalahalli West</text:p>
          </table:table-cell>
          <table:table-cell table:style-name="ce59" office:value-type="string" calcext:value-type="string">
            <text:p>Karnatak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59" office:value-type="float" office:value="9351876900" calcext:value-type="float">
            <text:p>9351876900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9" calcext:value-type="float">
            <text:p>9</text:p>
          </table:table-cell>
          <table:table-cell table:style-name="ce59" office:value-type="string" calcext:value-type="string">
            <text:p>B</text:p>
          </table:table-cell>
          <table:table-cell table:style-name="ce65" office:value-type="float" office:value="1249" calcext:value-type="float">
            <text:p>1249</text:p>
          </table:table-cell>
          <table:table-cell table:style-name="ce59" office:value-type="float" office:value="7" calcext:value-type="float">
            <text:p>7</text:p>
          </table:table-cell>
          <table:table-cell table:style-name="ce90" office:value-type="string" calcext:value-type="string">
            <text:p>TT/B/L9/R7/1249/B3</text:p>
          </table:table-cell>
          <table:table-cell office:value-type="float" office:value="57" calcext:value-type="float">
            <text:p>57</text:p>
          </table:table-cell>
          <table:table-cell table:style-name="ce59" office:value-type="string" calcext:value-type="string">
            <text:p>HIMANSHI BHANDARI</text:p>
          </table:table-cell>
          <table:table-cell table:style-name="ce59" office:value-type="string" calcext:value-type="string">
            <text:p>Aloha JN Vyas Colony</text:p>
          </table:table-cell>
          <table:table-cell table:style-name="ce59" office:value-type="string" calcext:value-type="string">
            <text:p>Rajastha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59" office:value-type="float" office:value="9426256061" calcext:value-type="float">
            <text:p>9426256061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9" calcext:value-type="float">
            <text:p>9</text:p>
          </table:table-cell>
          <table:table-cell table:style-name="ce59" office:value-type="string" calcext:value-type="string">
            <text:p>B</text:p>
          </table:table-cell>
          <table:table-cell table:style-name="ce65" office:value-type="float" office:value="1250" calcext:value-type="float">
            <text:p>1250</text:p>
          </table:table-cell>
          <table:table-cell table:style-name="ce59" office:value-type="float" office:value="7" calcext:value-type="float">
            <text:p>7</text:p>
          </table:table-cell>
          <table:table-cell table:style-name="ce90" office:value-type="string" calcext:value-type="string">
            <text:p>TT/B/L9/R7/1250/B3</text:p>
          </table:table-cell>
          <table:table-cell office:value-type="float" office:value="60" calcext:value-type="float">
            <text:p>60</text:p>
          </table:table-cell>
          <table:table-cell table:style-name="ce59" office:value-type="string" calcext:value-type="string">
            <text:p>MALAY KETANBHAI VAGHELA</text:p>
          </table:table-cell>
          <table:table-cell table:style-name="ce59" office:value-type="string" calcext:value-type="string">
            <text:p>Aloha Mahuva</text:p>
          </table:table-cell>
          <table:table-cell table:style-name="ce59" office:value-type="string" calcext:value-type="string">
            <text:p>Gujara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59" office:value-type="float" office:value="7990878526" calcext:value-type="float">
            <text:p>7990878526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9" calcext:value-type="float">
            <text:p>9</text:p>
          </table:table-cell>
          <table:table-cell table:style-name="ce59" office:value-type="string" calcext:value-type="string">
            <text:p>B</text:p>
          </table:table-cell>
          <table:table-cell table:style-name="ce65" office:value-type="float" office:value="1251" calcext:value-type="float">
            <text:p>1251</text:p>
          </table:table-cell>
          <table:table-cell table:style-name="ce59" office:value-type="float" office:value="7" calcext:value-type="float">
            <text:p>7</text:p>
          </table:table-cell>
          <table:table-cell table:style-name="ce90" office:value-type="string" calcext:value-type="string">
            <text:p>TT/B/L9/R7/1251/B3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MANTRA</text:p>
          </table:table-cell>
          <table:table-cell table:style-name="ce59" office:value-type="string" calcext:value-type="string">
            <text:p>Aloha Bhatar</text:p>
          </table:table-cell>
          <table:table-cell table:style-name="ce59" office:value-type="string" calcext:value-type="string">
            <text:p>Gujarat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59" office:value-type="float" office:value="9436373235" calcext:value-type="float">
            <text:p>9436373235</text:p>
          </table:table-cell>
          <table:table-cell table:style-name="ce59" office:value-type="string" calcext:value-type="string">
            <text:p>TT</text:p>
          </table:table-cell>
          <table:table-cell table:style-name="ce65" office:value-type="float" office:value="9" calcext:value-type="float">
            <text:p>9</text:p>
          </table:table-cell>
          <table:table-cell table:style-name="ce59" office:value-type="string" calcext:value-type="string">
            <text:p>B</text:p>
          </table:table-cell>
          <table:table-cell table:style-name="ce65" office:value-type="float" office:value="1252" calcext:value-type="float">
            <text:p>1252</text:p>
          </table:table-cell>
          <table:table-cell table:style-name="ce59" office:value-type="float" office:value="7" calcext:value-type="float">
            <text:p>7</text:p>
          </table:table-cell>
          <table:table-cell table:style-name="ce90" office:value-type="string" calcext:value-type="string">
            <text:p>TT/B/L9/R7/1252/B3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PRACHETA MAJUMDER</text:p>
          </table:table-cell>
          <table:table-cell table:style-name="ce59" office:value-type="string" calcext:value-type="string">
            <text:p>Aloha Paradise Chaumuhani</text:p>
          </table:table-cell>
          <table:table-cell table:style-name="ce59" office:value-type="string" calcext:value-type="string">
            <text:p>Tripur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0" office:value-type="float" office:value="7899390619" calcext:value-type="float">
            <text:p>7899390619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268" calcext:value-type="float">
            <text:p>12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/A/L3/R8/1268/B3</text:p>
          </table:table-cell>
          <table:table-cell office:value-type="float" office:value="41" calcext:value-type="float">
            <text:p>41</text:p>
          </table:table-cell>
          <table:table-cell table:style-name="ce80" office:value-type="string" calcext:value-type="string">
            <text:p>SAKSHI SHIDALALLI</text:p>
          </table:table-cell>
          <table:table-cell table:style-name="ce80" office:value-type="string" calcext:value-type="string">
            <text:p>MALMARUTHI Belgaum</text:p>
          </table:table-cell>
          <table:table-cell table:style-name="ce80" office:value-type="string" calcext:value-type="string">
            <text:p>Karnatak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80" office:value-type="float" office:value="9624118335" calcext:value-type="float">
            <text:p>9624118335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/A/L3/R8/1270/B3</text:p>
          </table:table-cell>
          <table:table-cell office:value-type="float" office:value="68" calcext:value-type="float">
            <text:p>68</text:p>
          </table:table-cell>
          <table:table-cell table:style-name="ce80" office:value-type="string" calcext:value-type="string">
            <text:p>SANIYA LAKHANI</text:p>
          </table:table-cell>
          <table:table-cell table:style-name="ce80" office:value-type="string" calcext:value-type="string">
            <text:p>Aloha Silvassa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80" office:value-type="float" office:value="9333311934" calcext:value-type="float">
            <text:p>9333311934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3" calcext:value-type="float">
            <text:p>3</text:p>
          </table:table-cell>
          <table:table-cell table:style-name="ce80" office:value-type="string" calcext:value-type="string">
            <text:p>A</text:p>
          </table:table-cell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/A/L3/R8/1272/B3</text:p>
          </table:table-cell>
          <table:table-cell office:value-type="float" office:value="50" calcext:value-type="float">
            <text:p>50</text:p>
          </table:table-cell>
          <table:table-cell table:style-name="ce80" office:value-type="string" calcext:value-type="string">
            <text:p>SWASTIKA BARMAN</text:p>
          </table:table-cell>
          <table:table-cell table:style-name="ce80" office:value-type="string" calcext:value-type="string">
            <text:p>Aloha Berhampur</text:p>
          </table:table-cell>
          <table:table-cell table:style-name="ce80" office:value-type="string" calcext:value-type="string">
            <text:p>West Benga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0" office:value-type="float" office:value="9825342786" calcext:value-type="float">
            <text:p>9825342786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4" calcext:value-type="float">
            <text:p>4</text:p>
          </table:table-cell>
          <table:table-cell table:style-name="ce80" office:value-type="string" calcext:value-type="string">
            <text:p>A</text:p>
          </table:table-cell>
          <table:table-cell office:value-type="float" office:value="1274" calcext:value-type="float">
            <text:p>1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/A/L4/R8/1274/B3</text:p>
          </table:table-cell>
          <table:table-cell office:value-type="float" office:value="68" calcext:value-type="float">
            <text:p>68</text:p>
          </table:table-cell>
          <table:table-cell table:style-name="ce80" office:value-type="string" calcext:value-type="string">
            <text:p>MEER KHUTLIWALA</text:p>
          </table:table-cell>
          <table:table-cell table:style-name="ce80" office:value-type="string" calcext:value-type="string">
            <text:p>Aloha Silvassa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93" office:value-type="float" office:value="9932223804" calcext:value-type="float">
            <text:p>9932223804</text:p>
          </table:table-cell>
          <table:table-cell table:style-name="ce93" office:value-type="string" calcext:value-type="string">
            <text:p>ES</text:p>
          </table:table-cell>
          <table:table-cell table:style-name="ce96" office:value-type="float" office:value="4" calcext:value-type="float">
            <text:p>4</text:p>
          </table:table-cell>
          <table:table-cell table:style-name="ce93" office:value-type="string" calcext:value-type="string">
            <text:p>A</text:p>
          </table:table-cell>
          <table:table-cell table:style-name="ce96" office:value-type="float" office:value="1276" calcext:value-type="float">
            <text:p>1276</text:p>
          </table:table-cell>
          <table:table-cell table:style-name="ce96" office:value-type="float" office:value="8" calcext:value-type="float">
            <text:p>8</text:p>
          </table:table-cell>
          <table:table-cell table:style-name="ce100" office:value-type="string" calcext:value-type="string">
            <text:p>ES/A/L4/R8/1276/B3</text:p>
          </table:table-cell>
          <table:table-cell office:value-type="float" office:value="64" calcext:value-type="float">
            <text:p>64</text:p>
          </table:table-cell>
          <table:table-cell table:style-name="ce93" office:value-type="string" calcext:value-type="string">
            <text:p>UDAYAN DATTA</text:p>
          </table:table-cell>
          <table:table-cell table:style-name="ce93" office:value-type="string" calcext:value-type="string">
            <text:p>Aloha Berhampur</text:p>
          </table:table-cell>
          <table:table-cell table:style-name="ce93" office:value-type="string" calcext:value-type="string">
            <text:p>West Benga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80" office:value-type="float" office:value="7874382124" calcext:value-type="float">
            <text:p>7874382124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5" calcext:value-type="float">
            <text:p>5</text:p>
          </table:table-cell>
          <table:table-cell table:style-name="ce80" office:value-type="string" calcext:value-type="string">
            <text:p>A</text:p>
          </table:table-cell>
          <table:table-cell office:value-type="float" office:value="1278" calcext:value-type="float">
            <text:p>1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/A/L5/R8/1278/B3</text:p>
          </table:table-cell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KHUSHI DILEEPKUMAR JAIN</text:p>
          </table:table-cell>
          <table:table-cell table:style-name="ce80" office:value-type="string" calcext:value-type="string">
            <text:p>Aloha Adajan Surat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82" office:value-type="float" office:value="7984882456" calcext:value-type="float">
            <text:p>7984882456</text:p>
          </table:table-cell>
          <table:table-cell table:style-name="ce82" office:value-type="string" calcext:value-type="string">
            <text:p>ES</text:p>
          </table:table-cell>
          <table:table-cell table:style-name="ce98" office:value-type="float" office:value="5" calcext:value-type="float">
            <text:p>5</text:p>
          </table:table-cell>
          <table:table-cell table:style-name="ce82" office:value-type="string" calcext:value-type="string">
            <text:p>A</text:p>
          </table:table-cell>
          <table:table-cell table:style-name="ce98" office:value-type="float" office:value="1280" calcext:value-type="float">
            <text:p>1280</text:p>
          </table:table-cell>
          <table:table-cell table:style-name="ce98" office:value-type="float" office:value="8" calcext:value-type="float">
            <text:p>8</text:p>
          </table:table-cell>
          <table:table-cell table:style-name="ce91" office:value-type="string" calcext:value-type="string">
            <text:p>ES/A/L5/R8/1280/B3</text:p>
          </table:table-cell>
          <table:table-cell office:value-type="float" office:value="55" calcext:value-type="float">
            <text:p>55</text:p>
          </table:table-cell>
          <table:table-cell table:style-name="ce82" office:value-type="string" calcext:value-type="string">
            <text:p>KISHAL</text:p>
          </table:table-cell>
          <table:table-cell table:style-name="ce82" office:value-type="string" calcext:value-type="string">
            <text:p>Aloha Bhatar</text:p>
          </table:table-cell>
          <table:table-cell table:style-name="ce82" office:value-type="string" calcext:value-type="string">
            <text:p>Gujarat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80" office:value-type="float" office:value="8530999365" calcext:value-type="float">
            <text:p>8530999365</text:p>
          </table:table-cell>
          <table:table-cell table:style-name="ce80" office:value-type="string" calcext:value-type="string">
            <text:p>ES</text:p>
          </table:table-cell>
          <table:table-cell table:style-name="ce95" office:value-type="float" office:value="5" calcext:value-type="float">
            <text:p>5</text:p>
          </table:table-cell>
          <table:table-cell table:style-name="ce80" office:value-type="string" calcext:value-type="string">
            <text:p>A</text:p>
          </table:table-cell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/A/L5/R8/1282/B3</text:p>
          </table:table-cell>
          <table:table-cell office:value-type="float" office:value="64" calcext:value-type="float">
            <text:p>64</text:p>
          </table:table-cell>
          <table:table-cell table:style-name="ce80" office:value-type="string" calcext:value-type="string">
            <text:p>NISHI TEJAS PATEL</text:p>
          </table:table-cell>
          <table:table-cell table:style-name="ce80" office:value-type="string" calcext:value-type="string">
            <text:p>Aloha Adajan Surat</text:p>
          </table:table-cell>
          <table:table-cell table:style-name="ce80" office:value-type="string" calcext:value-type="string">
            <text:p>Gujarat</text:p>
          </table:table-cell>
        </table:table-row>
        <table:table-row table:style-name="ro1">
          <table:table-cell table:style-name="ce92" office:value-type="float" office:value="242" calcext:value-type="float">
            <text:p>242</text:p>
          </table:table-cell>
          <table:table-cell table:style-name="ce92" office:value-type="float" office:value="9436504013" calcext:value-type="float">
            <text:p>9436504013</text:p>
          </table:table-cell>
          <table:table-cell table:style-name="ce92" office:value-type="string" calcext:value-type="string">
            <text:p>SM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A</text:p>
          </table:table-cell>
          <table:table-cell table:style-name="ce92" office:value-type="float" office:value="1284" calcext:value-type="float">
            <text:p>1284</text:p>
          </table:table-cell>
          <table:table-cell table:style-name="ce92" office:value-type="float" office:value="8" calcext:value-type="float">
            <text:p>8</text:p>
          </table:table-cell>
          <table:table-cell table:style-name="ce102" office:value-type="string" calcext:value-type="string">
            <text:p>SM/A/L1/R8/1284/B3</text:p>
          </table:table-cell>
          <table:table-cell office:value-type="float" office:value="52" calcext:value-type="float">
            <text:p>52</text:p>
          </table:table-cell>
          <table:table-cell table:style-name="ce92" office:value-type="string" calcext:value-type="string">
            <text:p>BINEET GOSWAMI</text:p>
          </table:table-cell>
          <table:table-cell table:style-name="ce92" office:value-type="string" calcext:value-type="string">
            <text:p>Aloha Melarmath</text:p>
          </table:table-cell>
          <table:table-cell table:style-name="ce92" office:value-type="string" calcext:value-type="string">
            <text:p>Tripura</text:p>
          </table:table-cell>
        </table:table-row>
      </table:table>
      <table:named-expressions/>
      <table:database-ranges>
        <table:database-range table:name="__Anonymous_Sheet_DB__0" table:target-range-address="'MA BATCH 1'.A1:'MA BATCH 1'.I303" table:display-filter-buttons="true" table:orientation="column"/>
        <table:database-range table:name="__Anonymous_Sheet_DB__1" table:target-range-address="'Tiny Tot Batch 2'.B1:'Tiny Tot Batch 2'.G1" table:orientation="column"/>
        <table:database-range table:name="__Anonymous_Sheet_DB__2" table:target-range-address="'ST_MA_TT BATCH 3'.B1:'ST_MA_TT BATCH 3'.F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18mm 0.53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4.99mm" fo:margin-left="17.99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4mm" fo:margin-bottom="4.99mm" fo:margin-left="17.99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9mm" fo:margin-bottom="4.99mm" fo:margin-left="8.01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20:16:02.900924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_20_BATCH_20_1" style:display-name="PageStyle_MA BATCH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_5f_MA_5f_TT_20_BATCH_20_3" style:display-name="PageStyle_ST_MA_TT BATCH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y_20_Tot_20_Batch_20_2" style:display-name="PageStyle_Tiny Tot Batch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l sharma</meta:initial-creator>
    <meta:print-date>2018-12-10T11:50:24</meta:print-date>
    <meta:creation-date>2018-12-09T10:04:15</meta:creation-date>
    <dc:date>2018-12-29T20:19:13.282520926</dc:date>
    <meta:generator>LibreOffice/5.1.6.2$Linux_X86_64 LibreOffice_project/10m0$Build-2</meta:generator>
    <meta:editing-duration>PT2H5M49S</meta:editing-duration>
    <meta:editing-cycles>37</meta:editing-cycles>
    <meta:document-statistic meta:table-count="4" meta:cell-count="178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